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2" style:family="table-cell" style:parent-style-name="Default" style:data-style-name="N99"/>
    <style:style style:name="ce57" style:family="table-cell" style:parent-style-name="Default" style:data-style-name="N4"/>
    <style:style style:name="ce58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Pivot_20_Table_20_Category" style:data-style-name="N2">
      <style:table-cell-properties fo:border="none"/>
    </style:style>
    <style:style style:name="ce8" style:family="table-cell" style:parent-style-name="Pivot_20_Table_20_Title" style:data-style-name="N2">
      <style:table-cell-properties fo:border="none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Pivot_20_Table_20_Value" style:data-style-name="N0">
      <style:table-cell-properties fo:border="none"/>
    </style:style>
    <style:style style:name="ce64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9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30" style:family="table-cell" style:parent-style-name="Pivot_20_Table_20_Value" style:data-style-name="N2"/>
    <style:style style:name="ce31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32" style:family="table-cell" style:parent-style-name="Pivot_20_Table_20_Result" style:data-style-name="N2">
      <style:table-cell-properties fo:border-bottom="2.01pt solid #000000" fo:border-left="none" fo:border-right="none" fo:border-top="0.99pt solid #000000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5" style:family="table-cell" style:parent-style-name="Pivot_20_Table_20_Value" style:data-style-name="N2">
      <style:table-cell-properties fo:border-bottom="none" fo:border-left="none" fo:border-right="2.01pt solid #000000" fo:border-top="0.99pt solid #000000"/>
    </style:style>
    <style:style style:name="ce36" style:family="table-cell" style:parent-style-name="Pivot_20_Table_20_Value" style:data-style-name="N2">
      <style:table-cell-properties fo:border-bottom="none" fo:border-left="none" fo:border-right="2.01pt solid #000000" fo:border-top="none"/>
    </style:style>
    <style:style style:name="ce37" style:family="table-cell" style:parent-style-name="Pivot_20_Table_20_Value" style:data-style-name="N2">
      <style:table-cell-properties fo:border-bottom="0.99pt solid #000000" fo:border-left="none" fo:border-right="2.01pt solid #000000" fo:border-top="none"/>
    </style:style>
    <style:style style:name="ce38" style:family="table-cell" style:parent-style-name="Pivot_20_Table_20_Result" style:data-style-name="N2">
      <style:table-cell-properties fo:border-bottom="2.01pt solid #000000" fo:border-left="none" fo:border-right="2.01pt solid #000000" fo:border-top="0.99pt solid #000000"/>
    </style:style>
    <style:style style:name="ce9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ce57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hape_flair</text:p>
          </table:table-cell>
          <table:table-cell office:value-type="string" calcext:value-type="string">
            <text:p>shape_dwi</text:p>
          </table:table-cell>
          <table:table-cell office:value-type="string" calcext:value-type="string">
            <text:p>voxel_dim_flair</text:p>
          </table:table-cell>
          <table:table-cell office:value-type="string" calcext:value-type="string">
            <text:p>voxel_dim_dwi</text:p>
          </table:table-cell>
          <table:table-cell office:value-type="string" calcext:value-type="string">
            <text:p>lesion_volume_ml</text:p>
          </table:table-cell>
          <table:table-cell office:value-type="string" calcext:value-type="string">
            <text:p>flair_lesion_volume_ml</text:p>
          </table:table-cell>
          <table:table-cell office:value-type="string" calcext:value-type="string">
            <text:p>dwi_lesion_volume_ml</text:p>
          </table:table-cell>
          <table:table-cell office:value-type="string" calcext:value-type="string">
            <text:p>bet_mask_volume_ml</text:p>
          </table:table-cell>
          <table:table-cell office:value-type="string" calcext:value-type="string">
            <text:p>dice_after_preprocessing</text:p>
          </table:table-cell>
          <table:table-cell table:style-name="Default" office:value-type="string" calcext:value-type="string">
            <text:p>outlier</text:p>
          </table:table-cell>
          <table:table-cell office:value-type="string" calcext:value-type="string">
            <text:p>&lt;min; Q1)</text:p>
          </table:table-cell>
          <table:table-cell office:value-type="string" calcext:value-type="string">
            <text:p>&lt;Q1; Q3&gt;</text:p>
          </table:table-cell>
          <table:table-cell office:value-type="string" calcext:value-type="string">
            <text:p>(Q3, max&gt;</text:p>
          </table:table-cell>
          <table:table-cell office:value-type="string" calcext:value-type="string">
            <text:p>acquisition stage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364303589, 0.4642999768257141, 0.9000000357627869)</text:p>
          </table:table-cell>
          <table:table-cell office:value-type="float" office:value="37.6639486901683" calcext:value-type="float">
            <text:p>37,66</text:p>
          </table:table-cell>
          <table:table-cell office:value-type="float" office:value="20.8958307596564" calcext:value-type="float">
            <text:p>20,90</text:p>
          </table:table-cell>
          <table:table-cell office:value-type="float" office:value="20.4618146093017" calcext:value-type="float">
            <text:p>20,46</text:p>
          </table:table-cell>
          <table:table-cell office:value-type="float" office:value="1423.66745946883" calcext:value-type="float">
            <text:p>1423,67</text:p>
          </table:table-cell>
          <table:table-cell office:value-type="float" office:value="0.968681476945114" calcext:value-type="float">
            <text:p>0,97</text:p>
          </table:table-cell>
          <table:table-cell table:style-name="ce2" table:formula="of:=IF(OR([.H2]&lt;=[stats.H$14]; [.H2]&gt;=[stats.H$15]))" office:value-type="boolean" office:boolean-value="false" calcext:value-type="boolean">
            <text:p>NEPRAVDA</text:p>
          </table:table-cell>
          <table:table-cell table:formula="of:=IF([.F2]&lt;[stats.$B$9]; [.F2]; &quot;&quot;)">
            <text:p/>
          </table:table-cell>
          <table:table-cell table:formula="of:=IF(AND([.F2]&gt;=[stats.$B$9];[.F2]&lt;=[stats.$B$11]); [.F2];&quot;&quot;)" office:value-type="float" office:value="37.6639486901683" calcext:value-type="float">
            <text:p>37,66</text:p>
          </table:table-cell>
          <table:table-cell table:formula="of:=IF([.F2]&gt;[stats.$B$11]; [.F2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5346_Anat_20220420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364303589, 0.4642999768257141, 0.9000000357627869)</text:p>
          </table:table-cell>
          <table:table-cell office:value-type="float" office:value="46.081378588755" calcext:value-type="float">
            <text:p>46,08</text:p>
          </table:table-cell>
          <table:table-cell office:value-type="float" office:value="41.1376300294398" calcext:value-type="float">
            <text:p>41,14</text:p>
          </table:table-cell>
          <table:table-cell office:value-type="float" office:value="11.3744438223936" calcext:value-type="float">
            <text:p>11,37</text:p>
          </table:table-cell>
          <table:table-cell office:value-type="float" office:value="1421.45682915272" calcext:value-type="float">
            <text:p>1421,46</text:p>
          </table:table-cell>
          <table:table-cell office:value-type="float" office:value="0.985042951411743" calcext:value-type="float">
            <text:p>0,99</text:p>
          </table:table-cell>
          <table:table-cell table:style-name="ce2" table:formula="of:=IF(OR([.H3]&lt;=[stats.H$14]; [.H3]&gt;=[stats.H$15]))" office:value-type="boolean" office:boolean-value="false" calcext:value-type="boolean">
            <text:p>NEPRAVDA</text:p>
          </table:table-cell>
          <table:table-cell table:formula="of:=IF([.F3]&lt;[stats.$B$9]; [.F3]; &quot;&quot;)">
            <text:p/>
          </table:table-cell>
          <table:table-cell table:formula="of:=IF(AND([.F3]&gt;=[stats.$B$9];[.F3]&lt;=[stats.$B$11]); [.F3];&quot;&quot;)" office:value-type="float" office:value="46.081378588755" calcext:value-type="float">
            <text:p>46,08</text:p>
          </table:table-cell>
          <table:table-cell table:formula="of:=IF([.F3]&gt;[stats.$B$11]; [.F3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5346_Anat_20220425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364303589, 0.4642999768257141, 0.9000000357627869)</text:p>
          </table:table-cell>
          <table:table-cell office:value-type="float" office:value="48.6391054149177" calcext:value-type="float">
            <text:p>48,64</text:p>
          </table:table-cell>
          <table:table-cell office:value-type="float" office:value="39.9661550558852" calcext:value-type="float">
            <text:p>39,97</text:p>
          </table:table-cell>
          <table:table-cell office:value-type="float" office:value="14.9294183073955" calcext:value-type="float">
            <text:p>14,93</text:p>
          </table:table-cell>
          <table:table-cell office:value-type="float" office:value="1420.03953457143" calcext:value-type="float">
            <text:p>1420,04</text:p>
          </table:table-cell>
          <table:table-cell office:value-type="float" office:value="0.981348866930145" calcext:value-type="float">
            <text:p>0,98</text:p>
          </table:table-cell>
          <table:table-cell table:style-name="ce2" table:formula="of:=IF(OR([.H4]&lt;=[stats.H$14]; [.H4]&gt;=[stats.H$15]))" office:value-type="boolean" office:boolean-value="false" calcext:value-type="boolean">
            <text:p>NEPRAVDA</text:p>
          </table:table-cell>
          <table:table-cell table:formula="of:=IF([.F4]&lt;[stats.$B$9]; [.F4]; &quot;&quot;)">
            <text:p/>
          </table:table-cell>
          <table:table-cell table:formula="of:=IF(AND([.F4]&gt;=[stats.$B$9];[.F4]&lt;=[stats.$B$11]); [.F4];&quot;&quot;)">
            <text:p/>
          </table:table-cell>
          <table:table-cell table:formula="of:=IF([.F4]&gt;[stats.$B$11]; [.F4]; &quot;&quot;)" office:value-type="float" office:value="48.6391054149177" calcext:value-type="float">
            <text:p>48,64</text:p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5035_Anat_20220215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768257141, 0.4643000066280365, 0.8999999165534973)</text:p>
          </table:table-cell>
          <table:table-cell office:value-type="float" office:value="39.0882201990066" calcext:value-type="float">
            <text:p>39,09</text:p>
          </table:table-cell>
          <table:table-cell office:value-type="float" office:value="34.753298008354" calcext:value-type="float">
            <text:p>34,75</text:p>
          </table:table-cell>
          <table:table-cell office:value-type="float" office:value="31.9532444320438" calcext:value-type="float">
            <text:p>31,95</text:p>
          </table:table-cell>
          <table:table-cell office:value-type="float" office:value="1372.56814191796" calcext:value-type="float">
            <text:p>1372,57</text:p>
          </table:table-cell>
          <table:table-cell office:value-type="float" office:value="0.975309934871289" calcext:value-type="float">
            <text:p>0,98</text:p>
          </table:table-cell>
          <table:table-cell table:style-name="ce2" table:formula="of:=IF(OR([.H5]&lt;=[stats.H$14]; [.H5]&gt;=[stats.H$15]))" office:value-type="boolean" office:boolean-value="false" calcext:value-type="boolean">
            <text:p>NEPRAVDA</text:p>
          </table:table-cell>
          <table:table-cell table:formula="of:=IF([.F5]&lt;[stats.$B$9]; [.F5]; &quot;&quot;)">
            <text:p/>
          </table:table-cell>
          <table:table-cell table:formula="of:=IF(AND([.F5]&gt;=[stats.$B$9];[.F5]&lt;=[stats.$B$11]); [.F5];&quot;&quot;)" office:value-type="float" office:value="39.0882201990066" calcext:value-type="float">
            <text:p>39,09</text:p>
          </table:table-cell>
          <table:table-cell table:formula="of:=IF([.F5]&gt;[stats.$B$11]; [.F5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5035_Anat_20220221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768257141, 0.4643000066280365, 0.8999999165534973)</text:p>
          </table:table-cell>
          <table:table-cell office:value-type="float" office:value="38.0025009769285" calcext:value-type="float">
            <text:p>38,00</text:p>
          </table:table-cell>
          <table:table-cell office:value-type="float" office:value="33.0123833229167" calcext:value-type="float">
            <text:p>33,01</text:p>
          </table:table-cell>
          <table:table-cell office:value-type="float" office:value="23.0230292151365" calcext:value-type="float">
            <text:p>23,02</text:p>
          </table:table-cell>
          <table:table-cell office:value-type="float" office:value="1373.55976288723" calcext:value-type="float">
            <text:p>1373,56</text:p>
          </table:table-cell>
          <table:table-cell office:value-type="float" office:value="0.977495270448431" calcext:value-type="float">
            <text:p>0,98</text:p>
          </table:table-cell>
          <table:table-cell table:style-name="ce2" table:formula="of:=IF(OR([.H6]&lt;=[stats.H$14]; [.H6]&gt;=[stats.H$15]))" office:value-type="boolean" office:boolean-value="false" calcext:value-type="boolean">
            <text:p>NEPRAVDA</text:p>
          </table:table-cell>
          <table:table-cell table:formula="of:=IF([.F6]&lt;[stats.$B$9]; [.F6]; &quot;&quot;)">
            <text:p/>
          </table:table-cell>
          <table:table-cell table:formula="of:=IF(AND([.F6]&gt;=[stats.$B$9];[.F6]&lt;=[stats.$B$11]); [.F6];&quot;&quot;)" office:value-type="float" office:value="38.0025009769285" calcext:value-type="float">
            <text:p>38,00</text:p>
          </table:table-cell>
          <table:table-cell table:formula="of:=IF([.F6]&gt;[stats.$B$11]; [.F6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5035_Anat_20220228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768257141, 0.4643000066280365, 0.8999999165534973)</text:p>
          </table:table-cell>
          <table:table-cell office:value-type="float" office:value="27.2405711110505" calcext:value-type="float">
            <text:p>27,24</text:p>
          </table:table-cell>
          <table:table-cell office:value-type="float" office:value="27.1468608922757" calcext:value-type="float">
            <text:p>27,15</text:p>
          </table:table-cell>
          <table:table-cell office:value-type="float" office:value="0.241357168024521" calcext:value-type="float">
            <text:p>0,24</text:p>
          </table:table-cell>
          <table:table-cell office:value-type="float" office:value="1376.61591892479" calcext:value-type="float">
            <text:p>1376,62</text:p>
          </table:table-cell>
          <table:table-cell office:value-type="float" office:value="0.976286746962108" calcext:value-type="float">
            <text:p>0,98</text:p>
          </table:table-cell>
          <table:table-cell table:style-name="ce2" table:formula="of:=IF(OR([.H7]&lt;=[stats.H$14]; [.H7]&gt;=[stats.H$15]))" office:value-type="boolean" office:boolean-value="true" calcext:value-type="boolean">
            <text:p>PRAVDA</text:p>
          </table:table-cell>
          <table:table-cell table:formula="of:=IF([.F7]&lt;[stats.$B$9]; [.F7]; &quot;&quot;)">
            <text:p/>
          </table:table-cell>
          <table:table-cell table:formula="of:=IF(AND([.F7]&gt;=[stats.$B$9];[.F7]&lt;=[stats.$B$11]); [.F7];&quot;&quot;)" office:value-type="float" office:value="27.2405711110505" calcext:value-type="float">
            <text:p>27,24</text:p>
          </table:table-cell>
          <table:table-cell table:formula="of:=IF([.F7]&gt;[stats.$B$11]; [.F7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04917_Anat_20220111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662326813, 0.4643000066280365, 0.8999999761581421)</text:p>
          </table:table-cell>
          <table:table-cell office:value-type="float" office:value="39.1382867177675" calcext:value-type="float">
            <text:p>39,14</text:p>
          </table:table-cell>
          <table:table-cell office:value-type="float" office:value="23.6122650036472" calcext:value-type="float">
            <text:p>23,61</text:p>
          </table:table-cell>
          <table:table-cell office:value-type="float" office:value="31.6624211188411" calcext:value-type="float">
            <text:p>31,66</text:p>
          </table:table-cell>
          <table:table-cell office:value-type="float" office:value="1308.99880534997" calcext:value-type="float">
            <text:p>1309,00</text:p>
          </table:table-cell>
          <table:table-cell office:value-type="float" office:value="0.976271000984771" calcext:value-type="float">
            <text:p>0,98</text:p>
          </table:table-cell>
          <table:table-cell table:style-name="ce2" table:formula="of:=IF(OR([.H8]&lt;=[stats.H$14]; [.H8]&gt;=[stats.H$15]))" office:value-type="boolean" office:boolean-value="false" calcext:value-type="boolean">
            <text:p>NEPRAVDA</text:p>
          </table:table-cell>
          <table:table-cell table:formula="of:=IF([.F8]&lt;[stats.$B$9]; [.F8]; &quot;&quot;)">
            <text:p/>
          </table:table-cell>
          <table:table-cell table:formula="of:=IF(AND([.F8]&gt;=[stats.$B$9];[.F8]&lt;=[stats.$B$11]); [.F8];&quot;&quot;)" office:value-type="float" office:value="39.1382867177675" calcext:value-type="float">
            <text:p>39,14</text:p>
          </table:table-cell>
          <table:table-cell table:formula="of:=IF([.F8]&gt;[stats.$B$11]; [.F8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04917_Anat_20220117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662326813, 0.4643000066280365, 0.8999999761581421)</text:p>
          </table:table-cell>
          <table:table-cell office:value-type="float" office:value="43.3492331248862" calcext:value-type="float">
            <text:p>43,35</text:p>
          </table:table-cell>
          <table:table-cell office:value-type="float" office:value="43.096622904555" calcext:value-type="float">
            <text:p>43,10</text:p>
          </table:table-cell>
          <table:table-cell office:value-type="float" office:value="7.11596394092759" calcext:value-type="float">
            <text:p>7,12</text:p>
          </table:table-cell>
          <table:table-cell office:value-type="float" office:value="1319.98424566132" calcext:value-type="float">
            <text:p>1319,98</text:p>
          </table:table-cell>
          <table:table-cell office:value-type="float" office:value="0.982240492396163" calcext:value-type="float">
            <text:p>0,98</text:p>
          </table:table-cell>
          <table:table-cell table:style-name="ce2" table:formula="of:=IF(OR([.H9]&lt;=[stats.H$14]; [.H9]&gt;=[stats.H$15]))" office:value-type="boolean" office:boolean-value="false" calcext:value-type="boolean">
            <text:p>NEPRAVDA</text:p>
          </table:table-cell>
          <table:table-cell table:formula="of:=IF([.F9]&lt;[stats.$B$9]; [.F9]; &quot;&quot;)">
            <text:p/>
          </table:table-cell>
          <table:table-cell table:formula="of:=IF(AND([.F9]&gt;=[stats.$B$9];[.F9]&lt;=[stats.$B$11]); [.F9];&quot;&quot;)" office:value-type="float" office:value="43.3492331248862" calcext:value-type="float">
            <text:p>43,35</text:p>
          </table:table-cell>
          <table:table-cell table:formula="of:=IF([.F9]&gt;[stats.$B$11]; [.F9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04917_Anat_20220124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662326813, 0.4643000066280365, 0.8999999761581421)</text:p>
          </table:table-cell>
          <table:table-cell office:value-type="float" office:value="24.0148504162334" calcext:value-type="float">
            <text:p>24,01</text:p>
          </table:table-cell>
          <table:table-cell office:value-type="float" office:value="17.901954708111" calcext:value-type="float">
            <text:p>17,90</text:p>
          </table:table-cell>
          <table:table-cell office:value-type="float" office:value="12.3012640550381" calcext:value-type="float">
            <text:p>12,30</text:p>
          </table:table-cell>
          <table:table-cell office:value-type="float" office:value="1311.9986972292" calcext:value-type="float">
            <text:p>1312,00</text:p>
          </table:table-cell>
          <table:table-cell office:value-type="float" office:value="0.980035063141998" calcext:value-type="float">
            <text:p>0,98</text:p>
          </table:table-cell>
          <table:table-cell table:style-name="ce2" table:formula="of:=IF(OR([.H10]&lt;=[stats.H$14]; [.H10]&gt;=[stats.H$15]))" office:value-type="boolean" office:boolean-value="false" calcext:value-type="boolean">
            <text:p>NEPRAVDA</text:p>
          </table:table-cell>
          <table:table-cell table:formula="of:=IF([.F10]&lt;[stats.$B$9]; [.F10]; &quot;&quot;)">
            <text:p/>
          </table:table-cell>
          <table:table-cell table:formula="of:=IF(AND([.F10]&gt;=[stats.$B$9];[.F10]&lt;=[stats.$B$11]); [.F10];&quot;&quot;)" office:value-type="float" office:value="24.0148504162334" calcext:value-type="float">
            <text:p>24,01</text:p>
          </table:table-cell>
          <table:table-cell table:formula="of:=IF([.F10]&gt;[stats.$B$11]; [.F10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91_Anat_20210510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768257141, 0.4643000066280365, 0.7999999523162842)</text:p>
          </table:table-cell>
          <table:table-cell office:value-type="float" office:value="153.131513561289" calcext:value-type="float">
            <text:p>153,13</text:p>
          </table:table-cell>
          <table:table-cell office:value-type="float" office:value="121.574687963061" calcext:value-type="float">
            <text:p>121,57</text:p>
          </table:table-cell>
          <table:table-cell office:value-type="float" office:value="140.6354376343" calcext:value-type="float">
            <text:p>140,64</text:p>
          </table:table-cell>
          <table:table-cell office:value-type="float" office:value="1584.94695934425" calcext:value-type="float">
            <text:p>1584,95</text:p>
          </table:table-cell>
          <table:table-cell office:value-type="float" office:value="0.9871846933734" calcext:value-type="float">
            <text:p>0,99</text:p>
          </table:table-cell>
          <table:table-cell table:style-name="ce2" table:formula="of:=IF(OR([.H11]&lt;=[stats.H$14]; [.H11]&gt;=[stats.H$15]))" office:value-type="boolean" office:boolean-value="true" calcext:value-type="boolean">
            <text:p>PRAVDA</text:p>
          </table:table-cell>
          <table:table-cell table:formula="of:=IF([.F11]&lt;[stats.$B$9]; [.F11]; &quot;&quot;)">
            <text:p/>
          </table:table-cell>
          <table:table-cell table:formula="of:=IF(AND([.F11]&gt;=[stats.$B$9];[.F11]&lt;=[stats.$B$11]); [.F11];&quot;&quot;)">
            <text:p/>
          </table:table-cell>
          <table:table-cell table:formula="of:=IF([.F11]&gt;[stats.$B$11]; [.F11]; &quot;&quot;)" office:value-type="float" office:value="153.131513561289" calcext:value-type="float">
            <text:p>153,13</text:p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1_Anat_20210517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768257141, 0.4643000066280365, 0.7999999523162842)</text:p>
          </table:table-cell>
          <table:table-cell office:value-type="float" office:value="140.4179661095" calcext:value-type="float">
            <text:p>140,42</text:p>
          </table:table-cell>
          <table:table-cell office:value-type="float" office:value="131.402296877183" calcext:value-type="float">
            <text:p>131,40</text:p>
          </table:table-cell>
          <table:table-cell office:value-type="float" office:value="80.498611171837" calcext:value-type="float">
            <text:p>80,50</text:p>
          </table:table-cell>
          <table:table-cell office:value-type="float" office:value="1568.46948165554" calcext:value-type="float">
            <text:p>1568,47</text:p>
          </table:table-cell>
          <table:table-cell office:value-type="float" office:value="0.986069701277605" calcext:value-type="float">
            <text:p>0,99</text:p>
          </table:table-cell>
          <table:table-cell table:style-name="ce2" table:formula="of:=IF(OR([.H12]&lt;=[stats.H$14]; [.H12]&gt;=[stats.H$15]))" office:value-type="boolean" office:boolean-value="true" calcext:value-type="boolean">
            <text:p>PRAVDA</text:p>
          </table:table-cell>
          <table:table-cell table:formula="of:=IF([.F12]&lt;[stats.$B$9]; [.F12]; &quot;&quot;)">
            <text:p/>
          </table:table-cell>
          <table:table-cell table:formula="of:=IF(AND([.F12]&gt;=[stats.$B$9];[.F12]&lt;=[stats.$B$11]); [.F12];&quot;&quot;)">
            <text:p/>
          </table:table-cell>
          <table:table-cell table:formula="of:=IF([.F12]&gt;[stats.$B$11]; [.F12]; &quot;&quot;)" office:value-type="float" office:value="140.4179661095" calcext:value-type="float">
            <text:p>140,42</text:p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91_Anat_20210524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768257141, 0.4643000066280365, 0.7999999523162842)</text:p>
          </table:table-cell>
          <table:table-cell office:value-type="float" office:value="101.618010796711" calcext:value-type="float">
            <text:p>101,62</text:p>
          </table:table-cell>
          <table:table-cell office:value-type="float" office:value="93.4082451610544" calcext:value-type="float">
            <text:p>93,41</text:p>
          </table:table-cell>
          <table:table-cell office:value-type="float" office:value="19.4537850439738" calcext:value-type="float">
            <text:p>19,45</text:p>
          </table:table-cell>
          <table:table-cell office:value-type="float" office:value="1554.64977848602" calcext:value-type="float">
            <text:p>1554,65</text:p>
          </table:table-cell>
          <table:table-cell office:value-type="float" office:value="0.979732004120921" calcext:value-type="float">
            <text:p>0,98</text:p>
          </table:table-cell>
          <table:table-cell table:style-name="ce2" table:formula="of:=IF(OR([.H13]&lt;=[stats.H$14]; [.H13]&gt;=[stats.H$15]))" office:value-type="boolean" office:boolean-value="false" calcext:value-type="boolean">
            <text:p>NEPRAVDA</text:p>
          </table:table-cell>
          <table:table-cell table:formula="of:=IF([.F13]&lt;[stats.$B$9]; [.F13]; &quot;&quot;)">
            <text:p/>
          </table:table-cell>
          <table:table-cell table:formula="of:=IF(AND([.F13]&gt;=[stats.$B$9];[.F13]&lt;=[stats.$B$11]); [.F13];&quot;&quot;)">
            <text:p/>
          </table:table-cell>
          <table:table-cell table:formula="of:=IF([.F13]&gt;[stats.$B$11]; [.F13]; &quot;&quot;)" office:value-type="float" office:value="101.618010796711" calcext:value-type="float">
            <text:p>101,62</text:p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59624_Anat_20210924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768257141, 0.4643000066280365, 0.800000011920929)</text:p>
          </table:table-cell>
          <table:table-cell office:value-type="float" office:value="16.2198242912686" calcext:value-type="float">
            <text:p>16,22</text:p>
          </table:table-cell>
          <table:table-cell office:value-type="float" office:value="15.2116255373425" calcext:value-type="float">
            <text:p>15,21</text:p>
          </table:table-cell>
          <table:table-cell office:value-type="float" office:value="13.2179926951621" calcext:value-type="float">
            <text:p>13,22</text:p>
          </table:table-cell>
          <table:table-cell office:value-type="float" office:value="1194.73466641683" calcext:value-type="float">
            <text:p>1194,73</text:p>
          </table:table-cell>
          <table:table-cell office:value-type="float" office:value="0.980324588111278" calcext:value-type="float">
            <text:p>0,98</text:p>
          </table:table-cell>
          <table:table-cell table:style-name="ce2" table:formula="of:=IF(OR([.H14]&lt;=[stats.H$14]; [.H14]&gt;=[stats.H$15]))" office:value-type="boolean" office:boolean-value="false" calcext:value-type="boolean">
            <text:p>NEPRAVDA</text:p>
          </table:table-cell>
          <table:table-cell table:formula="of:=IF([.F14]&lt;[stats.$B$9]; [.F14]; &quot;&quot;)">
            <text:p/>
          </table:table-cell>
          <table:table-cell table:formula="of:=IF(AND([.F14]&gt;=[stats.$B$9];[.F14]&lt;=[stats.$B$11]); [.F14];&quot;&quot;)" office:value-type="float" office:value="16.2198242912686" calcext:value-type="float">
            <text:p>16,22</text:p>
          </table:table-cell>
          <table:table-cell table:formula="of:=IF([.F14]&gt;[stats.$B$11]; [.F14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59624_Anat_20211001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768257141, 0.4643000066280365, 0.800000011920929)</text:p>
          </table:table-cell>
          <table:table-cell office:value-type="float" office:value="16.1491158600148" calcext:value-type="float">
            <text:p>16,15</text:p>
          </table:table-cell>
          <table:table-cell office:value-type="float" office:value="10.9292814971884" calcext:value-type="float">
            <text:p>10,93</text:p>
          </table:table-cell>
          <table:table-cell office:value-type="float" office:value="10.0490477578727" calcext:value-type="float">
            <text:p>10,05</text:p>
          </table:table-cell>
          <table:table-cell office:value-type="float" office:value="1196.4275297368" calcext:value-type="float">
            <text:p>1196,43</text:p>
          </table:table-cell>
          <table:table-cell office:value-type="float" office:value="0.978702812562168" calcext:value-type="float">
            <text:p>0,98</text:p>
          </table:table-cell>
          <table:table-cell table:style-name="ce2" table:formula="of:=IF(OR([.H15]&lt;=[stats.H$14]; [.H15]&gt;=[stats.H$15]))" office:value-type="boolean" office:boolean-value="false" calcext:value-type="boolean">
            <text:p>NEPRAVDA</text:p>
          </table:table-cell>
          <table:table-cell table:formula="of:=IF([.F15]&lt;[stats.$B$9]; [.F15]; &quot;&quot;)">
            <text:p/>
          </table:table-cell>
          <table:table-cell table:formula="of:=IF(AND([.F15]&gt;=[stats.$B$9];[.F15]&lt;=[stats.$B$11]); [.F15];&quot;&quot;)" office:value-type="float" office:value="16.1491158600148" calcext:value-type="float">
            <text:p>16,15</text:p>
          </table:table-cell>
          <table:table-cell table:formula="of:=IF([.F15]&gt;[stats.$B$11]; [.F15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59624_Anat_20211008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768257141, 0.4643000066280365, 0.800000011920929)</text:p>
          </table:table-cell>
          <table:table-cell office:value-type="float" office:value="16.0868579485938" calcext:value-type="float">
            <text:p>16,09</text:p>
          </table:table-cell>
          <table:table-cell office:value-type="float" office:value="13.5867112952124" calcext:value-type="float">
            <text:p>13,59</text:p>
          </table:table-cell>
          <table:table-cell office:value-type="float" office:value="3.77134627965404" calcext:value-type="float">
            <text:p>3,77</text:p>
          </table:table-cell>
          <table:table-cell office:value-type="float" office:value="1192.84192243388" calcext:value-type="float">
            <text:p>1192,84</text:p>
          </table:table-cell>
          <table:table-cell office:value-type="float" office:value="0.972357337762487" calcext:value-type="float">
            <text:p>0,97</text:p>
          </table:table-cell>
          <table:table-cell table:style-name="ce2" table:formula="of:=IF(OR([.H16]&lt;=[stats.H$14]; [.H16]&gt;=[stats.H$15]))" office:value-type="boolean" office:boolean-value="false" calcext:value-type="boolean">
            <text:p>NEPRAVDA</text:p>
          </table:table-cell>
          <table:table-cell table:formula="of:=IF([.F16]&lt;[stats.$B$9]; [.F16]; &quot;&quot;)" office:value-type="float" office:value="16.0868579485938" calcext:value-type="float">
            <text:p>16,09</text:p>
          </table:table-cell>
          <table:table-cell table:formula="of:=IF(AND([.F16]&gt;=[stats.$B$9];[.F16]&lt;=[stats.$B$11]); [.F16];&quot;&quot;)">
            <text:p/>
          </table:table-cell>
          <table:table-cell table:formula="of:=IF([.F16]&gt;[stats.$B$11]; [.F16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73586_Anat_20211116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364303589, 0.4642999768257141, 0.7999999523162842)</text:p>
          </table:table-cell>
          <table:table-cell office:value-type="float" office:value="137.876783113392" calcext:value-type="float">
            <text:p>137,88</text:p>
          </table:table-cell>
          <table:table-cell office:value-type="float" office:value="108.949964185933" calcext:value-type="float">
            <text:p>108,95</text:p>
          </table:table-cell>
          <table:table-cell office:value-type="float" office:value="125.854797787995" calcext:value-type="float">
            <text:p>125,85</text:p>
          </table:table-cell>
          <table:table-cell office:value-type="float" office:value="1517.487941626" calcext:value-type="float">
            <text:p>1517,49</text:p>
          </table:table-cell>
          <table:table-cell office:value-type="float" office:value="0.989104317130188" calcext:value-type="float">
            <text:p>0,99</text:p>
          </table:table-cell>
          <table:table-cell table:style-name="ce2" table:formula="of:=IF(OR([.H17]&lt;=[stats.H$14]; [.H17]&gt;=[stats.H$15]))" office:value-type="boolean" office:boolean-value="true" calcext:value-type="boolean">
            <text:p>PRAVDA</text:p>
          </table:table-cell>
          <table:table-cell table:formula="of:=IF([.F17]&lt;[stats.$B$9]; [.F17]; &quot;&quot;)">
            <text:p/>
          </table:table-cell>
          <table:table-cell table:formula="of:=IF(AND([.F17]&gt;=[stats.$B$9];[.F17]&lt;=[stats.$B$11]); [.F17];&quot;&quot;)">
            <text:p/>
          </table:table-cell>
          <table:table-cell table:formula="of:=IF([.F17]&gt;[stats.$B$11]; [.F17]; &quot;&quot;)" office:value-type="float" office:value="137.876783113392" calcext:value-type="float">
            <text:p>137,88</text:p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73586_Anat_20211122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364303589, 0.4642999768257141, 0.7999999523162842)</text:p>
          </table:table-cell>
          <table:table-cell office:value-type="float" office:value="144.106713221336" calcext:value-type="float">
            <text:p>144,11</text:p>
          </table:table-cell>
          <table:table-cell office:value-type="float" office:value="126.162465690568" calcext:value-type="float">
            <text:p>126,16</text:p>
          </table:table-cell>
          <table:table-cell office:value-type="float" office:value="116.667530688272" calcext:value-type="float">
            <text:p>116,67</text:p>
          </table:table-cell>
          <table:table-cell office:value-type="float" office:value="1521.97689220677" calcext:value-type="float">
            <text:p>1521,98</text:p>
          </table:table-cell>
          <table:table-cell office:value-type="float" office:value="0.986644410346313" calcext:value-type="float">
            <text:p>0,99</text:p>
          </table:table-cell>
          <table:table-cell table:style-name="ce2" table:formula="of:=IF(OR([.H18]&lt;=[stats.H$14]; [.H18]&gt;=[stats.H$15]))" office:value-type="boolean" office:boolean-value="true" calcext:value-type="boolean">
            <text:p>PRAVDA</text:p>
          </table:table-cell>
          <table:table-cell table:formula="of:=IF([.F18]&lt;[stats.$B$9]; [.F18]; &quot;&quot;)">
            <text:p/>
          </table:table-cell>
          <table:table-cell table:formula="of:=IF(AND([.F18]&gt;=[stats.$B$9];[.F18]&lt;=[stats.$B$11]); [.F18];&quot;&quot;)">
            <text:p/>
          </table:table-cell>
          <table:table-cell table:formula="of:=IF([.F18]&gt;[stats.$B$11]; [.F18]; &quot;&quot;)" office:value-type="float" office:value="144.106713221336" calcext:value-type="float">
            <text:p>144,11</text:p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73586_Anat_20211129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364303589, 0.4642999768257141, 0.7999999523162842)</text:p>
          </table:table-cell>
          <table:table-cell office:value-type="float" office:value="35.0894897966114" calcext:value-type="float">
            <text:p>35,09</text:p>
          </table:table-cell>
          <table:table-cell office:value-type="float" office:value="33.6701473985276" calcext:value-type="float">
            <text:p>33,67</text:p>
          </table:table-cell>
          <table:table-cell office:value-type="float" office:value="15.7638409768219" calcext:value-type="float">
            <text:p>15,76</text:p>
          </table:table-cell>
          <table:table-cell office:value-type="float" office:value="1525.17843197324" calcext:value-type="float">
            <text:p>1525,18</text:p>
          </table:table-cell>
          <table:table-cell office:value-type="float" office:value="0.981676198260433" calcext:value-type="float">
            <text:p>0,98</text:p>
          </table:table-cell>
          <table:table-cell table:style-name="ce2" table:formula="of:=IF(OR([.H19]&lt;=[stats.H$14]; [.H19]&gt;=[stats.H$15]))" office:value-type="boolean" office:boolean-value="false" calcext:value-type="boolean">
            <text:p>NEPRAVDA</text:p>
          </table:table-cell>
          <table:table-cell table:formula="of:=IF([.F19]&lt;[stats.$B$9]; [.F19]; &quot;&quot;)">
            <text:p/>
          </table:table-cell>
          <table:table-cell table:formula="of:=IF(AND([.F19]&gt;=[stats.$B$9];[.F19]&lt;=[stats.$B$11]); [.F19];&quot;&quot;)" office:value-type="float" office:value="35.0894897966114" calcext:value-type="float">
            <text:p>35,09</text:p>
          </table:table-cell>
          <table:table-cell table:formula="of:=IF([.F19]&gt;[stats.$B$11]; [.F19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79097_Anat_20211207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470233917, 0.4643000662326813, 0.8999999761581421)</text:p>
          </table:table-cell>
          <table:table-cell office:value-type="float" office:value="39.0961799953952" calcext:value-type="float">
            <text:p>39,10</text:p>
          </table:table-cell>
          <table:table-cell office:value-type="float" office:value="31.3246333850922" calcext:value-type="float">
            <text:p>31,32</text:p>
          </table:table-cell>
          <table:table-cell office:value-type="float" office:value="36.4490114825388" calcext:value-type="float">
            <text:p>36,45</text:p>
          </table:table-cell>
          <table:table-cell office:value-type="float" office:value="1399.69112724096" calcext:value-type="float">
            <text:p>1399,69</text:p>
          </table:table-cell>
          <table:table-cell office:value-type="float" office:value="0.978692262503361" calcext:value-type="float">
            <text:p>0,98</text:p>
          </table:table-cell>
          <table:table-cell table:style-name="ce2" table:formula="of:=IF(OR([.H20]&lt;=[stats.H$14]; [.H20]&gt;=[stats.H$15]))" office:value-type="boolean" office:boolean-value="false" calcext:value-type="boolean">
            <text:p>NEPRAVDA</text:p>
          </table:table-cell>
          <table:table-cell table:formula="of:=IF([.F20]&lt;[stats.$B$9]; [.F20]; &quot;&quot;)">
            <text:p/>
          </table:table-cell>
          <table:table-cell table:formula="of:=IF(AND([.F20]&gt;=[stats.$B$9];[.F20]&lt;=[stats.$B$11]); [.F20];&quot;&quot;)" office:value-type="float" office:value="39.0961799953952" calcext:value-type="float">
            <text:p>39,10</text:p>
          </table:table-cell>
          <table:table-cell table:formula="of:=IF([.F20]&gt;[stats.$B$11]; [.F20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79097_Anat_20211213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470233917, 0.4643000662326813, 0.8999999761581421)</text:p>
          </table:table-cell>
          <table:table-cell office:value-type="float" office:value="44.8225929723048" calcext:value-type="float">
            <text:p>44,82</text:p>
          </table:table-cell>
          <table:table-cell office:value-type="float" office:value="38.4423425658785" calcext:value-type="float">
            <text:p>38,44</text:p>
          </table:table-cell>
          <table:table-cell office:value-type="float" office:value="36.0419637296824" calcext:value-type="float">
            <text:p>36,04</text:p>
          </table:table-cell>
          <table:table-cell office:value-type="float" office:value="1399.98079468377" calcext:value-type="float">
            <text:p>1399,98</text:p>
          </table:table-cell>
          <table:table-cell office:value-type="float" office:value="0.975919386264004" calcext:value-type="float">
            <text:p>0,98</text:p>
          </table:table-cell>
          <table:table-cell table:style-name="ce2" table:formula="of:=IF(OR([.H21]&lt;=[stats.H$14]; [.H21]&gt;=[stats.H$15]))" office:value-type="boolean" office:boolean-value="false" calcext:value-type="boolean">
            <text:p>NEPRAVDA</text:p>
          </table:table-cell>
          <table:table-cell table:formula="of:=IF([.F21]&lt;[stats.$B$9]; [.F21]; &quot;&quot;)">
            <text:p/>
          </table:table-cell>
          <table:table-cell table:formula="of:=IF(AND([.F21]&gt;=[stats.$B$9];[.F21]&lt;=[stats.$B$11]); [.F21];&quot;&quot;)" office:value-type="float" office:value="44.8225929723048" calcext:value-type="float">
            <text:p>44,82</text:p>
          </table:table-cell>
          <table:table-cell table:formula="of:=IF([.F21]&gt;[stats.$B$11]; [.F21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79097_Anat_20211220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470233917, 0.4643000662326813, 0.8999999761581421)</text:p>
          </table:table-cell>
          <table:table-cell table:number-columns-repeated="2" office:value-type="float" office:value="24.9418607571276" calcext:value-type="float">
            <text:p>24,94</text:p>
          </table:table-cell>
          <table:table-cell office:value-type="float" office:value="0" calcext:value-type="float">
            <text:p>0,00</text:p>
          </table:table-cell>
          <table:table-cell office:value-type="float" office:value="1389.85659742946" calcext:value-type="float">
            <text:p>1389,86</text:p>
          </table:table-cell>
          <table:table-cell office:value-type="float" office:value="0.967733875721742" calcext:value-type="float">
            <text:p>0,97</text:p>
          </table:table-cell>
          <table:table-cell table:style-name="ce2" table:formula="of:=IF(OR([.H22]&lt;=[stats.H$14]; [.H22]&gt;=[stats.H$15]))" office:value-type="boolean" office:boolean-value="true" calcext:value-type="boolean">
            <text:p>PRAVDA</text:p>
          </table:table-cell>
          <table:table-cell table:formula="of:=IF([.F22]&lt;[stats.$B$9]; [.F22]; &quot;&quot;)">
            <text:p/>
          </table:table-cell>
          <table:table-cell table:formula="of:=IF(AND([.F22]&gt;=[stats.$B$9];[.F22]&lt;=[stats.$B$11]); [.F22];&quot;&quot;)" office:value-type="float" office:value="24.9418607571276" calcext:value-type="float">
            <text:p>24,94</text:p>
          </table:table-cell>
          <table:table-cell table:formula="of:=IF([.F22]&gt;[stats.$B$11]; [.F22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34859_Anat_20220620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, 0.4218750298023224, 0.421875)</text:p>
          </table:table-cell>
          <table:table-cell office:value-type="float" office:value="4.83718942862539" calcext:value-type="float">
            <text:p>4,84</text:p>
          </table:table-cell>
          <table:table-cell office:value-type="float" office:value="3.83138827114727" calcext:value-type="float">
            <text:p>3,83</text:p>
          </table:table-cell>
          <table:table-cell office:value-type="float" office:value="1.01567896579311" calcext:value-type="float">
            <text:p>1,02</text:p>
          </table:table-cell>
          <table:table-cell office:value-type="float" office:value="1495.17768179502" calcext:value-type="float">
            <text:p>1495,18</text:p>
          </table:table-cell>
          <table:table-cell office:value-type="float" office:value="0.946404826225103" calcext:value-type="float">
            <text:p>0,95</text:p>
          </table:table-cell>
          <table:table-cell table:style-name="ce2" table:formula="of:=IF(OR([.H23]&lt;=[stats.H$14]; [.H23]&gt;=[stats.H$15]))" office:value-type="boolean" office:boolean-value="true" calcext:value-type="boolean">
            <text:p>PRAVDA</text:p>
          </table:table-cell>
          <table:table-cell table:formula="of:=IF([.F23]&lt;[stats.$B$9]; [.F23]; &quot;&quot;)" office:value-type="float" office:value="4.83718942862539" calcext:value-type="float">
            <text:p>4,84</text:p>
          </table:table-cell>
          <table:table-cell table:formula="of:=IF(AND([.F23]&gt;=[stats.$B$9];[.F23]&lt;=[stats.$B$11]); [.F23];&quot;&quot;)">
            <text:p/>
          </table:table-cell>
          <table:table-cell table:formula="of:=IF([.F23]&gt;[stats.$B$11]; [.F23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34859_Anat_20220627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, 0.4218750298023224, 0.421875)</text:p>
          </table:table-cell>
          <table:table-cell office:value-type="float" office:value="9.54036102551781" calcext:value-type="float">
            <text:p>9,54</text:p>
          </table:table-cell>
          <table:table-cell office:value-type="float" office:value="4.52416969215742" calcext:value-type="float">
            <text:p>4,52</text:p>
          </table:table-cell>
          <table:table-cell office:value-type="float" office:value="6.37719313848938" calcext:value-type="float">
            <text:p>6,38</text:p>
          </table:table-cell>
          <table:table-cell office:value-type="float" office:value="1486.88419384342" calcext:value-type="float">
            <text:p>1486,88</text:p>
          </table:table-cell>
          <table:table-cell office:value-type="float" office:value="0.970947001139609" calcext:value-type="float">
            <text:p>0,97</text:p>
          </table:table-cell>
          <table:table-cell table:style-name="ce2" table:formula="of:=IF(OR([.H24]&lt;=[stats.H$14]; [.H24]&gt;=[stats.H$15]))" office:value-type="boolean" office:boolean-value="false" calcext:value-type="boolean">
            <text:p>NEPRAVDA</text:p>
          </table:table-cell>
          <table:table-cell table:formula="of:=IF([.F24]&lt;[stats.$B$9]; [.F24]; &quot;&quot;)" office:value-type="float" office:value="9.54036102551781" calcext:value-type="float">
            <text:p>9,54</text:p>
          </table:table-cell>
          <table:table-cell table:formula="of:=IF(AND([.F24]&gt;=[stats.$B$9];[.F24]&lt;=[stats.$B$11]); [.F24];&quot;&quot;)">
            <text:p/>
          </table:table-cell>
          <table:table-cell table:formula="of:=IF([.F24]&gt;[stats.$B$11]; [.F24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34859_Anat_20220704</text:p>
          </table:table-cell>
          <table:table-cell table:number-columns-repeated="2" office:value-type="string" calcext:value-type="string">
            <text:p>(224, 512, 512)</text:p>
          </table:table-cell>
          <table:table-cell office:value-type="string" calcext:value-type="string">
            <text:p>(0.75, 0.421875, 0.421875)</text:p>
          </table:table-cell>
          <table:table-cell office:value-type="string" calcext:value-type="string">
            <text:p>(0.75, 0.4218750298023224, 0.421875)</text:p>
          </table:table-cell>
          <table:table-cell office:value-type="float" office:value="6.8321062565631" calcext:value-type="float">
            <text:p>6,83</text:p>
          </table:table-cell>
          <table:table-cell office:value-type="float" office:value="3.4428166494593" calcext:value-type="float">
            <text:p>3,44</text:p>
          </table:table-cell>
          <table:table-cell office:value-type="float" office:value="4.53177827423788" calcext:value-type="float">
            <text:p>4,53</text:p>
          </table:table-cell>
          <table:table-cell office:value-type="float" office:value="1476.07483062744" calcext:value-type="float">
            <text:p>1476,07</text:p>
          </table:table-cell>
          <table:table-cell office:value-type="float" office:value="0.971036376115306" calcext:value-type="float">
            <text:p>0,97</text:p>
          </table:table-cell>
          <table:table-cell table:style-name="ce2" table:formula="of:=IF(OR([.H25]&lt;=[stats.H$14]; [.H25]&gt;=[stats.H$15]))" office:value-type="boolean" office:boolean-value="false" calcext:value-type="boolean">
            <text:p>NEPRAVDA</text:p>
          </table:table-cell>
          <table:table-cell table:formula="of:=IF([.F25]&lt;[stats.$B$9]; [.F25]; &quot;&quot;)" office:value-type="float" office:value="6.8321062565631" calcext:value-type="float">
            <text:p>6,83</text:p>
          </table:table-cell>
          <table:table-cell table:formula="of:=IF(AND([.F25]&gt;=[stats.$B$9];[.F25]&lt;=[stats.$B$11]); [.F25];&quot;&quot;)">
            <text:p/>
          </table:table-cell>
          <table:table-cell table:formula="of:=IF([.F25]&gt;[stats.$B$11]; [.F25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60503_Anat_20220919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, 0.4218749701976776, 0.4218749701976776)</text:p>
          </table:table-cell>
          <table:table-cell office:value-type="float" office:value="46.98151606729" calcext:value-type="float">
            <text:p>46,98</text:p>
          </table:table-cell>
          <table:table-cell office:value-type="float" office:value="44.9484232759224" calcext:value-type="float">
            <text:p>44,95</text:p>
          </table:table-cell>
          <table:table-cell office:value-type="float" office:value="19.7058229604898" calcext:value-type="float">
            <text:p>19,71</text:p>
          </table:table-cell>
          <table:table-cell office:value-type="float" office:value="1593.46447347561" calcext:value-type="float">
            <text:p>1593,46</text:p>
          </table:table-cell>
          <table:table-cell office:value-type="float" office:value="0.979755513504411" calcext:value-type="float">
            <text:p>0,98</text:p>
          </table:table-cell>
          <table:table-cell table:style-name="ce2" table:formula="of:=IF(OR([.H26]&lt;=[stats.H$14]; [.H26]&gt;=[stats.H$15]))" office:value-type="boolean" office:boolean-value="false" calcext:value-type="boolean">
            <text:p>NEPRAVDA</text:p>
          </table:table-cell>
          <table:table-cell table:formula="of:=IF([.F26]&lt;[stats.$B$9]; [.F26]; &quot;&quot;)">
            <text:p/>
          </table:table-cell>
          <table:table-cell table:formula="of:=IF(AND([.F26]&gt;=[stats.$B$9];[.F26]&lt;=[stats.$B$11]); [.F26];&quot;&quot;)" office:value-type="float" office:value="46.98151606729" calcext:value-type="float">
            <text:p>46,98</text:p>
          </table:table-cell>
          <table:table-cell table:formula="of:=IF([.F26]&gt;[stats.$B$11]; [.F26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60503_Anat_20220926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, 0.4218749701976776, 0.4218749701976776)</text:p>
          </table:table-cell>
          <table:table-cell office:value-type="float" office:value="63.4863958765097" calcext:value-type="float">
            <text:p>63,49</text:p>
          </table:table-cell>
          <table:table-cell office:value-type="float" office:value="63.089014401892" calcext:value-type="float">
            <text:p>63,09</text:p>
          </table:table-cell>
          <table:table-cell office:value-type="float" office:value="7.55238375962087" calcext:value-type="float">
            <text:p>7,55</text:p>
          </table:table-cell>
          <table:table-cell office:value-type="float" office:value="1613.70610068169" calcext:value-type="float">
            <text:p>1613,71</text:p>
          </table:table-cell>
          <table:table-cell office:value-type="float" office:value="0.981645313041055" calcext:value-type="float">
            <text:p>0,98</text:p>
          </table:table-cell>
          <table:table-cell table:style-name="ce2" table:formula="of:=IF(OR([.H27]&lt;=[stats.H$14]; [.H27]&gt;=[stats.H$15]))" office:value-type="boolean" office:boolean-value="false" calcext:value-type="boolean">
            <text:p>NEPRAVDA</text:p>
          </table:table-cell>
          <table:table-cell table:formula="of:=IF([.F27]&lt;[stats.$B$9]; [.F27]; &quot;&quot;)">
            <text:p/>
          </table:table-cell>
          <table:table-cell table:formula="of:=IF(AND([.F27]&gt;=[stats.$B$9];[.F27]&lt;=[stats.$B$11]); [.F27];&quot;&quot;)">
            <text:p/>
          </table:table-cell>
          <table:table-cell table:formula="of:=IF([.F27]&gt;[stats.$B$11]; [.F27]; &quot;&quot;)" office:value-type="float" office:value="63.4863958765097" calcext:value-type="float">
            <text:p>63,49</text:p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60503_Anat_20221003</text:p>
          </table:table-cell>
          <table:table-cell table:number-columns-repeated="2" office:value-type="string" calcext:value-type="string">
            <text:p>(224, 512, 512)</text:p>
          </table:table-cell>
          <table:table-cell office:value-type="string" calcext:value-type="string">
            <text:p>(0.7499999403953552, 0.4218750298023224, 0.4218749701976776)</text:p>
          </table:table-cell>
          <table:table-cell office:value-type="string" calcext:value-type="string">
            <text:p>(0.75, 0.4218749701976776, 0.4218749701976776)</text:p>
          </table:table-cell>
          <table:table-cell office:value-type="float" office:value="75.124453863573" calcext:value-type="float">
            <text:p>75,12</text:p>
          </table:table-cell>
          <table:table-cell office:value-type="float" office:value="74.9696125768561" calcext:value-type="float">
            <text:p>74,97</text:p>
          </table:table-cell>
          <table:table-cell office:value-type="float" office:value="6.32553353012448" calcext:value-type="float">
            <text:p>6,33</text:p>
          </table:table-cell>
          <table:table-cell office:value-type="float" office:value="1589.83674718627" calcext:value-type="float">
            <text:p>1589,84</text:p>
          </table:table-cell>
          <table:table-cell office:value-type="float" office:value="0.984245977398144" calcext:value-type="float">
            <text:p>0,98</text:p>
          </table:table-cell>
          <table:table-cell table:style-name="ce2" table:formula="of:=IF(OR([.H28]&lt;=[stats.H$14]; [.H28]&gt;=[stats.H$15]))" office:value-type="boolean" office:boolean-value="false" calcext:value-type="boolean">
            <text:p>NEPRAVDA</text:p>
          </table:table-cell>
          <table:table-cell table:formula="of:=IF([.F28]&lt;[stats.$B$9]; [.F28]; &quot;&quot;)">
            <text:p/>
          </table:table-cell>
          <table:table-cell table:formula="of:=IF(AND([.F28]&gt;=[stats.$B$9];[.F28]&lt;=[stats.$B$11]); [.F28];&quot;&quot;)">
            <text:p/>
          </table:table-cell>
          <table:table-cell table:formula="of:=IF([.F28]&gt;[stats.$B$11]; [.F28]; &quot;&quot;)" office:value-type="float" office:value="75.124453863573" calcext:value-type="float">
            <text:p>75,12</text:p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68503_Anat_20221019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00000596046448, 0.421875, 0.421875)</text:p>
          </table:table-cell>
          <table:table-cell office:value-type="float" office:value="66.109368474115" calcext:value-type="float">
            <text:p>66,11</text:p>
          </table:table-cell>
          <table:table-cell office:value-type="float" office:value="65.2975194105716" calcext:value-type="float">
            <text:p>65,30</text:p>
          </table:table-cell>
          <table:table-cell office:value-type="float" office:value="16.6694690982078" calcext:value-type="float">
            <text:p>16,67</text:p>
          </table:table-cell>
          <table:table-cell office:value-type="float" office:value="1178.33804707606" calcext:value-type="float">
            <text:p>1178,34</text:p>
          </table:table-cell>
          <table:table-cell office:value-type="float" office:value="0.979063887925978" calcext:value-type="float">
            <text:p>0,98</text:p>
          </table:table-cell>
          <table:table-cell table:style-name="ce2" table:formula="of:=IF(OR([.H29]&lt;=[stats.H$14]; [.H29]&gt;=[stats.H$15]))" office:value-type="boolean" office:boolean-value="false" calcext:value-type="boolean">
            <text:p>NEPRAVDA</text:p>
          </table:table-cell>
          <table:table-cell table:formula="of:=IF([.F29]&lt;[stats.$B$9]; [.F29]; &quot;&quot;)">
            <text:p/>
          </table:table-cell>
          <table:table-cell table:formula="of:=IF(AND([.F29]&gt;=[stats.$B$9];[.F29]&lt;=[stats.$B$11]); [.F29];&quot;&quot;)">
            <text:p/>
          </table:table-cell>
          <table:table-cell table:formula="of:=IF([.F29]&gt;[stats.$B$11]; [.F29]; &quot;&quot;)" office:value-type="float" office:value="66.109368474115" calcext:value-type="float">
            <text:p>66,11</text:p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68503_Anat_20221026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00000596046448, 0.421875, 0.421875)</text:p>
          </table:table-cell>
          <table:table-cell office:value-type="float" office:value="38.5679029064099" calcext:value-type="float">
            <text:p>38,57</text:p>
          </table:table-cell>
          <table:table-cell office:value-type="float" office:value="31.1584787335774" calcext:value-type="float">
            <text:p>31,16</text:p>
          </table:table-cell>
          <table:table-cell office:value-type="float" office:value="26.1162579959437" calcext:value-type="float">
            <text:p>26,12</text:p>
          </table:table-cell>
          <table:table-cell office:value-type="float" office:value="1149.72403839333" calcext:value-type="float">
            <text:p>1149,72</text:p>
          </table:table-cell>
          <table:table-cell office:value-type="float" office:value="0.974994397063193" calcext:value-type="float">
            <text:p>0,97</text:p>
          </table:table-cell>
          <table:table-cell table:style-name="ce2" table:formula="of:=IF(OR([.H30]&lt;=[stats.H$14]; [.H30]&gt;=[stats.H$15]))" office:value-type="boolean" office:boolean-value="false" calcext:value-type="boolean">
            <text:p>NEPRAVDA</text:p>
          </table:table-cell>
          <table:table-cell table:formula="of:=IF([.F30]&lt;[stats.$B$9]; [.F30]; &quot;&quot;)">
            <text:p/>
          </table:table-cell>
          <table:table-cell table:formula="of:=IF(AND([.F30]&gt;=[stats.$B$9];[.F30]&lt;=[stats.$B$11]); [.F30];&quot;&quot;)" office:value-type="float" office:value="38.5679029064099" calcext:value-type="float">
            <text:p>38,57</text:p>
          </table:table-cell>
          <table:table-cell table:formula="of:=IF([.F30]&gt;[stats.$B$11]; [.F30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68503_Anat_20221104</text:p>
          </table:table-cell>
          <table:table-cell table:number-columns-repeated="2" office:value-type="string" calcext:value-type="string">
            <text:p>(224, 512, 512)</text:p>
          </table:table-cell>
          <table:table-cell office:value-type="string" calcext:value-type="string">
            <text:p>(0.75, 0.421875, 0.4218749701976776)</text:p>
          </table:table-cell>
          <table:table-cell office:value-type="string" calcext:value-type="string">
            <text:p>(0.7500000596046448, 0.421875, 0.421875)</text:p>
          </table:table-cell>
          <table:table-cell office:value-type="float" office:value="22.5460976780332" calcext:value-type="float">
            <text:p>22,55</text:p>
          </table:table-cell>
          <table:table-cell office:value-type="float" office:value="16.7396816282018" calcext:value-type="float">
            <text:p>16,74</text:p>
          </table:table-cell>
          <table:table-cell office:value-type="float" office:value="11.3770995369831" calcext:value-type="float">
            <text:p>11,38</text:p>
          </table:table-cell>
          <table:table-cell office:value-type="float" office:value="1173.60853641703" calcext:value-type="float">
            <text:p>1173,61</text:p>
          </table:table-cell>
          <table:table-cell office:value-type="float" office:value="0.97255407500698" calcext:value-type="float">
            <text:p>0,97</text:p>
          </table:table-cell>
          <table:table-cell table:style-name="ce2" table:formula="of:=IF(OR([.H31]&lt;=[stats.H$14]; [.H31]&gt;=[stats.H$15]))" office:value-type="boolean" office:boolean-value="false" calcext:value-type="boolean">
            <text:p>NEPRAVDA</text:p>
          </table:table-cell>
          <table:table-cell table:formula="of:=IF([.F31]&lt;[stats.$B$9]; [.F31]; &quot;&quot;)">
            <text:p/>
          </table:table-cell>
          <table:table-cell table:formula="of:=IF(AND([.F31]&gt;=[stats.$B$9];[.F31]&lt;=[stats.$B$11]); [.F31];&quot;&quot;)" office:value-type="float" office:value="22.5460976780332" calcext:value-type="float">
            <text:p>22,55</text:p>
          </table:table-cell>
          <table:table-cell table:formula="of:=IF([.F31]&gt;[stats.$B$11]; [.F31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70173_Anat_20221024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00001192092896, 0.4218750596046448, 0.4218750298023224)</text:p>
          </table:table-cell>
          <table:table-cell office:value-type="float" office:value="26.1771342811528" calcext:value-type="float">
            <text:p>26,18</text:p>
          </table:table-cell>
          <table:table-cell office:value-type="float" office:value="23.106870264056" calcext:value-type="float">
            <text:p>23,11</text:p>
          </table:table-cell>
          <table:table-cell office:value-type="float" office:value="16.790543885855" calcext:value-type="float">
            <text:p>16,79</text:p>
          </table:table-cell>
          <table:table-cell office:value-type="float" office:value="1183.5313160153" calcext:value-type="float">
            <text:p>1183,53</text:p>
          </table:table-cell>
          <table:table-cell office:value-type="float" office:value="0.975018224137711" calcext:value-type="float">
            <text:p>0,98</text:p>
          </table:table-cell>
          <table:table-cell table:style-name="ce2" table:formula="of:=IF(OR([.H32]&lt;=[stats.H$14]; [.H32]&gt;=[stats.H$15]))" office:value-type="boolean" office:boolean-value="false" calcext:value-type="boolean">
            <text:p>NEPRAVDA</text:p>
          </table:table-cell>
          <table:table-cell table:formula="of:=IF([.F32]&lt;[stats.$B$9]; [.F32]; &quot;&quot;)">
            <text:p/>
          </table:table-cell>
          <table:table-cell table:formula="of:=IF(AND([.F32]&gt;=[stats.$B$9];[.F32]&lt;=[stats.$B$11]); [.F32];&quot;&quot;)" office:value-type="float" office:value="26.1771342811528" calcext:value-type="float">
            <text:p>26,18</text:p>
          </table:table-cell>
          <table:table-cell table:formula="of:=IF([.F32]&gt;[stats.$B$11]; [.F32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70173_Anat_20221031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00001192092896, 0.4218750596046448, 0.4218750298023224)</text:p>
          </table:table-cell>
          <table:table-cell office:value-type="float" office:value="35.5765391343281" calcext:value-type="float">
            <text:p>35,58</text:p>
          </table:table-cell>
          <table:table-cell office:value-type="float" office:value="33.3182579012842" calcext:value-type="float">
            <text:p>33,32</text:p>
          </table:table-cell>
          <table:table-cell office:value-type="float" office:value="10.2129894444629" calcext:value-type="float">
            <text:p>10,21</text:p>
          </table:table-cell>
          <table:table-cell office:value-type="float" office:value="1188.48370353316" calcext:value-type="float">
            <text:p>1188,48</text:p>
          </table:table-cell>
          <table:table-cell office:value-type="float" office:value="0.980547778179191" calcext:value-type="float">
            <text:p>0,98</text:p>
          </table:table-cell>
          <table:table-cell table:style-name="ce2" table:formula="of:=IF(OR([.H33]&lt;=[stats.H$14]; [.H33]&gt;=[stats.H$15]))" office:value-type="boolean" office:boolean-value="false" calcext:value-type="boolean">
            <text:p>NEPRAVDA</text:p>
          </table:table-cell>
          <table:table-cell table:formula="of:=IF([.F33]&lt;[stats.$B$9]; [.F33]; &quot;&quot;)">
            <text:p/>
          </table:table-cell>
          <table:table-cell table:formula="of:=IF(AND([.F33]&gt;=[stats.$B$9];[.F33]&lt;=[stats.$B$11]); [.F33];&quot;&quot;)" office:value-type="float" office:value="35.5765391343281" calcext:value-type="float">
            <text:p>35,58</text:p>
          </table:table-cell>
          <table:table-cell table:formula="of:=IF([.F33]&gt;[stats.$B$11]; [.F33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70173_Anat_20221107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00001192092896, 0.4218750596046448, 0.4218750298023224)</text:p>
          </table:table-cell>
          <table:table-cell office:value-type="float" office:value="29.8989333909607" calcext:value-type="float">
            <text:p>29,90</text:p>
          </table:table-cell>
          <table:table-cell office:value-type="float" office:value="22.6663732745156" calcext:value-type="float">
            <text:p>22,67</text:p>
          </table:table-cell>
          <table:table-cell office:value-type="float" office:value="14.8051038184537" calcext:value-type="float">
            <text:p>14,81</text:p>
          </table:table-cell>
          <table:table-cell office:value-type="float" office:value="1182.11598583952" calcext:value-type="float">
            <text:p>1182,12</text:p>
          </table:table-cell>
          <table:table-cell office:value-type="float" office:value="0.981556167617549" calcext:value-type="float">
            <text:p>0,98</text:p>
          </table:table-cell>
          <table:table-cell table:style-name="ce2" table:formula="of:=IF(OR([.H34]&lt;=[stats.H$14]; [.H34]&gt;=[stats.H$15]))" office:value-type="boolean" office:boolean-value="false" calcext:value-type="boolean">
            <text:p>NEPRAVDA</text:p>
          </table:table-cell>
          <table:table-cell table:formula="of:=IF([.F34]&lt;[stats.$B$9]; [.F34]; &quot;&quot;)">
            <text:p/>
          </table:table-cell>
          <table:table-cell table:formula="of:=IF(AND([.F34]&gt;=[stats.$B$9];[.F34]&lt;=[stats.$B$11]); [.F34];&quot;&quot;)" office:value-type="float" office:value="29.8989333909607" calcext:value-type="float">
            <text:p>29,90</text:p>
          </table:table-cell>
          <table:table-cell table:formula="of:=IF([.F34]&gt;[stats.$B$11]; [.F34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82310_Anat_20221209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00000596046448, 0.421875, 0.4218750298023224)</text:p>
          </table:table-cell>
          <table:table-cell office:value-type="float" office:value="28.0922221125825" calcext:value-type="float">
            <text:p>28,09</text:p>
          </table:table-cell>
          <table:table-cell office:value-type="float" office:value="25.9344547598599" calcext:value-type="float">
            <text:p>25,93</text:p>
          </table:table-cell>
          <table:table-cell office:value-type="float" office:value="7.02325575400577" calcext:value-type="float">
            <text:p>7,02</text:p>
          </table:table-cell>
          <table:table-cell office:value-type="float" office:value="1231.25168489086" calcext:value-type="float">
            <text:p>1231,25</text:p>
          </table:table-cell>
          <table:table-cell office:value-type="float" office:value="0.973851993764651" calcext:value-type="float">
            <text:p>0,97</text:p>
          </table:table-cell>
          <table:table-cell table:style-name="ce2" table:formula="of:=IF(OR([.H35]&lt;=[stats.H$14]; [.H35]&gt;=[stats.H$15]))" office:value-type="boolean" office:boolean-value="false" calcext:value-type="boolean">
            <text:p>NEPRAVDA</text:p>
          </table:table-cell>
          <table:table-cell table:formula="of:=IF([.F35]&lt;[stats.$B$9]; [.F35]; &quot;&quot;)">
            <text:p/>
          </table:table-cell>
          <table:table-cell table:formula="of:=IF(AND([.F35]&gt;=[stats.$B$9];[.F35]&lt;=[stats.$B$11]); [.F35];&quot;&quot;)" office:value-type="float" office:value="28.0922221125825" calcext:value-type="float">
            <text:p>28,09</text:p>
          </table:table-cell>
          <table:table-cell table:formula="of:=IF([.F35]&gt;[stats.$B$11]; [.F35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82310_Anat_20221216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00000596046448, 0.421875, 0.4218750298023224)</text:p>
          </table:table-cell>
          <table:table-cell office:value-type="float" office:value="30.6414977638227" calcext:value-type="float">
            <text:p>30,64</text:p>
          </table:table-cell>
          <table:table-cell office:value-type="float" office:value="27.0091336931584" calcext:value-type="float">
            <text:p>27,01</text:p>
          </table:table-cell>
          <table:table-cell office:value-type="float" office:value="21.9711840843456" calcext:value-type="float">
            <text:p>21,97</text:p>
          </table:table-cell>
          <table:table-cell office:value-type="float" office:value="1229.69446163463" calcext:value-type="float">
            <text:p>1229,69</text:p>
          </table:table-cell>
          <table:table-cell office:value-type="float" office:value="0.980184317714495" calcext:value-type="float">
            <text:p>0,98</text:p>
          </table:table-cell>
          <table:table-cell table:style-name="ce2" table:formula="of:=IF(OR([.H36]&lt;=[stats.H$14]; [.H36]&gt;=[stats.H$15]))" office:value-type="boolean" office:boolean-value="false" calcext:value-type="boolean">
            <text:p>NEPRAVDA</text:p>
          </table:table-cell>
          <table:table-cell table:formula="of:=IF([.F36]&lt;[stats.$B$9]; [.F36]; &quot;&quot;)">
            <text:p/>
          </table:table-cell>
          <table:table-cell table:formula="of:=IF(AND([.F36]&gt;=[stats.$B$9];[.F36]&lt;=[stats.$B$11]); [.F36];&quot;&quot;)" office:value-type="float" office:value="30.6414977638227" calcext:value-type="float">
            <text:p>30,64</text:p>
          </table:table-cell>
          <table:table-cell table:formula="of:=IF([.F36]&gt;[stats.$B$11]; [.F36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82310_Anat_20221222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00000596046448, 0.421875, 0.4218750298023224)</text:p>
          </table:table-cell>
          <table:table-cell office:value-type="float" office:value="30.1596208604309" calcext:value-type="float">
            <text:p>30,16</text:p>
          </table:table-cell>
          <table:table-cell office:value-type="float" office:value="25.5988762182734" calcext:value-type="float">
            <text:p>25,60</text:p>
          </table:table-cell>
          <table:table-cell office:value-type="float" office:value="22.2723237779888" calcext:value-type="float">
            <text:p>22,27</text:p>
          </table:table-cell>
          <table:table-cell office:value-type="float" office:value="1226.79439027643" calcext:value-type="float">
            <text:p>1226,79</text:p>
          </table:table-cell>
          <table:table-cell office:value-type="float" office:value="0.980902643141547" calcext:value-type="float">
            <text:p>0,98</text:p>
          </table:table-cell>
          <table:table-cell table:style-name="ce2" table:formula="of:=IF(OR([.H37]&lt;=[stats.H$14]; [.H37]&gt;=[stats.H$15]))" office:value-type="boolean" office:boolean-value="false" calcext:value-type="boolean">
            <text:p>NEPRAVDA</text:p>
          </table:table-cell>
          <table:table-cell table:formula="of:=IF([.F37]&lt;[stats.$B$9]; [.F37]; &quot;&quot;)">
            <text:p/>
          </table:table-cell>
          <table:table-cell table:formula="of:=IF(AND([.F37]&gt;=[stats.$B$9];[.F37]&lt;=[stats.$B$11]); [.F37];&quot;&quot;)" office:value-type="float" office:value="30.1596208604309" calcext:value-type="float">
            <text:p>30,16</text:p>
          </table:table-cell>
          <table:table-cell table:formula="of:=IF([.F37]&gt;[stats.$B$11]; [.F37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90116_Anat_20230314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, 0.4218749701976776, 0.4218750298023224)</text:p>
          </table:table-cell>
          <table:table-cell office:value-type="float" office:value="12.2559565429687" calcext:value-type="float">
            <text:p>12,26</text:p>
          </table:table-cell>
          <table:table-cell office:value-type="float" office:value="8.97679138183589" calcext:value-type="float">
            <text:p>8,98</text:p>
          </table:table-cell>
          <table:table-cell office:value-type="float" office:value="8.38946228027339" calcext:value-type="float">
            <text:p>8,39</text:p>
          </table:table-cell>
          <table:table-cell office:value-type="float" office:value="1491.6696196289" calcext:value-type="float">
            <text:p>1491,67</text:p>
          </table:table-cell>
          <table:table-cell office:value-type="float" office:value="0.972928522088089" calcext:value-type="float">
            <text:p>0,97</text:p>
          </table:table-cell>
          <table:table-cell table:style-name="ce2" table:formula="of:=IF(OR([.H38]&lt;=[stats.H$14]; [.H38]&gt;=[stats.H$15]))" office:value-type="boolean" office:boolean-value="false" calcext:value-type="boolean">
            <text:p>NEPRAVDA</text:p>
          </table:table-cell>
          <table:table-cell table:formula="of:=IF([.F38]&lt;[stats.$B$9]; [.F38]; &quot;&quot;)" office:value-type="float" office:value="12.2559565429687" calcext:value-type="float">
            <text:p>12,26</text:p>
          </table:table-cell>
          <table:table-cell table:formula="of:=IF(AND([.F38]&gt;=[stats.$B$9];[.F38]&lt;=[stats.$B$11]); [.F38];&quot;&quot;)">
            <text:p/>
          </table:table-cell>
          <table:table-cell table:formula="of:=IF([.F38]&gt;[stats.$B$11]; [.F38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90116_Anat_20230320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, 0.4218749701976776, 0.4218750298023224)</text:p>
          </table:table-cell>
          <table:table-cell office:value-type="float" office:value="25.7067273559569" calcext:value-type="float">
            <text:p>25,71</text:p>
          </table:table-cell>
          <table:table-cell office:value-type="float" office:value="20.0030943603515" calcext:value-type="float">
            <text:p>20,00</text:p>
          </table:table-cell>
          <table:table-cell office:value-type="float" office:value="14.286646911621" calcext:value-type="float">
            <text:p>14,29</text:p>
          </table:table-cell>
          <table:table-cell office:value-type="float" office:value="1533.52335882568" calcext:value-type="float">
            <text:p>1533,52</text:p>
          </table:table-cell>
          <table:table-cell office:value-type="float" office:value="0.977643115951501" calcext:value-type="float">
            <text:p>0,98</text:p>
          </table:table-cell>
          <table:table-cell table:style-name="ce2" table:formula="of:=IF(OR([.H39]&lt;=[stats.H$14]; [.H39]&gt;=[stats.H$15]))" office:value-type="boolean" office:boolean-value="false" calcext:value-type="boolean">
            <text:p>NEPRAVDA</text:p>
          </table:table-cell>
          <table:table-cell table:formula="of:=IF([.F39]&lt;[stats.$B$9]; [.F39]; &quot;&quot;)">
            <text:p/>
          </table:table-cell>
          <table:table-cell table:formula="of:=IF(AND([.F39]&gt;=[stats.$B$9];[.F39]&lt;=[stats.$B$11]); [.F39];&quot;&quot;)" office:value-type="float" office:value="25.7067273559569" calcext:value-type="float">
            <text:p>25,71</text:p>
          </table:table-cell>
          <table:table-cell table:formula="of:=IF([.F39]&gt;[stats.$B$11]; [.F39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90116_Anat_20230327</text:p>
          </table:table-cell>
          <table:table-cell table:number-columns-repeated="2" office:value-type="string" calcext:value-type="string">
            <text:p>(224, 512, 512)</text:p>
          </table:table-cell>
          <table:table-cell office:value-type="string" calcext:value-type="string">
            <text:p>(0.7500000596046448, 0.4218750298023224, 0.4218750298023224)</text:p>
          </table:table-cell>
          <table:table-cell office:value-type="string" calcext:value-type="string">
            <text:p>(0.75, 0.4218749701976776, 0.4218750298023224)</text:p>
          </table:table-cell>
          <table:table-cell office:value-type="float" office:value="11.4718721923828" calcext:value-type="float">
            <text:p>11,47</text:p>
          </table:table-cell>
          <table:table-cell office:value-type="float" office:value="5.41090283203122" calcext:value-type="float">
            <text:p>5,41</text:p>
          </table:table-cell>
          <table:table-cell office:value-type="float" office:value="7.47936914062496" calcext:value-type="float">
            <text:p>7,48</text:p>
          </table:table-cell>
          <table:table-cell office:value-type="float" office:value="1526.21852308204" calcext:value-type="float">
            <text:p>1526,22</text:p>
          </table:table-cell>
          <table:table-cell office:value-type="float" office:value="0.975994577158618" calcext:value-type="float">
            <text:p>0,98</text:p>
          </table:table-cell>
          <table:table-cell table:style-name="ce2" table:formula="of:=IF(OR([.H40]&lt;=[stats.H$14]; [.H40]&gt;=[stats.H$15]))" office:value-type="boolean" office:boolean-value="false" calcext:value-type="boolean">
            <text:p>NEPRAVDA</text:p>
          </table:table-cell>
          <table:table-cell table:formula="of:=IF([.F40]&lt;[stats.$B$9]; [.F40]; &quot;&quot;)" office:value-type="float" office:value="11.4718721923828" calcext:value-type="float">
            <text:p>11,47</text:p>
          </table:table-cell>
          <table:table-cell table:formula="of:=IF(AND([.F40]&gt;=[stats.$B$9];[.F40]&lt;=[stats.$B$11]); [.F40];&quot;&quot;)">
            <text:p/>
          </table:table-cell>
          <table:table-cell table:formula="of:=IF([.F40]&gt;[stats.$B$11]; [.F40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90867_Anat_20230116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, 0.421875, 0.4218749701976776)</text:p>
          </table:table-cell>
          <table:table-cell office:value-type="float" office:value="55.2575197781087" calcext:value-type="float">
            <text:p>55,26</text:p>
          </table:table-cell>
          <table:table-cell office:value-type="float" office:value="47.5653778654465" calcext:value-type="float">
            <text:p>47,57</text:p>
          </table:table-cell>
          <table:table-cell office:value-type="float" office:value="28.2168898523902" calcext:value-type="float">
            <text:p>28,22</text:p>
          </table:table-cell>
          <table:table-cell office:value-type="float" office:value="1356.92141116266" calcext:value-type="float">
            <text:p>1356,92</text:p>
          </table:table-cell>
          <table:table-cell office:value-type="float" office:value="0.978747281014651" calcext:value-type="float">
            <text:p>0,98</text:p>
          </table:table-cell>
          <table:table-cell table:style-name="ce2" table:formula="of:=IF(OR([.H41]&lt;=[stats.H$14]; [.H41]&gt;=[stats.H$15]))" office:value-type="boolean" office:boolean-value="false" calcext:value-type="boolean">
            <text:p>NEPRAVDA</text:p>
          </table:table-cell>
          <table:table-cell table:formula="of:=IF([.F41]&lt;[stats.$B$9]; [.F41]; &quot;&quot;)">
            <text:p/>
          </table:table-cell>
          <table:table-cell table:formula="of:=IF(AND([.F41]&gt;=[stats.$B$9];[.F41]&lt;=[stats.$B$11]); [.F41];&quot;&quot;)">
            <text:p/>
          </table:table-cell>
          <table:table-cell table:formula="of:=IF([.F41]&gt;[stats.$B$11]; [.F41]; &quot;&quot;)" office:value-type="float" office:value="55.2575197781087" calcext:value-type="float">
            <text:p>55,26</text:p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90867_Anat_20230123</text:p>
          </table:table-cell>
          <table:table-cell table:number-columns-repeated="2" office:value-type="string" calcext:value-type="string">
            <text:p>(224, 512, 512)</text:p>
          </table:table-cell>
          <table:table-cell office:value-type="string" calcext:value-type="string">
            <text:p>(0.7499999403953552, 0.4218749701976776, 0.421875)</text:p>
          </table:table-cell>
          <table:table-cell office:value-type="string" calcext:value-type="string">
            <text:p>(0.75, 0.421875, 0.4218749701976776)</text:p>
          </table:table-cell>
          <table:table-cell office:value-type="float" office:value="53.928420811941" calcext:value-type="float">
            <text:p>53,93</text:p>
          </table:table-cell>
          <table:table-cell office:value-type="float" office:value="34.6329258981685" calcext:value-type="float">
            <text:p>34,63</text:p>
          </table:table-cell>
          <table:table-cell office:value-type="float" office:value="45.0996636841621" calcext:value-type="float">
            <text:p>45,10</text:p>
          </table:table-cell>
          <table:table-cell office:value-type="float" office:value="1361.54425007899" calcext:value-type="float">
            <text:p>1361,54</text:p>
          </table:table-cell>
          <table:table-cell office:value-type="float" office:value="0.983752838020118" calcext:value-type="float">
            <text:p>0,98</text:p>
          </table:table-cell>
          <table:table-cell table:style-name="ce2" table:formula="of:=IF(OR([.H42]&lt;=[stats.H$14]; [.H42]&gt;=[stats.H$15]))" office:value-type="boolean" office:boolean-value="false" calcext:value-type="boolean">
            <text:p>NEPRAVDA</text:p>
          </table:table-cell>
          <table:table-cell table:formula="of:=IF([.F42]&lt;[stats.$B$9]; [.F42]; &quot;&quot;)">
            <text:p/>
          </table:table-cell>
          <table:table-cell table:formula="of:=IF(AND([.F42]&gt;=[stats.$B$9];[.F42]&lt;=[stats.$B$11]); [.F42];&quot;&quot;)">
            <text:p/>
          </table:table-cell>
          <table:table-cell table:formula="of:=IF([.F42]&gt;[stats.$B$11]; [.F42]; &quot;&quot;)" office:value-type="float" office:value="53.928420811941" calcext:value-type="float">
            <text:p>53,93</text:p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, 0.421875, 0.421875)</text:p>
          </table:table-cell>
          <table:table-cell office:value-type="float" office:value="137.39576550293" calcext:value-type="float">
            <text:p>137,40</text:p>
          </table:table-cell>
          <table:table-cell office:value-type="float" office:value="133.814392822266" calcext:value-type="float">
            <text:p>133,81</text:p>
          </table:table-cell>
          <table:table-cell office:value-type="float" office:value="95.2196627197267" calcext:value-type="float">
            <text:p>95,22</text:p>
          </table:table-cell>
          <table:table-cell office:value-type="float" office:value="1430.89894445801" calcext:value-type="float">
            <text:p>1430,90</text:p>
          </table:table-cell>
          <table:table-cell office:value-type="float" office:value="0.98972779258756" calcext:value-type="float">
            <text:p>0,99</text:p>
          </table:table-cell>
          <table:table-cell table:style-name="ce2" table:formula="of:=IF(OR([.H43]&lt;=[stats.H$14]; [.H43]&gt;=[stats.H$15]))" office:value-type="boolean" office:boolean-value="true" calcext:value-type="boolean">
            <text:p>PRAVDA</text:p>
          </table:table-cell>
          <table:table-cell table:formula="of:=IF([.F43]&lt;[stats.$B$9]; [.F43]; &quot;&quot;)">
            <text:p/>
          </table:table-cell>
          <table:table-cell table:formula="of:=IF(AND([.F43]&gt;=[stats.$B$9];[.F43]&lt;=[stats.$B$11]); [.F43];&quot;&quot;)">
            <text:p/>
          </table:table-cell>
          <table:table-cell table:formula="of:=IF([.F43]&gt;[stats.$B$11]; [.F43]; &quot;&quot;)" office:value-type="float" office:value="137.39576550293" calcext:value-type="float">
            <text:p>137,40</text:p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96666_Anat_20230210</text:p>
          </table:table-cell>
          <table:table-cell table:number-columns-repeated="2" office:value-type="string" calcext:value-type="string">
            <text:p>(224, 512, 512)</text:p>
          </table:table-cell>
          <table:table-cell office:value-type="string" calcext:value-type="string">
            <text:p>(0.7499999403953552, 0.4218749701976776, 0.421875)</text:p>
          </table:table-cell>
          <table:table-cell office:value-type="string" calcext:value-type="string">
            <text:p>(0.75, 0.421875, 0.421875)</text:p>
          </table:table-cell>
          <table:table-cell office:value-type="float" office:value="126.546576645498" calcext:value-type="float">
            <text:p>126,55</text:p>
          </table:table-cell>
          <table:table-cell office:value-type="float" office:value="110.376874971257" calcext:value-type="float">
            <text:p>110,38</text:p>
          </table:table-cell>
          <table:table-cell office:value-type="float" office:value="99.3015850688869" calcext:value-type="float">
            <text:p>99,30</text:p>
          </table:table-cell>
          <table:table-cell office:value-type="float" office:value="1439.40231938494" calcext:value-type="float">
            <text:p>1439,40</text:p>
          </table:table-cell>
          <table:table-cell office:value-type="float" office:value="0.989739472276529" calcext:value-type="float">
            <text:p>0,99</text:p>
          </table:table-cell>
          <table:table-cell table:style-name="ce2" table:formula="of:=IF(OR([.H44]&lt;=[stats.H$14]; [.H44]&gt;=[stats.H$15]))" office:value-type="boolean" office:boolean-value="true" calcext:value-type="boolean">
            <text:p>PRAVDA</text:p>
          </table:table-cell>
          <table:table-cell table:formula="of:=IF([.F44]&lt;[stats.$B$9]; [.F44]; &quot;&quot;)">
            <text:p/>
          </table:table-cell>
          <table:table-cell table:formula="of:=IF(AND([.F44]&gt;=[stats.$B$9];[.F44]&lt;=[stats.$B$11]); [.F44];&quot;&quot;)">
            <text:p/>
          </table:table-cell>
          <table:table-cell table:formula="of:=IF([.F44]&gt;[stats.$B$11]; [.F44]; &quot;&quot;)" office:value-type="float" office:value="126.546576645498" calcext:value-type="float">
            <text:p>126,55</text:p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, 0.421875, 0.421875)</text:p>
          </table:table-cell>
          <table:table-cell office:value-type="float" office:value="111.237462158203" calcext:value-type="float">
            <text:p>111,24</text:p>
          </table:table-cell>
          <table:table-cell office:value-type="float" office:value="104.18230480957" calcext:value-type="float">
            <text:p>104,18</text:p>
          </table:table-cell>
          <table:table-cell office:value-type="float" office:value="19.296697631836" calcext:value-type="float">
            <text:p>19,30</text:p>
          </table:table-cell>
          <table:table-cell office:value-type="float" office:value="1431.99057568359" calcext:value-type="float">
            <text:p>1431,99</text:p>
          </table:table-cell>
          <table:table-cell office:value-type="float" office:value="0.986493256262042" calcext:value-type="float">
            <text:p>0,99</text:p>
          </table:table-cell>
          <table:table-cell table:style-name="ce2" table:formula="of:=IF(OR([.H45]&lt;=[stats.H$14]; [.H45]&gt;=[stats.H$15]))" office:value-type="boolean" office:boolean-value="false" calcext:value-type="boolean">
            <text:p>NEPRAVDA</text:p>
          </table:table-cell>
          <table:table-cell table:formula="of:=IF([.F45]&lt;[stats.$B$9]; [.F45]; &quot;&quot;)">
            <text:p/>
          </table:table-cell>
          <table:table-cell table:formula="of:=IF(AND([.F45]&gt;=[stats.$B$9];[.F45]&lt;=[stats.$B$11]); [.F45];&quot;&quot;)">
            <text:p/>
          </table:table-cell>
          <table:table-cell table:formula="of:=IF([.F45]&gt;[stats.$B$11]; [.F45]; &quot;&quot;)" office:value-type="float" office:value="111.237462158203" calcext:value-type="float">
            <text:p>111,24</text:p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22179_Anat_20210927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066280365, 0.4642999470233917, 0.8000001311302185)</text:p>
          </table:table-cell>
          <table:table-cell office:value-type="float" office:value="22.5915181614801" calcext:value-type="float">
            <text:p>22,59</text:p>
          </table:table-cell>
          <table:table-cell office:value-type="float" office:value="17.7861037820221" calcext:value-type="float">
            <text:p>17,79</text:p>
          </table:table-cell>
          <table:table-cell office:value-type="float" office:value="16.2196532074952" calcext:value-type="float">
            <text:p>16,22</text:p>
          </table:table-cell>
          <table:table-cell office:value-type="float" office:value="1238.56089192509" calcext:value-type="float">
            <text:p>1238,56</text:p>
          </table:table-cell>
          <table:table-cell office:value-type="float" office:value="0.980384057887873" calcext:value-type="float">
            <text:p>0,98</text:p>
          </table:table-cell>
          <table:table-cell table:style-name="ce2" table:formula="of:=IF(OR([.H46]&lt;=[stats.H$14]; [.H46]&gt;=[stats.H$15]))" office:value-type="boolean" office:boolean-value="false" calcext:value-type="boolean">
            <text:p>NEPRAVDA</text:p>
          </table:table-cell>
          <table:table-cell table:formula="of:=IF([.F46]&lt;[stats.$B$9]; [.F46]; &quot;&quot;)">
            <text:p/>
          </table:table-cell>
          <table:table-cell table:formula="of:=IF(AND([.F46]&gt;=[stats.$B$9];[.F46]&lt;=[stats.$B$11]); [.F46];&quot;&quot;)" office:value-type="float" office:value="22.5915181614801" calcext:value-type="float">
            <text:p>22,59</text:p>
          </table:table-cell>
          <table:table-cell table:formula="of:=IF([.F46]&gt;[stats.$B$11]; [.F46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2179_Anat_20211004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066280365, 0.4642999470233917, 0.8000001311302185)</text:p>
          </table:table-cell>
          <table:table-cell office:value-type="float" office:value="16.8824154620264" calcext:value-type="float">
            <text:p>16,88</text:p>
          </table:table-cell>
          <table:table-cell office:value-type="float" office:value="12.1223579581712" calcext:value-type="float">
            <text:p>12,12</text:p>
          </table:table-cell>
          <table:table-cell office:value-type="float" office:value="5.40108984840175" calcext:value-type="float">
            <text:p>5,40</text:p>
          </table:table-cell>
          <table:table-cell office:value-type="float" office:value="1237.19673646494" calcext:value-type="float">
            <text:p>1237,20</text:p>
          </table:table-cell>
          <table:table-cell office:value-type="float" office:value="0.973203366848313" calcext:value-type="float">
            <text:p>0,97</text:p>
          </table:table-cell>
          <table:table-cell table:style-name="ce2" table:formula="of:=IF(OR([.H47]&lt;=[stats.H$14]; [.H47]&gt;=[stats.H$15]))" office:value-type="boolean" office:boolean-value="false" calcext:value-type="boolean">
            <text:p>NEPRAVDA</text:p>
          </table:table-cell>
          <table:table-cell table:formula="of:=IF([.F47]&lt;[stats.$B$9]; [.F47]; &quot;&quot;)">
            <text:p/>
          </table:table-cell>
          <table:table-cell table:formula="of:=IF(AND([.F47]&gt;=[stats.$B$9];[.F47]&lt;=[stats.$B$11]); [.F47];&quot;&quot;)" office:value-type="float" office:value="16.8824154620264" calcext:value-type="float">
            <text:p>16,88</text:p>
          </table:table-cell>
          <table:table-cell table:formula="of:=IF([.F47]&gt;[stats.$B$11]; [.F47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22179_Anat_20211011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066280365, 0.4642999470233917, 0.8000001311302185)</text:p>
          </table:table-cell>
          <table:table-cell office:value-type="float" office:value="5.74945824656802" calcext:value-type="float">
            <text:p>5,75</text:p>
          </table:table-cell>
          <table:table-cell office:value-type="float" office:value="1.30896838716934" calcext:value-type="float">
            <text:p>1,31</text:p>
          </table:table-cell>
          <table:table-cell office:value-type="float" office:value="4.45670106208563" calcext:value-type="float">
            <text:p>4,46</text:p>
          </table:table-cell>
          <table:table-cell office:value-type="float" office:value="1240.19908569449" calcext:value-type="float">
            <text:p>1240,20</text:p>
          </table:table-cell>
          <table:table-cell office:value-type="float" office:value="0.950076413652573" calcext:value-type="float">
            <text:p>0,95</text:p>
          </table:table-cell>
          <table:table-cell table:style-name="ce2" table:formula="of:=IF(OR([.H48]&lt;=[stats.H$14]; [.H48]&gt;=[stats.H$15]))" office:value-type="boolean" office:boolean-value="false" calcext:value-type="boolean">
            <text:p>NEPRAVDA</text:p>
          </table:table-cell>
          <table:table-cell table:formula="of:=IF([.F48]&lt;[stats.$B$9]; [.F48]; &quot;&quot;)" office:value-type="float" office:value="5.74945824656802" calcext:value-type="float">
            <text:p>5,75</text:p>
          </table:table-cell>
          <table:table-cell table:formula="of:=IF(AND([.F48]&gt;=[stats.$B$9];[.F48]&lt;=[stats.$B$11]); [.F48];&quot;&quot;)">
            <text:p/>
          </table:table-cell>
          <table:table-cell table:formula="of:=IF([.F48]&gt;[stats.$B$11]; [.F48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3211228_Anat_20210729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364303589, 0.4643000364303589, 0.800000011920929)</text:p>
          </table:table-cell>
          <table:table-cell office:value-type="float" office:value="4.68555546015335" calcext:value-type="float">
            <text:p>4,69</text:p>
          </table:table-cell>
          <table:table-cell office:value-type="float" office:value="0.164871398281372" calcext:value-type="float">
            <text:p>0,16</text:p>
          </table:table-cell>
          <table:table-cell office:value-type="float" office:value="4.52620276976424" calcext:value-type="float">
            <text:p>4,53</text:p>
          </table:table-cell>
          <table:table-cell office:value-type="float" office:value="1349.19852905388" calcext:value-type="float">
            <text:p>1349,20</text:p>
          </table:table-cell>
          <table:table-cell office:value-type="float" office:value="0.937713920337007" calcext:value-type="float">
            <text:p>0,94</text:p>
          </table:table-cell>
          <table:table-cell table:style-name="ce2" table:formula="of:=IF(OR([.H49]&lt;=[stats.H$14]; [.H49]&gt;=[stats.H$15]))" office:value-type="boolean" office:boolean-value="false" calcext:value-type="boolean">
            <text:p>NEPRAVDA</text:p>
          </table:table-cell>
          <table:table-cell table:formula="of:=IF([.F49]&lt;[stats.$B$9]; [.F49]; &quot;&quot;)" office:value-type="float" office:value="4.68555546015335" calcext:value-type="float">
            <text:p>4,69</text:p>
          </table:table-cell>
          <table:table-cell table:formula="of:=IF(AND([.F49]&gt;=[stats.$B$9];[.F49]&lt;=[stats.$B$11]); [.F49];&quot;&quot;)">
            <text:p/>
          </table:table-cell>
          <table:table-cell table:formula="of:=IF([.F49]&gt;[stats.$B$11]; [.F49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211228_Anat_20210806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364303589, 0.4643000364303589, 0.800000011920929)</text:p>
          </table:table-cell>
          <table:table-cell table:number-columns-repeated="2" office:value-type="float" office:value="4.90026768908673" calcext:value-type="float">
            <text:p>4,90</text:p>
          </table:table-cell>
          <table:table-cell office:value-type="float" office:value="0" calcext:value-type="float">
            <text:p>0,00</text:p>
          </table:table-cell>
          <table:table-cell office:value-type="float" office:value="1347.98889726774" calcext:value-type="float">
            <text:p>1347,99</text:p>
          </table:table-cell>
          <table:table-cell office:value-type="float" office:value="0.951670194826163" calcext:value-type="float">
            <text:p>0,95</text:p>
          </table:table-cell>
          <table:table-cell table:style-name="ce2" table:formula="of:=IF(OR([.H50]&lt;=[stats.H$14]; [.H50]&gt;=[stats.H$15]))" office:value-type="boolean" office:boolean-value="true" calcext:value-type="boolean">
            <text:p>PRAVDA</text:p>
          </table:table-cell>
          <table:table-cell table:formula="of:=IF([.F50]&lt;[stats.$B$9]; [.F50]; &quot;&quot;)" office:value-type="float" office:value="4.90026768908673" calcext:value-type="float">
            <text:p>4,90</text:p>
          </table:table-cell>
          <table:table-cell table:formula="of:=IF(AND([.F50]&gt;=[stats.$B$9];[.F50]&lt;=[stats.$B$11]); [.F50];&quot;&quot;)">
            <text:p/>
          </table:table-cell>
          <table:table-cell table:formula="of:=IF([.F50]&gt;[stats.$B$11]; [.F50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3211228_Anat_20210813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3000364303589, 0.4643000364303589, 0.800000011920929)</text:p>
          </table:table-cell>
          <table:table-cell office:value-type="float" office:value="2.85903560743577" calcext:value-type="float">
            <text:p>2,86</text:p>
          </table:table-cell>
          <table:table-cell office:value-type="float" office:value="2.53739841308978" calcext:value-type="float">
            <text:p>2,54</text:p>
          </table:table-cell>
          <table:table-cell office:value-type="float" office:value="1.31103804365585" calcext:value-type="float">
            <text:p>1,31</text:p>
          </table:table-cell>
          <table:table-cell office:value-type="float" office:value="1342.97635836497" calcext:value-type="float">
            <text:p>1342,98</text:p>
          </table:table-cell>
          <table:table-cell office:value-type="float" office:value="0.943717317986324" calcext:value-type="float">
            <text:p>0,94</text:p>
          </table:table-cell>
          <table:table-cell table:style-name="ce2" table:formula="of:=IF(OR([.H51]&lt;=[stats.H$14]; [.H51]&gt;=[stats.H$15]))" office:value-type="boolean" office:boolean-value="false" calcext:value-type="boolean">
            <text:p>NEPRAVDA</text:p>
          </table:table-cell>
          <table:table-cell table:formula="of:=IF([.F51]&lt;[stats.$B$9]; [.F51]; &quot;&quot;)" office:value-type="float" office:value="2.85903560743577" calcext:value-type="float">
            <text:p>2,86</text:p>
          </table:table-cell>
          <table:table-cell table:formula="of:=IF(AND([.F51]&gt;=[stats.$B$9];[.F51]&lt;=[stats.$B$11]); [.F51];&quot;&quot;)">
            <text:p/>
          </table:table-cell>
          <table:table-cell table:formula="of:=IF([.F51]&gt;[stats.$B$11]; [.F51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98251_Anat_20220228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768257141, 0.4642999470233917, 0.8999999165534973)</text:p>
          </table:table-cell>
          <table:table-cell office:value-type="float" office:value="3.60852201914081" calcext:value-type="float">
            <text:p>3,61</text:p>
          </table:table-cell>
          <table:table-cell office:value-type="float" office:value="3.621" calcext:value-type="float">
            <text:p>3,62</text:p>
          </table:table-cell>
          <table:table-cell office:value-type="float" office:value="1.588" calcext:value-type="float">
            <text:p>1,59</text:p>
          </table:table-cell>
          <table:table-cell office:value-type="float" office:value="1399.04779270571" calcext:value-type="float">
            <text:p>1399,05</text:p>
          </table:table-cell>
          <table:table-cell office:value-type="float" office:value="0.963530014286099" calcext:value-type="float">
            <text:p>0,96</text:p>
          </table:table-cell>
          <table:table-cell table:style-name="ce2" table:formula="of:=IF(OR([.H52]&lt;=[stats.H$14]; [.H52]&gt;=[stats.H$15]))" office:value-type="boolean" office:boolean-value="false" calcext:value-type="boolean">
            <text:p>NEPRAVDA</text:p>
          </table:table-cell>
          <table:table-cell table:formula="of:=IF([.F52]&lt;[stats.$B$9]; [.F52]; &quot;&quot;)" office:value-type="float" office:value="3.60852201914081" calcext:value-type="float">
            <text:p>3,61</text:p>
          </table:table-cell>
          <table:table-cell table:formula="of:=IF(AND([.F52]&gt;=[stats.$B$9];[.F52]&lt;=[stats.$B$11]); [.F52];&quot;&quot;)">
            <text:p/>
          </table:table-cell>
          <table:table-cell table:formula="of:=IF([.F52]&gt;[stats.$B$11]; [.F52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98251_Anat_20220307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768257141, 0.4642999470233917, 0.8999999165534973)</text:p>
          </table:table-cell>
          <table:table-cell table:number-columns-repeated="2" office:value-type="float" office:value="2.30239963445046" calcext:value-type="float">
            <text:p>2,30</text:p>
          </table:table-cell>
          <table:table-cell office:value-type="float" office:value="0.139692233656723" calcext:value-type="float">
            <text:p>0,14</text:p>
          </table:table-cell>
          <table:table-cell office:value-type="float" office:value="1404.45174796132" calcext:value-type="float">
            <text:p>1404,45</text:p>
          </table:table-cell>
          <table:table-cell office:value-type="float" office:value="0.966643975493533" calcext:value-type="float">
            <text:p>0,97</text:p>
          </table:table-cell>
          <table:table-cell table:style-name="ce2" table:formula="of:=IF(OR([.H53]&lt;=[stats.H$14]; [.H53]&gt;=[stats.H$15]))" office:value-type="boolean" office:boolean-value="true" calcext:value-type="boolean">
            <text:p>PRAVDA</text:p>
          </table:table-cell>
          <table:table-cell table:formula="of:=IF([.F53]&lt;[stats.$B$9]; [.F53]; &quot;&quot;)" office:value-type="float" office:value="2.30239963445046" calcext:value-type="float">
            <text:p>2,30</text:p>
          </table:table-cell>
          <table:table-cell table:formula="of:=IF(AND([.F53]&gt;=[stats.$B$9];[.F53]&lt;=[stats.$B$11]); [.F53];&quot;&quot;)">
            <text:p/>
          </table:table-cell>
          <table:table-cell table:formula="of:=IF([.F53]&gt;[stats.$B$11]; [.F53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98251_Anat_20220314</text:p>
          </table:table-cell>
          <table:table-cell table:number-columns-repeated="2" office:value-type="string" calcext:value-type="string">
            <text:p>(448, 448, 208)</text:p>
          </table:table-cell>
          <table:table-cell table:number-columns-repeated="2" office:value-type="string" calcext:value-type="string">
            <text:p>(0.4642999768257141, 0.4642999470233917, 0.8999999165534973)</text:p>
          </table:table-cell>
          <table:table-cell office:value-type="float" office:value="1.72636318760767" calcext:value-type="float">
            <text:p>1,73</text:p>
          </table:table-cell>
          <table:table-cell office:value-type="float" office:value="1.2853415600325" calcext:value-type="float">
            <text:p>1,29</text:p>
          </table:table-cell>
          <table:table-cell office:value-type="float" office:value="1.49763935426301" calcext:value-type="float">
            <text:p>1,50</text:p>
          </table:table-cell>
          <table:table-cell office:value-type="float" office:value="1377.34641019015" calcext:value-type="float">
            <text:p>1377,35</text:p>
          </table:table-cell>
          <table:table-cell office:value-type="float" office:value="0.96727889234247" calcext:value-type="float">
            <text:p>0,97</text:p>
          </table:table-cell>
          <table:table-cell table:style-name="ce2" table:formula="of:=IF(OR([.H54]&lt;=[stats.H$14]; [.H54]&gt;=[stats.H$15]))" office:value-type="boolean" office:boolean-value="false" calcext:value-type="boolean">
            <text:p>NEPRAVDA</text:p>
          </table:table-cell>
          <table:table-cell table:formula="of:=IF([.F54]&lt;[stats.$B$9]; [.F54]; &quot;&quot;)" office:value-type="float" office:value="1.72636318760767" calcext:value-type="float">
            <text:p>1,73</text:p>
          </table:table-cell>
          <table:table-cell table:formula="of:=IF(AND([.F54]&gt;=[stats.$B$9];[.F54]&lt;=[stats.$B$11]); [.F54];&quot;&quot;)">
            <text:p/>
          </table:table-cell>
          <table:table-cell table:formula="of:=IF([.F54]&gt;[stats.$B$11]; [.F54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00000596046448, 0.421875, 0.4218749701976776)</text:p>
          </table:table-cell>
          <table:table-cell office:value-type="float" office:value="18.7125723087925" calcext:value-type="float">
            <text:p>18,71</text:p>
          </table:table-cell>
          <table:table-cell office:value-type="float" office:value="13.4678568694136" calcext:value-type="float">
            <text:p>13,47</text:p>
          </table:table-cell>
          <table:table-cell office:value-type="float" office:value="13.575444883059" calcext:value-type="float">
            <text:p>13,58</text:p>
          </table:table-cell>
          <table:table-cell office:value-type="float" office:value="1376.6551095684" calcext:value-type="float">
            <text:p>1376,66</text:p>
          </table:table-cell>
          <table:table-cell office:value-type="float" office:value="0.964639871915995" calcext:value-type="float">
            <text:p>0,96</text:p>
          </table:table-cell>
          <table:table-cell table:style-name="ce2" table:formula="of:=IF(OR([.H55]&lt;=[stats.H$14]; [.H55]&gt;=[stats.H$15]))" office:value-type="boolean" office:boolean-value="false" calcext:value-type="boolean">
            <text:p>NEPRAVDA</text:p>
          </table:table-cell>
          <table:table-cell table:formula="of:=IF([.F55]&lt;[stats.$B$9]; [.F55]; &quot;&quot;)">
            <text:p/>
          </table:table-cell>
          <table:table-cell table:formula="of:=IF(AND([.F55]&gt;=[stats.$B$9];[.F55]&lt;=[stats.$B$11]); [.F55];&quot;&quot;)" office:value-type="float" office:value="18.7125723087925" calcext:value-type="float">
            <text:p>18,71</text:p>
          </table:table-cell>
          <table:table-cell table:formula="of:=IF([.F55]&gt;[stats.$B$11]; [.F55]; &quot;&quot;)">
            <text:p/>
          </table:table-cell>
          <table:table-cell table:style-name="ce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table:number-columns-repeated="2" office:value-type="string" calcext:value-type="string">
            <text:p>(224, 512, 512)</text:p>
          </table:table-cell>
          <table:table-cell office:value-type="string" calcext:value-type="string">
            <text:p>(0.7500000596046448, 0.421875, 0.4218749403953552)</text:p>
          </table:table-cell>
          <table:table-cell office:value-type="string" calcext:value-type="string">
            <text:p>(0.7500000596046448, 0.421875, 0.4218749701976776)</text:p>
          </table:table-cell>
          <table:table-cell office:value-type="float" office:value="18.4413330485849" calcext:value-type="float">
            <text:p>18,44</text:p>
          </table:table-cell>
          <table:table-cell office:value-type="float" office:value="11.7579282654473" calcext:value-type="float">
            <text:p>11,76</text:p>
          </table:table-cell>
          <table:table-cell office:value-type="float" office:value="15.2557400639121" calcext:value-type="float">
            <text:p>15,26</text:p>
          </table:table-cell>
          <table:table-cell office:value-type="float" office:value="1383.52462663945" calcext:value-type="float">
            <text:p>1383,52</text:p>
          </table:table-cell>
          <table:table-cell office:value-type="float" office:value="0.959005422910429" calcext:value-type="float">
            <text:p>0,96</text:p>
          </table:table-cell>
          <table:table-cell table:style-name="ce2" table:formula="of:=IF(OR([.H56]&lt;=[stats.H$14]; [.H56]&gt;=[stats.H$15]))" office:value-type="boolean" office:boolean-value="false" calcext:value-type="boolean">
            <text:p>NEPRAVDA</text:p>
          </table:table-cell>
          <table:table-cell table:formula="of:=IF([.F56]&lt;[stats.$B$9]; [.F56]; &quot;&quot;)">
            <text:p/>
          </table:table-cell>
          <table:table-cell table:formula="of:=IF(AND([.F56]&gt;=[stats.$B$9];[.F56]&lt;=[stats.$B$11]); [.F56];&quot;&quot;)" office:value-type="float" office:value="18.4413330485849" calcext:value-type="float">
            <text:p>18,44</text:p>
          </table:table-cell>
          <table:table-cell table:formula="of:=IF([.F56]&gt;[stats.$B$11]; [.F56]; &quot;&quot;)">
            <text:p/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8994_Anat_20221212</text:p>
          </table:table-cell>
          <table:table-cell table:number-columns-repeated="2" office:value-type="string" calcext:value-type="string">
            <text:p>(224, 512, 512)</text:p>
          </table:table-cell>
          <table:table-cell table:number-columns-repeated="2" office:value-type="string" calcext:value-type="string">
            <text:p>(0.7500000596046448, 0.421875, 0.4218749701976776)</text:p>
          </table:table-cell>
          <table:table-cell office:value-type="float" office:value="10.1200809609455" calcext:value-type="float">
            <text:p>10,12</text:p>
          </table:table-cell>
          <table:table-cell office:value-type="float" office:value="6.69568530082419" calcext:value-type="float">
            <text:p>6,70</text:p>
          </table:table-cell>
          <table:table-cell office:value-type="float" office:value="6.74387298435517" calcext:value-type="float">
            <text:p>6,74</text:p>
          </table:table-cell>
          <table:table-cell office:value-type="float" office:value="1415.56152488999" calcext:value-type="float">
            <text:p>1415,56</text:p>
          </table:table-cell>
          <table:table-cell office:value-type="float" office:value="0.964636789670098" calcext:value-type="float">
            <text:p>0,96</text:p>
          </table:table-cell>
          <table:table-cell table:style-name="ce2" table:formula="of:=IF(OR([.H57]&lt;=[stats.H$14]; [.H57]&gt;=[stats.H$15]))" office:value-type="boolean" office:boolean-value="false" calcext:value-type="boolean">
            <text:p>NEPRAVDA</text:p>
          </table:table-cell>
          <table:table-cell table:formula="of:=IF([.F57]&lt;[stats.$B$9]; [.F57]; &quot;&quot;)" office:value-type="float" office:value="10.1200809609455" calcext:value-type="float">
            <text:p>10,12</text:p>
          </table:table-cell>
          <table:table-cell table:formula="of:=IF(AND([.F57]&gt;=[stats.$B$9];[.F57]&lt;=[stats.$B$11]); [.F57];&quot;&quot;)">
            <text:p/>
          </table:table-cell>
          <table:table-cell table:formula="of:=IF([.F57]&gt;[stats.$B$11]; [.F57]; &quot;&quot;)">
            <text:p/>
          </table:table-cell>
          <table:table-cell table:style-name="ce58" office:value-type="float" office:value="3" calcext:value-type="float">
            <text:p>3</text:p>
          </table:table-cell>
        </table:table-row>
        <table:table-row table:style-name="ro1" table:number-rows-repeated="104851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ata acquisition" table:style-name="ta1">
        <table:table-column table:style-name="co3" table:number-columns-repeated="9" table:default-cell-style-name="Default"/>
        <table:table-column table:style-name="co1" table:default-cell-style-name="Default"/>
        <table:table-column table:style-name="co3" table:default-cell-style-name="ce58"/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>
            <text:p>Rozdil dni první a druhy sber</text:p>
          </table:table-cell>
          <table:table-cell office:value-type="string" calcext:value-type="string">
            <text:p>druhy a treti sber</text:p>
          </table:table-cell>
          <table:table-cell table:number-columns-repeated="2"/>
          <table:table-cell table:style-name="ce68"/>
          <table:table-cell table:style-name="ce5" office:value-type="string" calcext:value-type="string">
            <text:p>Rozdil dni první a druhy sber</text:p>
          </table:table-cell>
          <table:table-cell office:value-type="string" calcext:value-type="string">
            <text:p>druhy a treti sber</text:p>
          </table:table-cell>
          <table:table-cell table:style-name="ce64"/>
          <table:table-cell table:style-name="ce57"/>
          <table:table-cell/>
          <table:table-cell table:style-name="Default"/>
          <table:table-cell table:style-name="ce57" table:number-columns-repeated="3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/>
          <table:table-cell table:style-name="ce7"/>
          <table:table-cell table:style-name="ce10" office:value-type="string" calcext:value-type="string">
            <text:p>avg</text:p>
          </table:table-cell>
          <table:table-cell table:formula="of:=AVERAGE([.A:.A])" office:value-type="float" office:value="6.66666666666667" calcext:value-type="float">
            <text:p>6,67</text:p>
          </table:table-cell>
          <table:table-cell table:formula="of:=AVERAGE([.B:.B])" office:value-type="float" office:value="6.94736842105263" calcext:value-type="float">
            <text:p>6,9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/>
          <table:table-cell table:style-name="ce7"/>
          <table:table-cell table:style-name="ce10" office:value-type="string" calcext:value-type="string">
            <text:p>std</text:p>
          </table:table-cell>
          <table:table-cell table:formula="of:=STDEV([.A:.A])" office:value-type="float" office:value="0.685994340570035" calcext:value-type="float">
            <text:p>0,69</text:p>
          </table:table-cell>
          <table:table-cell table:formula="of:=STDEV([.B:.B])" office:value-type="float" office:value="0.705036185874039" calcext:value-type="float">
            <text:p>0,7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/>
          <table:table-cell table:style-name="ce7"/>
          <table:table-cell table:style-name="ce10"/>
          <table:table-cell table:number-columns-repeated="9"/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/>
          <table:table-cell table:style-name="ce7"/>
          <table:table-cell table:style-name="ce10"/>
          <table:table-cell table:number-columns-repeated="9"/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/>
          <table:table-cell table:style-name="ce8"/>
          <table:table-cell office:value-type="string" calcext:value-type="string">
            <text:p>1. sber</text:p>
          </table:table-cell>
          <table:table-cell office:value-type="string" calcext:value-type="string">
            <text:p>2. sber</text:p>
          </table:table-cell>
          <table:table-cell office:value-type="string" calcext:value-type="string">
            <text:p>3. sber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number-columns-repeated="2"/>
          <table:table-cell office:value-type="string" calcext:value-type="string">
            <text:p>115346_Anat_20220413</text:p>
          </table:table-cell>
          <table:table-cell office:value-type="string" calcext:value-type="string">
            <text:p>115346_Anat_20220420</text:p>
          </table:table-cell>
          <table:table-cell office:value-type="string" calcext:value-type="string">
            <text:p>115346_Anat_20220425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number-columns-repeated="2"/>
          <table:table-cell office:value-type="string" calcext:value-type="string">
            <text:p>145035_Anat_20220215</text:p>
          </table:table-cell>
          <table:table-cell office:value-type="string" calcext:value-type="string">
            <text:p>145035_Anat_20220221</text:p>
          </table:table-cell>
          <table:table-cell office:value-type="string" calcext:value-type="string">
            <text:p>145035_Anat_20220228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 table:number-columns-repeated="2"/>
          <table:table-cell office:value-type="string" calcext:value-type="string">
            <text:p>1804917_Anat_20220111</text:p>
          </table:table-cell>
          <table:table-cell office:value-type="string" calcext:value-type="string">
            <text:p>1804917_Anat_20220117</text:p>
          </table:table-cell>
          <table:table-cell office:value-type="string" calcext:value-type="string">
            <text:p>1804917_Anat_20220124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 table:number-columns-repeated="2"/>
          <table:table-cell office:value-type="string" calcext:value-type="string">
            <text:p>20091_Anat_20210510</text:p>
          </table:table-cell>
          <table:table-cell office:value-type="string" calcext:value-type="string">
            <text:p>20091_Anat_20210517</text:p>
          </table:table-cell>
          <table:table-cell office:value-type="string" calcext:value-type="string">
            <text:p>20091_Anat_20210524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table:number-columns-repeated="2"/>
          <table:table-cell office:value-type="string" calcext:value-type="string">
            <text:p>2159624_Anat_20210924</text:p>
          </table:table-cell>
          <table:table-cell office:value-type="string" calcext:value-type="string">
            <text:p>2159624_Anat_20211001</text:p>
          </table:table-cell>
          <table:table-cell office:value-type="string" calcext:value-type="string">
            <text:p>2159624_Anat_20211008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 table:number-columns-repeated="2"/>
          <table:table-cell office:value-type="string" calcext:value-type="string">
            <text:p>2173586_Anat_20211116</text:p>
          </table:table-cell>
          <table:table-cell office:value-type="string" calcext:value-type="string">
            <text:p>2173586_Anat_20211122</text:p>
          </table:table-cell>
          <table:table-cell office:value-type="string" calcext:value-type="string">
            <text:p>2173586_Anat_20211129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table:number-columns-repeated="2"/>
          <table:table-cell office:value-type="string" calcext:value-type="string">
            <text:p>2179097_Anat_20211207</text:p>
          </table:table-cell>
          <table:table-cell office:value-type="string" calcext:value-type="string">
            <text:p>2179097_Anat_20211213</text:p>
          </table:table-cell>
          <table:table-cell office:value-type="string" calcext:value-type="string">
            <text:p>2179097_Anat_20211220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number-columns-repeated="2"/>
          <table:table-cell office:value-type="string" calcext:value-type="string">
            <text:p>2234859_Anat_20220620</text:p>
          </table:table-cell>
          <table:table-cell office:value-type="string" calcext:value-type="string">
            <text:p>2234859_Anat_20220627</text:p>
          </table:table-cell>
          <table:table-cell office:value-type="string" calcext:value-type="string">
            <text:p>2234859_Anat_20220704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 table:number-columns-repeated="2"/>
          <table:table-cell office:value-type="string" calcext:value-type="string">
            <text:p>2260503_Anat_20220919</text:p>
          </table:table-cell>
          <table:table-cell office:value-type="string" calcext:value-type="string">
            <text:p>2260503_Anat_20220926</text:p>
          </table:table-cell>
          <table:table-cell office:value-type="string" calcext:value-type="string">
            <text:p>2260503_Anat_20221003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 table:number-columns-repeated="2"/>
          <table:table-cell office:value-type="string" calcext:value-type="string">
            <text:p>2268503_Anat_20221019</text:p>
          </table:table-cell>
          <table:table-cell office:value-type="string" calcext:value-type="string">
            <text:p>2268503_Anat_20221026</text:p>
          </table:table-cell>
          <table:table-cell office:value-type="string" calcext:value-type="string">
            <text:p>2268503_Anat_20221104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table:number-columns-repeated="2"/>
          <table:table-cell office:value-type="string" calcext:value-type="string">
            <text:p>2270173_Anat_20221024</text:p>
          </table:table-cell>
          <table:table-cell office:value-type="string" calcext:value-type="string">
            <text:p>2270173_Anat_20221031</text:p>
          </table:table-cell>
          <table:table-cell office:value-type="string" calcext:value-type="string">
            <text:p>2270173_Anat_20221107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,00</text:p>
          </table:table-cell>
          <table:table-cell table:number-columns-repeated="2"/>
          <table:table-cell office:value-type="string" calcext:value-type="string">
            <text:p>2282310_Anat_20221209</text:p>
          </table:table-cell>
          <table:table-cell office:value-type="string" calcext:value-type="string">
            <text:p>2282310_Anat_20221216</text:p>
          </table:table-cell>
          <table:table-cell office:value-type="string" calcext:value-type="string">
            <text:p>2282310_Anat_20221222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table:number-columns-repeated="2"/>
          <table:table-cell office:value-type="string" calcext:value-type="string">
            <text:p>2290116_Anat_20230314</text:p>
          </table:table-cell>
          <table:table-cell office:value-type="string" calcext:value-type="string">
            <text:p>2290116_Anat_20230320</text:p>
          </table:table-cell>
          <table:table-cell office:value-type="string" calcext:value-type="string">
            <text:p>2290116_Anat_20230327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,00</text:p>
          </table:table-cell>
          <table:table-cell table:number-columns-repeated="2"/>
          <table:table-cell office:value-type="string" calcext:value-type="string">
            <text:p>2296666_Anat_20230203</text:p>
          </table:table-cell>
          <table:table-cell office:value-type="string" calcext:value-type="string">
            <text:p>2296666_Anat_20230210</text:p>
          </table:table-cell>
          <table:table-cell office:value-type="string" calcext:value-type="string">
            <text:p>2296666_Anat_2023021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68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322179_Anat_20210927</text:p>
          </table:table-cell>
          <table:table-cell office:value-type="string" calcext:value-type="string">
            <text:p>322179_Anat_20211004</text:p>
          </table:table-cell>
          <table:table-cell office:value-type="string" calcext:value-type="string">
            <text:p>322179_Anat_20211011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43211228_Anat_20210729</text:p>
          </table:table-cell>
          <table:table-cell office:value-type="string" calcext:value-type="string">
            <text:p>43211228_Anat_20210806</text:p>
          </table:table-cell>
          <table:table-cell office:value-type="string" calcext:value-type="string">
            <text:p>43211228_Anat_20210813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898251_Anat_20220228</text:p>
          </table:table-cell>
          <table:table-cell office:value-type="string" calcext:value-type="string">
            <text:p>898251_Anat_20220307</text:p>
          </table:table-cell>
          <table:table-cell office:value-type="string" calcext:value-type="string">
            <text:p>898251_Anat_20220314</text:p>
          </table:table-cell>
          <table:table-cell office:value-type="string" calcext:value-type="string">
            <text:p><text:s/></text:p>
          </table:table-cell>
          <table:table-cell table:style-name="ce57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98994_Anat_20221130</text:p>
          </table:table-cell>
          <table:table-cell office:value-type="string" calcext:value-type="string">
            <text:p>98994_Anat_20221205</text:p>
          </table:table-cell>
          <table:table-cell office:value-type="string" calcext:value-type="string">
            <text:p>98994_Anat_20221212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290867_Anat_20230116</text:p>
          </table:table-cell>
          <table:table-cell office:value-type="string" calcext:value-type="string">
            <text:p>2290867_Anat_20230123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68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63"/>
          <table:table-cell table:number-columns-repeated="6"/>
          <table:table-cell table:style-name="ce64"/>
          <table:table-cell table:style-name="ce57"/>
          <table:table-cell table:number-columns-repeated="5"/>
        </table:table-row>
        <table:table-row table:style-name="ro1" table:number-rows-repeated="11">
          <table:table-cell table:number-columns-repeated="14"/>
        </table:table-row>
        <table:table-row table:style-name="ro1" table:number-rows-repeated="8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ce68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ce68"/>
          <table:table-cell table:number-columns-repeated="2"/>
          <table:table-cell table:style-name="Default"/>
          <table:table-cell table:number-columns-repeated="3"/>
        </table:table-row>
      </table:table>
      <table:table table:name="components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lume_ml</text:p>
          </table:table-cell>
        </table:table-row>
        <table:table-row table:style-name="ro1">
          <table:table-cell office:value-type="string" calcext:value-type="string">
            <text:p>2173586_Anat_20211122</text:p>
          </table:table-cell>
          <table:table-cell office:value-type="float" office:value="143.965296360287" calcext:value-type="float">
            <text:p>143,97</text:p>
          </table:table-cell>
        </table:table-row>
        <table:table-row table:style-name="ro1">
          <table:table-cell office:value-type="string" calcext:value-type="string">
            <text:p>2173586_Anat_20211122</text:p>
          </table:table-cell>
          <table:table-cell office:value-type="float" office:value="0.00103475751986665" calcext:value-type="float">
            <text:p>0,00</text:p>
          </table:table-cell>
        </table:table-row>
        <table:table-row table:style-name="ro1">
          <table:table-cell office:value-type="string" calcext:value-type="string">
            <text:p>2173586_Anat_20211122</text:p>
          </table:table-cell>
          <table:table-cell office:value-type="float" office:value="0.139347346008709" calcext:value-type="float">
            <text:p>0,14</text:p>
          </table:table-cell>
        </table:table-row>
        <table:table-row table:style-name="ro1">
          <table:table-cell office:value-type="string" calcext:value-type="string">
            <text:p>2173586_Anat_20211122</text:p>
          </table:table-cell>
          <table:table-cell office:value-type="float" office:value="0.00103475751986665" calcext:value-type="float">
            <text:p>0,00</text:p>
          </table:table-cell>
        </table:table-row>
        <table:table-row table:style-name="ro1">
          <table:table-cell office:value-type="string" calcext:value-type="string">
            <text:p>2173586_Anat_20211116</text:p>
          </table:table-cell>
          <table:table-cell office:value-type="float" office:value="137.864883401914" calcext:value-type="float">
            <text:p>137,86</text:p>
          </table:table-cell>
        </table:table-row>
        <table:table-row table:style-name="ro1">
          <table:table-cell office:value-type="string" calcext:value-type="string">
            <text:p>2173586_Anat_20211116</text:p>
          </table:table-cell>
          <table:table-cell office:value-type="float" office:value="0.00620854511919991" calcext:value-type="float">
            <text:p>0,01</text:p>
          </table:table-cell>
        </table:table-row>
        <table:table-row table:style-name="ro1">
          <table:table-cell office:value-type="string" calcext:value-type="string">
            <text:p>2173586_Anat_20211116</text:p>
          </table:table-cell>
          <table:table-cell office:value-type="float" office:value="0.00551870677262214" calcext:value-type="float">
            <text:p>0,01</text:p>
          </table:table-cell>
        </table:table-row>
        <table:table-row table:style-name="ro1">
          <table:table-cell office:value-type="string" calcext:value-type="string">
            <text:p>2173586_Anat_20211116</text:p>
          </table:table-cell>
          <table:table-cell office:value-type="float" office:value="0.000172459586644442" calcext:value-type="float">
            <text:p>0,00</text:p>
          </table:table-cell>
        </table:table-row>
        <table:table-row table:style-name="ro1">
          <table:table-cell office:value-type="string" calcext:value-type="string">
            <text:p>2173586_Anat_20211129</text:p>
          </table:table-cell>
          <table:table-cell office:value-type="float" office:value="35.0894897966114" calcext:value-type="float">
            <text:p>35,09</text:p>
          </table:table-cell>
        </table:table-row>
        <table:table-row table:style-name="ro1">
          <table:table-cell office:value-type="string" calcext:value-type="string">
            <text:p>2179097_Anat_20211220</text:p>
          </table:table-cell>
          <table:table-cell office:value-type="float" office:value="23.2389731847632" calcext:value-type="float">
            <text:p>23,24</text:p>
          </table:table-cell>
        </table:table-row>
        <table:table-row table:style-name="ro1">
          <table:table-cell office:value-type="string" calcext:value-type="string">
            <text:p>2179097_Anat_20211220</text:p>
          </table:table-cell>
          <table:table-cell office:value-type="float" office:value="0.000388034082799231" calcext:value-type="float">
            <text:p>0,00</text:p>
          </table:table-cell>
        </table:table-row>
        <table:table-row table:style-name="ro1">
          <table:table-cell office:value-type="string" calcext:value-type="string">
            <text:p>2179097_Anat_20211220</text:p>
          </table:table-cell>
          <table:table-cell office:value-type="float" office:value="0.000776068165598463" calcext:value-type="float">
            <text:p>0,00</text:p>
          </table:table-cell>
        </table:table-row>
        <table:table-row table:style-name="ro1">
          <table:table-cell office:value-type="string" calcext:value-type="string">
            <text:p>2179097_Anat_20211220</text:p>
          </table:table-cell>
          <table:table-cell office:value-type="float" office:value="1.70172347011603" calcext:value-type="float">
            <text:p>1,70</text:p>
          </table:table-cell>
        </table:table-row>
        <table:table-row table:style-name="ro1">
          <table:table-cell office:value-type="string" calcext:value-type="string">
            <text:p>2179097_Anat_20211213</text:p>
          </table:table-cell>
          <table:table-cell office:value-type="float" office:value="38.2438631325267" calcext:value-type="float">
            <text:p>38,24</text:p>
          </table:table-cell>
        </table:table-row>
        <table:table-row table:style-name="ro1">
          <table:table-cell office:value-type="string" calcext:value-type="string">
            <text:p>2179097_Anat_20211213</text:p>
          </table:table-cell>
          <table:table-cell office:value-type="float" office:value="6.57872983977817" calcext:value-type="float">
            <text:p>6,58</text:p>
          </table:table-cell>
        </table:table-row>
        <table:table-row table:style-name="ro1">
          <table:table-cell office:value-type="string" calcext:value-type="string">
            <text:p>2179097_Anat_20211207</text:p>
          </table:table-cell>
          <table:table-cell office:value-type="float" office:value="39.0727039333858" calcext:value-type="float">
            <text:p>39,07</text:p>
          </table:table-cell>
        </table:table-row>
        <table:table-row table:style-name="ro1">
          <table:table-cell office:value-type="string" calcext:value-type="string">
            <text:p>2179097_Anat_20211207</text:p>
          </table:table-cell>
          <table:table-cell office:value-type="float" office:value="0.0234760620093535" calcext:value-type="float">
            <text:p>0,02</text:p>
          </table:table-cell>
        </table:table-row>
        <table:table-row table:style-name="ro1">
          <table:table-cell office:value-type="string" calcext:value-type="string">
            <text:p>898251_Anat_20220314</text:p>
          </table:table-cell>
          <table:table-cell office:value-type="float" office:value="1.72636318760767" calcext:value-type="float">
            <text:p>1,73</text:p>
          </table:table-cell>
        </table:table-row>
        <table:table-row table:style-name="ro1">
          <table:table-cell office:value-type="string" calcext:value-type="string">
            <text:p>898251_Anat_20220307</text:p>
          </table:table-cell>
          <table:table-cell office:value-type="float" office:value="2.30239963445046" calcext:value-type="float">
            <text:p>2,30</text:p>
          </table:table-cell>
        </table:table-row>
        <table:table-row table:style-name="ro1">
          <table:table-cell office:value-type="string" calcext:value-type="string">
            <text:p>898251_Anat_20220228</text:p>
          </table:table-cell>
          <table:table-cell office:value-type="float" office:value="3.60852201914081" calcext:value-type="float">
            <text:p>3,61</text:p>
          </table:table-cell>
        </table:table-row>
        <table:table-row table:style-name="ro1">
          <table:table-cell office:value-type="string" calcext:value-type="string">
            <text:p>2290116_Anat_20230327</text:p>
          </table:table-cell>
          <table:table-cell office:value-type="float" office:value="11.3693565673828" calcext:value-type="float">
            <text:p>11,37</text:p>
          </table:table-cell>
        </table:table-row>
        <table:table-row table:style-name="ro1">
          <table:table-cell office:value-type="string" calcext:value-type="string">
            <text:p>2290116_Anat_20230327</text:p>
          </table:table-cell>
          <table:table-cell office:value-type="float" office:value="0.00547283935546872" calcext:value-type="float">
            <text:p>0,01</text:p>
          </table:table-cell>
        </table:table-row>
        <table:table-row table:style-name="ro1">
          <table:table-cell office:value-type="string" calcext:value-type="string">
            <text:p>2290116_Anat_20230327</text:p>
          </table:table-cell>
          <table:table-cell office:value-type="float" office:value="0.0970427856445308" calcext:value-type="float">
            <text:p>0,10</text:p>
          </table:table-cell>
        </table:table-row>
        <table:table-row table:style-name="ro1">
          <table:table-cell office:value-type="string" calcext:value-type="string">
            <text:p>2290116_Anat_20230314</text:p>
          </table:table-cell>
          <table:table-cell office:value-type="float" office:value="11.8310773315429" calcext:value-type="float">
            <text:p>11,83</text:p>
          </table:table-cell>
        </table:table-row>
        <table:table-row table:style-name="ro1">
          <table:table-cell office:value-type="string" calcext:value-type="string">
            <text:p>2290116_Anat_20230314</text:p>
          </table:table-cell>
          <table:table-cell office:value-type="float" office:value="0.414867919921873" calcext:value-type="float">
            <text:p>0,41</text:p>
          </table:table-cell>
        </table:table-row>
        <table:table-row table:style-name="ro1">
          <table:table-cell office:value-type="string" calcext:value-type="string">
            <text:p>2290116_Anat_20230314</text:p>
          </table:table-cell>
          <table:table-cell office:value-type="float" office:value="0.00680767822265621" calcext:value-type="float">
            <text:p>0,01</text:p>
          </table:table-cell>
        </table:table-row>
        <table:table-row table:style-name="ro1">
          <table:table-cell office:value-type="string" calcext:value-type="string">
            <text:p>2290116_Anat_20230314</text:p>
          </table:table-cell>
          <table:table-cell office:value-type="float" office:value="0.00320361328124998" calcext:value-type="float">
            <text:p>0,00</text:p>
          </table:table-cell>
        </table:table-row>
        <table:table-row table:style-name="ro1">
          <table:table-cell office:value-type="string" calcext:value-type="string">
            <text:p>2290116_Anat_20230320</text:p>
          </table:table-cell>
          <table:table-cell office:value-type="float" office:value="2.9353106689453" calcext:value-type="float">
            <text:p>2,94</text:p>
          </table:table-cell>
        </table:table-row>
        <table:table-row table:style-name="ro1">
          <table:table-cell office:value-type="string" calcext:value-type="string">
            <text:p>2290116_Anat_20230320</text:p>
          </table:table-cell>
          <table:table-cell office:value-type="float" office:value="0.00160180664062499" calcext:value-type="float">
            <text:p>0,00</text:p>
          </table:table-cell>
        </table:table-row>
        <table:table-row table:style-name="ro1">
          <table:table-cell office:value-type="string" calcext:value-type="string">
            <text:p>2290116_Anat_20230320</text:p>
          </table:table-cell>
          <table:table-cell office:value-type="float" office:value="21.9091107788085" calcext:value-type="float">
            <text:p>21,91</text:p>
          </table:table-cell>
        </table:table-row>
        <table:table-row table:style-name="ro1">
          <table:table-cell office:value-type="string" calcext:value-type="string">
            <text:p>2290116_Anat_20230320</text:p>
          </table:table-cell>
          <table:table-cell office:value-type="float" office:value="0.00440496826171873" calcext:value-type="float">
            <text:p>0,00</text:p>
          </table:table-cell>
        </table:table-row>
        <table:table-row table:style-name="ro1">
          <table:table-cell office:value-type="string" calcext:value-type="string">
            <text:p>2290116_Anat_20230320</text:p>
          </table:table-cell>
          <table:table-cell office:value-type="float" office:value="0.0536605224609372" calcext:value-type="float">
            <text:p>0,05</text:p>
          </table:table-cell>
        </table:table-row>
        <table:table-row table:style-name="ro1">
          <table:table-cell office:value-type="string" calcext:value-type="string">
            <text:p>2290116_Anat_20230320</text:p>
          </table:table-cell>
          <table:table-cell office:value-type="float" office:value="0.80157073974609" calcext:value-type="float">
            <text:p>0,80</text:p>
          </table:table-cell>
        </table:table-row>
        <table:table-row table:style-name="ro1">
          <table:table-cell office:value-type="string" calcext:value-type="string">
            <text:p>2290116_Anat_20230320</text:p>
          </table:table-cell>
          <table:table-cell office:value-type="float" office:value="0.0010678710937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111.139618469238" calcext:value-type="float">
            <text:p>111,14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01334838867187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01334838867187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453845214843751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0266967773437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41380004882812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04004516601562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116130981445313" calcext:value-type="float">
            <text:p>0,01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01334838867187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01334838867187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12013549804687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0533935546875001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814251708984376" calcext:value-type="float">
            <text:p>0,01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01334838867187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160180664062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4004516601562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373754882812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0640722656250001" calcext:value-type="float">
            <text:p>0,01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0.0505903930664063" calcext:value-type="float">
            <text:p>0,05</text:p>
          </table:table-cell>
        </table:table-row>
        <table:table-row table:style-name="ro1">
          <table:table-cell office:value-type="string" calcext:value-type="string">
            <text:p>2296666_Anat_20230210</text:p>
          </table:table-cell>
          <table:table-cell office:value-type="float" office:value="126.546576645498" calcext:value-type="float">
            <text:p>126,55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office:value-type="float" office:value="0.002135742187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office:value-type="float" office:value="0.0156176147460938" calcext:value-type="float">
            <text:p>0,02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office:value-type="float" office:value="0.0001334838867187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office:value-type="float" office:value="0.0182872924804688" calcext:value-type="float">
            <text:p>0,02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office:value-type="float" office:value="0.0004004516601562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office:value-type="float" office:value="0.000667419433593751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office:value-type="float" office:value="137.327288269043" calcext:value-type="float">
            <text:p>137,33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office:value-type="float" office:value="0.0001334838867187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office:value-type="float" office:value="0.0286990356445313" calcext:value-type="float">
            <text:p>0,03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office:value-type="float" office:value="0.001334838867187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office:value-type="float" office:value="0.00013348388671875" calcext:value-type="float">
            <text:p>0,00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office:value-type="float" office:value="0.000934387207031251" calcext:value-type="float">
            <text:p>0,00</text:p>
          </table:table-cell>
        </table:table-row>
        <table:table-row table:style-name="ro1">
          <table:table-cell office:value-type="string" calcext:value-type="string">
            <text:p>1804917_Anat_20220124</text:p>
          </table:table-cell>
          <table:table-cell office:value-type="float" office:value="24.0148504162334" calcext:value-type="float">
            <text:p>24,01</text:p>
          </table:table-cell>
        </table:table-row>
        <table:table-row table:style-name="ro1">
          <table:table-cell office:value-type="string" calcext:value-type="string">
            <text:p>1804917_Anat_20220111</text:p>
          </table:table-cell>
          <table:table-cell office:value-type="float" office:value="39.1262576596565" calcext:value-type="float">
            <text:p>39,13</text:p>
          </table:table-cell>
        </table:table-row>
        <table:table-row table:style-name="ro1">
          <table:table-cell office:value-type="string" calcext:value-type="string">
            <text:p>1804917_Anat_20220111</text:p>
          </table:table-cell>
          <table:table-cell office:value-type="float" office:value="0.0120290581110099" calcext:value-type="float">
            <text:p>0,01</text:p>
          </table:table-cell>
        </table:table-row>
        <table:table-row table:style-name="ro1">
          <table:table-cell office:value-type="string" calcext:value-type="string">
            <text:p>1804917_Anat_20220117</text:p>
          </table:table-cell>
          <table:table-cell office:value-type="float" office:value="38.1158167783316" calcext:value-type="float">
            <text:p>38,12</text:p>
          </table:table-cell>
        </table:table-row>
        <table:table-row table:style-name="ro1">
          <table:table-cell office:value-type="string" calcext:value-type="string">
            <text:p>1804917_Anat_20220117</text:p>
          </table:table-cell>
          <table:table-cell office:value-type="float" office:value="5.23186421002408" calcext:value-type="float">
            <text:p>5,23</text:p>
          </table:table-cell>
        </table:table-row>
        <table:table-row table:style-name="ro1">
          <table:table-cell office:value-type="string" calcext:value-type="string">
            <text:p>1804917_Anat_20220117</text:p>
          </table:table-cell>
          <table:table-cell office:value-type="float" office:value="0.00135811946414628" calcext:value-type="float">
            <text:p>0,00</text:p>
          </table:table-cell>
        </table:table-row>
        <table:table-row table:style-name="ro1">
          <table:table-cell office:value-type="string" calcext:value-type="string">
            <text:p>1804917_Anat_20220117</text:p>
          </table:table-cell>
          <table:table-cell office:value-type="float" office:value="0.000194017066306611" calcext:value-type="float">
            <text:p>0,00</text:p>
          </table:table-cell>
        </table:table-row>
        <table:table-row table:style-name="ro1">
          <table:table-cell office:value-type="string" calcext:value-type="string">
            <text:p>2159624_Anat_20210924</text:p>
          </table:table-cell>
          <table:table-cell office:value-type="float" office:value="16.2198242912686" calcext:value-type="float">
            <text:p>16,22</text:p>
          </table:table-cell>
        </table:table-row>
        <table:table-row table:style-name="ro1">
          <table:table-cell office:value-type="string" calcext:value-type="string">
            <text:p>2159624_Anat_20211008</text:p>
          </table:table-cell>
          <table:table-cell office:value-type="float" office:value="16.0811667821758" calcext:value-type="float">
            <text:p>16,08</text:p>
          </table:table-cell>
        </table:table-row>
        <table:table-row table:style-name="ro1">
          <table:table-cell office:value-type="string" calcext:value-type="string">
            <text:p>2159624_Anat_20211008</text:p>
          </table:table-cell>
          <table:table-cell office:value-type="float" office:value="0.00569116641798899" calcext:value-type="float">
            <text:p>0,01</text:p>
          </table:table-cell>
        </table:table-row>
        <table:table-row table:style-name="ro1">
          <table:table-cell office:value-type="string" calcext:value-type="string">
            <text:p>2159624_Anat_20211001</text:p>
          </table:table-cell>
          <table:table-cell office:value-type="float" office:value="16.148770940838" calcext:value-type="float">
            <text:p>16,15</text:p>
          </table:table-cell>
        </table:table-row>
        <table:table-row table:style-name="ro1">
          <table:table-cell office:value-type="string" calcext:value-type="string">
            <text:p>2159624_Anat_20211001</text:p>
          </table:table-cell>
          <table:table-cell office:value-type="float" office:value="0.000344919176847818" calcext:value-type="float">
            <text:p>0,00</text:p>
          </table:table-cell>
        </table:table-row>
        <table:table-row table:style-name="ro1">
          <table:table-cell office:value-type="string" calcext:value-type="string">
            <text:p>2270173_Anat_20221107</text:p>
          </table:table-cell>
          <table:table-cell office:value-type="float" office:value="29.8989333909607" calcext:value-type="float">
            <text:p>29,90</text:p>
          </table:table-cell>
        </table:table-row>
        <table:table-row table:style-name="ro1">
          <table:table-cell office:value-type="string" calcext:value-type="string">
            <text:p>2270173_Anat_20221031</text:p>
          </table:table-cell>
          <table:table-cell office:value-type="float" office:value="0.0874319782269632" calcext:value-type="float">
            <text:p>0,09</text:p>
          </table:table-cell>
        </table:table-row>
        <table:table-row table:style-name="ro1">
          <table:table-cell office:value-type="string" calcext:value-type="string">
            <text:p>2270173_Anat_20221031</text:p>
          </table:table-cell>
          <table:table-cell office:value-type="float" office:value="35.481899023545" calcext:value-type="float">
            <text:p>35,48</text:p>
          </table:table-cell>
        </table:table-row>
        <table:table-row table:style-name="ro1">
          <table:table-cell office:value-type="string" calcext:value-type="string">
            <text:p>2270173_Anat_20221031</text:p>
          </table:table-cell>
          <table:table-cell office:value-type="float" office:value="0.00360406627805803" calcext:value-type="float">
            <text:p>0,00</text:p>
          </table:table-cell>
        </table:table-row>
        <table:table-row table:style-name="ro1">
          <table:table-cell office:value-type="string" calcext:value-type="string">
            <text:p>2270173_Anat_20221031</text:p>
          </table:table-cell>
          <table:table-cell office:value-type="float" office:value="0.0028031626607118" calcext:value-type="float">
            <text:p>0,00</text:p>
          </table:table-cell>
        </table:table-row>
        <table:table-row table:style-name="ro1">
          <table:table-cell office:value-type="string" calcext:value-type="string">
            <text:p>2270173_Anat_20221031</text:p>
          </table:table-cell>
          <table:table-cell office:value-type="float" office:value="0.000800903617346228" calcext:value-type="float">
            <text:p>0,00</text:p>
          </table:table-cell>
        </table:table-row>
        <table:table-row table:style-name="ro1">
          <table:table-cell office:value-type="string" calcext:value-type="string">
            <text:p>2270173_Anat_20221024</text:p>
          </table:table-cell>
          <table:table-cell office:value-type="float" office:value="26.1648537590202" calcext:value-type="float">
            <text:p>26,16</text:p>
          </table:table-cell>
        </table:table-row>
        <table:table-row table:style-name="ro1">
          <table:table-cell office:value-type="string" calcext:value-type="string">
            <text:p>2270173_Anat_20221024</text:p>
          </table:table-cell>
          <table:table-cell office:value-type="float" office:value="0.0114796185152959" calcext:value-type="float">
            <text:p>0,01</text:p>
          </table:table-cell>
        </table:table-row>
        <table:table-row table:style-name="ro1">
          <table:table-cell office:value-type="string" calcext:value-type="string">
            <text:p>2270173_Anat_20221024</text:p>
          </table:table-cell>
          <table:table-cell office:value-type="float" office:value="0.000133483936224371" calcext:value-type="float">
            <text:p>0,00</text:p>
          </table:table-cell>
        </table:table-row>
        <table:table-row table:style-name="ro1">
          <table:table-cell office:value-type="string" calcext:value-type="string">
            <text:p>2270173_Anat_20221024</text:p>
          </table:table-cell>
          <table:table-cell office:value-type="float" office:value="0.000133483936224371" calcext:value-type="float">
            <text:p>0,00</text:p>
          </table:table-cell>
        </table:table-row>
        <table:table-row table:style-name="ro1">
          <table:table-cell office:value-type="string" calcext:value-type="string">
            <text:p>2270173_Anat_20221024</text:p>
          </table:table-cell>
          <table:table-cell office:value-type="float" office:value="0.000133483936224371" calcext:value-type="float">
            <text:p>0,00</text:p>
          </table:table-cell>
        </table:table-row>
        <table:table-row table:style-name="ro1">
          <table:table-cell office:value-type="string" calcext:value-type="string">
            <text:p>2270173_Anat_20221024</text:p>
          </table:table-cell>
          <table:table-cell office:value-type="float" office:value="0.000400451808673114" calcext:value-type="float">
            <text:p>0,00</text:p>
          </table:table-cell>
        </table:table-row>
        <table:table-row table:style-name="ro1">
          <table:table-cell office:value-type="string" calcext:value-type="string">
            <text:p>2282310_Anat_20221222</text:p>
          </table:table-cell>
          <table:table-cell office:value-type="float" office:value="30.0448247006201" calcext:value-type="float">
            <text:p>30,04</text:p>
          </table:table-cell>
        </table:table-row>
        <table:table-row table:style-name="ro1">
          <table:table-cell office:value-type="string" calcext:value-type="string">
            <text:p>2282310_Anat_20221222</text:p>
          </table:table-cell>
          <table:table-cell office:value-type="float" office:value="0.114796159810795" calcext:value-type="float">
            <text:p>0,11</text:p>
          </table:table-cell>
        </table:table-row>
        <table:table-row table:style-name="ro1">
          <table:table-cell office:value-type="string" calcext:value-type="string">
            <text:p>2282310_Anat_20221209</text:p>
          </table:table-cell>
          <table:table-cell office:value-type="float" office:value="28.0868827563123" calcext:value-type="float">
            <text:p>28,09</text:p>
          </table:table-cell>
        </table:table-row>
        <table:table-row table:style-name="ro1">
          <table:table-cell office:value-type="string" calcext:value-type="string">
            <text:p>2282310_Anat_20221209</text:p>
          </table:table-cell>
          <table:table-cell office:value-type="float" office:value="0.000800903440540428" calcext:value-type="float">
            <text:p>0,00</text:p>
          </table:table-cell>
        </table:table-row>
        <table:table-row table:style-name="ro1">
          <table:table-cell office:value-type="string" calcext:value-type="string">
            <text:p>2282310_Anat_20221209</text:p>
          </table:table-cell>
          <table:table-cell office:value-type="float" office:value="0.000133483906756738" calcext:value-type="float">
            <text:p>0,00</text:p>
          </table:table-cell>
        </table:table-row>
        <table:table-row table:style-name="ro1">
          <table:table-cell office:value-type="string" calcext:value-type="string">
            <text:p>2282310_Anat_20221209</text:p>
          </table:table-cell>
          <table:table-cell office:value-type="float" office:value="0.00373754938918866" calcext:value-type="float">
            <text:p>0,00</text:p>
          </table:table-cell>
        </table:table-row>
        <table:table-row table:style-name="ro1">
          <table:table-cell office:value-type="string" calcext:value-type="string">
            <text:p>2282310_Anat_20221209</text:p>
          </table:table-cell>
          <table:table-cell office:value-type="float" office:value="0.00066741953378369" calcext:value-type="float">
            <text:p>0,00</text:p>
          </table:table-cell>
        </table:table-row>
        <table:table-row table:style-name="ro1">
          <table:table-cell office:value-type="string" calcext:value-type="string">
            <text:p>2282310_Anat_20221216</text:p>
          </table:table-cell>
          <table:table-cell office:value-type="float" office:value="30.5895725240943" calcext:value-type="float">
            <text:p>30,59</text:p>
          </table:table-cell>
        </table:table-row>
        <table:table-row table:style-name="ro1">
          <table:table-cell office:value-type="string" calcext:value-type="string">
            <text:p>2282310_Anat_20221216</text:p>
          </table:table-cell>
          <table:table-cell office:value-type="float" office:value="0.000266967813513476" calcext:value-type="float">
            <text:p>0,00</text:p>
          </table:table-cell>
        </table:table-row>
        <table:table-row table:style-name="ro1">
          <table:table-cell office:value-type="string" calcext:value-type="string">
            <text:p>2282310_Anat_20221216</text:p>
          </table:table-cell>
          <table:table-cell office:value-type="float" office:value="0.0010678712540539" calcext:value-type="float">
            <text:p>0,00</text:p>
          </table:table-cell>
        </table:table-row>
        <table:table-row table:style-name="ro1">
          <table:table-cell office:value-type="string" calcext:value-type="string">
            <text:p>2282310_Anat_20221216</text:p>
          </table:table-cell>
          <table:table-cell office:value-type="float" office:value="0.0253619422837802" calcext:value-type="float">
            <text:p>0,03</text:p>
          </table:table-cell>
        </table:table-row>
        <table:table-row table:style-name="ro1">
          <table:table-cell office:value-type="string" calcext:value-type="string">
            <text:p>2282310_Anat_20221216</text:p>
          </table:table-cell>
          <table:table-cell office:value-type="float" office:value="0.00347058157567519" calcext:value-type="float">
            <text:p>0,00</text:p>
          </table:table-cell>
        </table:table-row>
        <table:table-row table:style-name="ro1">
          <table:table-cell office:value-type="string" calcext:value-type="string">
            <text:p>2282310_Anat_20221216</text:p>
          </table:table-cell>
          <table:table-cell office:value-type="float" office:value="0.0217578768013483" calcext:value-type="float">
            <text:p>0,02</text:p>
          </table:table-cell>
        </table:table-row>
        <table:table-row table:style-name="ro1">
          <table:table-cell office:value-type="string" calcext:value-type="string">
            <text:p>322179_Anat_20210927</text:p>
          </table:table-cell>
          <table:table-cell office:value-type="float" office:value="22.5915181614801" calcext:value-type="float">
            <text:p>22,59</text:p>
          </table:table-cell>
        </table:table-row>
        <table:table-row table:style-name="ro1">
          <table:table-cell office:value-type="string" calcext:value-type="string">
            <text:p>322179_Anat_20211004</text:p>
          </table:table-cell>
          <table:table-cell office:value-type="float" office:value="16.8820705428203" calcext:value-type="float">
            <text:p>16,88</text:p>
          </table:table-cell>
        </table:table-row>
        <table:table-row table:style-name="ro1">
          <table:table-cell office:value-type="string" calcext:value-type="string">
            <text:p>322179_Anat_20211004</text:p>
          </table:table-cell>
          <table:table-cell office:value-type="float" office:value="0.000344919206105227" calcext:value-type="float">
            <text:p>0,00</text:p>
          </table:table-cell>
        </table:table-row>
        <table:table-row table:style-name="ro1">
          <table:table-cell office:value-type="string" calcext:value-type="string">
            <text:p>322179_Anat_20211011</text:p>
          </table:table-cell>
          <table:table-cell office:value-type="float" office:value="0.0100026569770516" calcext:value-type="float">
            <text:p>0,01</text:p>
          </table:table-cell>
        </table:table-row>
        <table:table-row table:style-name="ro1">
          <table:table-cell office:value-type="string" calcext:value-type="string">
            <text:p>322179_Anat_20211011</text:p>
          </table:table-cell>
          <table:table-cell office:value-type="float" office:value="1.29775851297092" calcext:value-type="float">
            <text:p>1,30</text:p>
          </table:table-cell>
        </table:table-row>
        <table:table-row table:style-name="ro1">
          <table:table-cell office:value-type="string" calcext:value-type="string">
            <text:p>322179_Anat_20211011</text:p>
          </table:table-cell>
          <table:table-cell office:value-type="float" office:value="4.44048985939869" calcext:value-type="float">
            <text:p>4,44</text:p>
          </table:table-cell>
        </table:table-row>
        <table:table-row table:style-name="ro1">
          <table:table-cell office:value-type="string" calcext:value-type="string">
            <text:p>322179_Anat_20211011</text:p>
          </table:table-cell>
          <table:table-cell office:value-type="float" office:value="0.00120721722136829" calcext:value-type="float">
            <text:p>0,00</text:p>
          </table:table-cell>
        </table:table-row>
        <table:table-row table:style-name="ro1">
          <table:table-cell office:value-type="string" calcext:value-type="string">
            <text:p>115346_Anat_20220420</text:p>
          </table:table-cell>
          <table:table-cell office:value-type="float" office:value="0.0209538418588768" calcext:value-type="float">
            <text:p>0,02</text:p>
          </table:table-cell>
        </table:table-row>
        <table:table-row table:style-name="ro1">
          <table:table-cell office:value-type="string" calcext:value-type="string">
            <text:p>115346_Anat_20220420</text:p>
          </table:table-cell>
          <table:table-cell office:value-type="float" office:value="46.0604247468961" calcext:value-type="float">
            <text:p>46,06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28.8117265730098" calcext:value-type="float">
            <text:p>28,81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471461441824728" calcext:value-type="float">
            <text:p>0,05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1.07194422472495" calcext:value-type="float">
            <text:p>1,07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00970085271244296" calcext:value-type="float">
            <text:p>0,00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432658030974956" calcext:value-type="float">
            <text:p>0,04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521905875929431" calcext:value-type="float">
            <text:p>0,05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465640930197262" calcext:value-type="float">
            <text:p>0,05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0465640930197262" calcext:value-type="float">
            <text:p>0,00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102246987589149" calcext:value-type="float">
            <text:p>0,10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0291025581373289" calcext:value-type="float">
            <text:p>0,00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0795469922420323" calcext:value-type="float">
            <text:p>0,01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5.09760408333452" calcext:value-type="float">
            <text:p>5,10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172675178281485" calcext:value-type="float">
            <text:p>0,02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170735007738996" calcext:value-type="float">
            <text:p>0,02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236700806183608" calcext:value-type="float">
            <text:p>0,02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582051162746577" calcext:value-type="float">
            <text:p>0,06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787709240250368" calcext:value-type="float">
            <text:p>0,08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232820465098631" calcext:value-type="float">
            <text:p>0,02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0310427286798175" calcext:value-type="float">
            <text:p>0,00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520159722441191" calcext:value-type="float">
            <text:p>0,52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0349230697647946" calcext:value-type="float">
            <text:p>0,00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157153813941576" calcext:value-type="float">
            <text:p>0,02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17849568990895" calcext:value-type="float">
            <text:p>0,02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136199972082699" calcext:value-type="float">
            <text:p>0,14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120290573634293" calcext:value-type="float">
            <text:p>0,01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1.40196723400226" calcext:value-type="float">
            <text:p>1,40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353111038732924" calcext:value-type="float">
            <text:p>0,04</text:p>
          </table:table-cell>
        </table:table-row>
        <table:table-row table:style-name="ro1">
          <table:table-cell office:value-type="string" calcext:value-type="string">
            <text:p>115346_Anat_20220413</text:p>
          </table:table-cell>
          <table:table-cell office:value-type="float" office:value="0.0106709379836873" calcext:value-type="float">
            <text:p>0,01</text:p>
          </table:table-cell>
        </table:table-row>
        <table:table-row table:style-name="ro1">
          <table:table-cell office:value-type="string" calcext:value-type="string">
            <text:p>115346_Anat_20220425</text:p>
          </table:table-cell>
          <table:table-cell office:value-type="float" office:value="2.31035508199541" calcext:value-type="float">
            <text:p>2,31</text:p>
          </table:table-cell>
        </table:table-row>
        <table:table-row table:style-name="ro1">
          <table:table-cell office:value-type="string" calcext:value-type="string">
            <text:p>115346_Anat_20220425</text:p>
          </table:table-cell>
          <table:table-cell office:value-type="float" office:value="0.0739204976688153" calcext:value-type="float">
            <text:p>0,07</text:p>
          </table:table-cell>
        </table:table-row>
        <table:table-row table:style-name="ro1">
          <table:table-cell office:value-type="string" calcext:value-type="string">
            <text:p>115346_Anat_20220425</text:p>
          </table:table-cell>
          <table:table-cell office:value-type="float" office:value="45.0922796461943" calcext:value-type="float">
            <text:p>45,09</text:p>
          </table:table-cell>
        </table:table-row>
        <table:table-row table:style-name="ro1">
          <table:table-cell office:value-type="string" calcext:value-type="string">
            <text:p>115346_Anat_20220425</text:p>
          </table:table-cell>
          <table:table-cell office:value-type="float" office:value="0.170735007738996" calcext:value-type="float">
            <text:p>0,17</text:p>
          </table:table-cell>
        </table:table-row>
        <table:table-row table:style-name="ro1">
          <table:table-cell office:value-type="string" calcext:value-type="string">
            <text:p>115346_Anat_20220425</text:p>
          </table:table-cell>
          <table:table-cell office:value-type="float" office:value="0.582245179800826" calcext:value-type="float">
            <text:p>0,58</text:p>
          </table:table-cell>
        </table:table-row>
        <table:table-row table:style-name="ro1">
          <table:table-cell office:value-type="string" calcext:value-type="string">
            <text:p>115346_Anat_20220425</text:p>
          </table:table-cell>
          <table:table-cell office:value-type="float" office:value="0.0512205023216988" calcext:value-type="float">
            <text:p>0,05</text:p>
          </table:table-cell>
        </table:table-row>
        <table:table-row table:style-name="ro1">
          <table:table-cell office:value-type="string" calcext:value-type="string">
            <text:p>115346_Anat_20220425</text:p>
          </table:table-cell>
          <table:table-cell office:value-type="float" office:value="0.358349499197643" calcext:value-type="float">
            <text:p>0,36</text:p>
          </table:table-cell>
        </table:table-row>
        <table:table-row table:style-name="ro1">
          <table:table-cell office:value-type="string" calcext:value-type="string">
            <text:p>20091_Anat_20210510</text:p>
          </table:table-cell>
          <table:table-cell office:value-type="float" office:value="153.130478803836" calcext:value-type="float">
            <text:p>153,13</text:p>
          </table:table-cell>
        </table:table-row>
        <table:table-row table:style-name="ro1">
          <table:table-cell office:value-type="string" calcext:value-type="string">
            <text:p>20091_Anat_20210510</text:p>
          </table:table-cell>
          <table:table-cell office:value-type="float" office:value="0.00103475745344801" calcext:value-type="float">
            <text:p>0,00</text:p>
          </table:table-cell>
        </table:table-row>
        <table:table-row table:style-name="ro1">
          <table:table-cell office:value-type="string" calcext:value-type="string">
            <text:p>20091_Anat_20210524</text:p>
          </table:table-cell>
          <table:table-cell office:value-type="float" office:value="101.611629792415" calcext:value-type="float">
            <text:p>101,61</text:p>
          </table:table-cell>
        </table:table-row>
        <table:table-row table:style-name="ro1">
          <table:table-cell office:value-type="string" calcext:value-type="string">
            <text:p>20091_Anat_20210524</text:p>
          </table:table-cell>
          <table:table-cell office:value-type="float" office:value="0.00638100429626275" calcext:value-type="float">
            <text:p>0,01</text:p>
          </table:table-cell>
        </table:table-row>
        <table:table-row table:style-name="ro1">
          <table:table-cell office:value-type="string" calcext:value-type="string">
            <text:p>20091_Anat_20210517</text:p>
          </table:table-cell>
          <table:table-cell office:value-type="float" office:value="140.328114670626" calcext:value-type="float">
            <text:p>140,33</text:p>
          </table:table-cell>
        </table:table-row>
        <table:table-row table:style-name="ro1">
          <table:table-cell office:value-type="string" calcext:value-type="string">
            <text:p>20091_Anat_20210517</text:p>
          </table:table-cell>
          <table:table-cell office:value-type="float" office:value="0.00586362556953874" calcext:value-type="float">
            <text:p>0,01</text:p>
          </table:table-cell>
        </table:table-row>
        <table:table-row table:style-name="ro1">
          <table:table-cell office:value-type="string" calcext:value-type="string">
            <text:p>20091_Anat_20210517</text:p>
          </table:table-cell>
          <table:table-cell office:value-type="float" office:value="0.0839878133048637" calcext:value-type="float">
            <text:p>0,08</text:p>
          </table:table-cell>
        </table:table-row>
        <table:table-row table:style-name="ro1">
          <table:table-cell office:value-type="string" calcext:value-type="string">
            <text:p>2260503_Anat_20221003</text:p>
          </table:table-cell>
          <table:table-cell office:value-type="float" office:value="75.1024290253762" calcext:value-type="float">
            <text:p>75,10</text:p>
          </table:table-cell>
        </table:table-row>
        <table:table-row table:style-name="ro1">
          <table:table-cell office:value-type="string" calcext:value-type="string">
            <text:p>2260503_Anat_20221003</text:p>
          </table:table-cell>
          <table:table-cell office:value-type="float" office:value="0.0220248381968123" calcext:value-type="float">
            <text:p>0,02</text:p>
          </table:table-cell>
        </table:table-row>
        <table:table-row table:style-name="ro1">
          <table:table-cell office:value-type="string" calcext:value-type="string">
            <text:p>2260503_Anat_20220926</text:p>
          </table:table-cell>
          <table:table-cell office:value-type="float" office:value="63.4859954249061" calcext:value-type="float">
            <text:p>63,49</text:p>
          </table:table-cell>
        </table:table-row>
        <table:table-row table:style-name="ro1">
          <table:table-cell office:value-type="string" calcext:value-type="string">
            <text:p>2260503_Anat_20220926</text:p>
          </table:table-cell>
          <table:table-cell office:value-type="float" office:value="0.000400451603578406" calcext:value-type="float">
            <text:p>0,00</text:p>
          </table:table-cell>
        </table:table-row>
        <table:table-row table:style-name="ro1">
          <table:table-cell office:value-type="string" calcext:value-type="string">
            <text:p>2260503_Anat_20220919</text:p>
          </table:table-cell>
          <table:table-cell office:value-type="float" office:value="46.9413374230643" calcext:value-type="float">
            <text:p>46,94</text:p>
          </table:table-cell>
        </table:table-row>
        <table:table-row table:style-name="ro1">
          <table:table-cell office:value-type="string" calcext:value-type="string">
            <text:p>2260503_Anat_20220919</text:p>
          </table:table-cell>
          <table:table-cell office:value-type="float" office:value="0.0401786442257" calcext:value-type="float">
            <text:p>0,04</text:p>
          </table:table-cell>
        </table:table-row>
        <table:table-row table:style-name="ro1">
          <table:table-cell office:value-type="string" calcext:value-type="string">
            <text:p>43211228_Anat_20210806</text:p>
          </table:table-cell>
          <table:table-cell office:value-type="float" office:value="3.19050300021484" calcext:value-type="float">
            <text:p>3,19</text:p>
          </table:table-cell>
        </table:table-row>
        <table:table-row table:style-name="ro1">
          <table:table-cell office:value-type="string" calcext:value-type="string">
            <text:p>43211228_Anat_20210806</text:p>
          </table:table-cell>
          <table:table-cell office:value-type="float" office:value="0.061740544544698" calcext:value-type="float">
            <text:p>0,06</text:p>
          </table:table-cell>
        </table:table-row>
        <table:table-row table:style-name="ro1">
          <table:table-cell office:value-type="string" calcext:value-type="string">
            <text:p>43211228_Anat_20210806</text:p>
          </table:table-cell>
          <table:table-cell office:value-type="float" office:value="1.35329065095599" calcext:value-type="float">
            <text:p>1,35</text:p>
          </table:table-cell>
        </table:table-row>
        <table:table-row table:style-name="ro1">
          <table:table-cell office:value-type="string" calcext:value-type="string">
            <text:p>43211228_Anat_20210806</text:p>
          </table:table-cell>
          <table:table-cell office:value-type="float" office:value="0.123826008332663" calcext:value-type="float">
            <text:p>0,12</text:p>
          </table:table-cell>
        </table:table-row>
        <table:table-row table:style-name="ro1">
          <table:table-cell office:value-type="string" calcext:value-type="string">
            <text:p>43211228_Anat_20210806</text:p>
          </table:table-cell>
          <table:table-cell office:value-type="float" office:value="0.0900239224925485" calcext:value-type="float">
            <text:p>0,09</text:p>
          </table:table-cell>
        </table:table-row>
        <table:table-row table:style-name="ro1">
          <table:table-cell office:value-type="string" calcext:value-type="string">
            <text:p>43211228_Anat_20210806</text:p>
          </table:table-cell>
          <table:table-cell office:value-type="float" office:value="0.0241443470286529" calcext:value-type="float">
            <text:p>0,02</text:p>
          </table:table-cell>
        </table:table-row>
        <table:table-row table:style-name="ro1">
          <table:table-cell office:value-type="string" calcext:value-type="string">
            <text:p>43211228_Anat_20210806</text:p>
          </table:table-cell>
          <table:table-cell office:value-type="float" office:value="0.0567392155173342" calcext:value-type="float">
            <text:p>0,06</text:p>
          </table:table-cell>
        </table:table-row>
        <table:table-row table:style-name="ro1">
          <table:table-cell office:value-type="string" calcext:value-type="string">
            <text:p>43211228_Anat_20210813</text:p>
          </table:table-cell>
          <table:table-cell office:value-type="float" office:value="2.70485670569565" calcext:value-type="float">
            <text:p>2,70</text:p>
          </table:table-cell>
        </table:table-row>
        <table:table-row table:style-name="ro1">
          <table:table-cell office:value-type="string" calcext:value-type="string">
            <text:p>43211228_Anat_20210813</text:p>
          </table:table-cell>
          <table:table-cell office:value-type="float" office:value="0.00379411167593116" calcext:value-type="float">
            <text:p>0,00</text:p>
          </table:table-cell>
        </table:table-row>
        <table:table-row table:style-name="ro1">
          <table:table-cell office:value-type="string" calcext:value-type="string">
            <text:p>43211228_Anat_20210813</text:p>
          </table:table-cell>
          <table:table-cell office:value-type="float" office:value="0.0251791047584523" calcext:value-type="float">
            <text:p>0,03</text:p>
          </table:table-cell>
        </table:table-row>
        <table:table-row table:style-name="ro1">
          <table:table-cell office:value-type="string" calcext:value-type="string">
            <text:p>43211228_Anat_20210813</text:p>
          </table:table-cell>
          <table:table-cell office:value-type="float" office:value="0.0205226949743549" calcext:value-type="float">
            <text:p>0,02</text:p>
          </table:table-cell>
        </table:table-row>
        <table:table-row table:style-name="ro1">
          <table:table-cell office:value-type="string" calcext:value-type="string">
            <text:p>43211228_Anat_20210813</text:p>
          </table:table-cell>
          <table:table-cell office:value-type="float" office:value="0.0603608675716321" calcext:value-type="float">
            <text:p>0,06</text:p>
          </table:table-cell>
        </table:table-row>
        <table:table-row table:style-name="ro1">
          <table:table-cell office:value-type="string" calcext:value-type="string">
            <text:p>43211228_Anat_20210813</text:p>
          </table:table-cell>
          <table:table-cell office:value-type="float" office:value="0.0436322842732084" calcext:value-type="float">
            <text:p>0,04</text:p>
          </table:table-cell>
        </table:table-row>
        <table:table-row table:style-name="ro1">
          <table:table-cell office:value-type="string" calcext:value-type="string">
            <text:p>43211228_Anat_20210813</text:p>
          </table:table-cell>
          <table:table-cell office:value-type="float" office:value="0.000689838486532939" calcext:value-type="float">
            <text:p>0,00</text:p>
          </table:table-cell>
        </table:table-row>
        <table:table-row table:style-name="ro1">
          <table:table-cell office:value-type="string" calcext:value-type="string">
            <text:p>43211228_Anat_20210729</text:p>
          </table:table-cell>
          <table:table-cell office:value-type="float" office:value="4.51568273284462" calcext:value-type="float">
            <text:p>4,52</text:p>
          </table:table-cell>
        </table:table-row>
        <table:table-row table:style-name="ro1">
          <table:table-cell office:value-type="string" calcext:value-type="string">
            <text:p>43211228_Anat_20210729</text:p>
          </table:table-cell>
          <table:table-cell office:value-type="float" office:value="0.025006645136819" calcext:value-type="float">
            <text:p>0,03</text:p>
          </table:table-cell>
        </table:table-row>
        <table:table-row table:style-name="ro1">
          <table:table-cell office:value-type="string" calcext:value-type="string">
            <text:p>43211228_Anat_20210729</text:p>
          </table:table-cell>
          <table:table-cell office:value-type="float" office:value="0.0320774896237817" calcext:value-type="float">
            <text:p>0,03</text:p>
          </table:table-cell>
        </table:table-row>
        <table:table-row table:style-name="ro1">
          <table:table-cell office:value-type="string" calcext:value-type="string">
            <text:p>43211228_Anat_20210729</text:p>
          </table:table-cell>
          <table:table-cell office:value-type="float" office:value="0.0332847069752143" calcext:value-type="float">
            <text:p>0,03</text:p>
          </table:table-cell>
        </table:table-row>
        <table:table-row table:style-name="ro1">
          <table:table-cell office:value-type="string" calcext:value-type="string">
            <text:p>43211228_Anat_20210729</text:p>
          </table:table-cell>
          <table:table-cell office:value-type="float" office:value="0.0101751176763608" calcext:value-type="float">
            <text:p>0,01</text:p>
          </table:table-cell>
        </table:table-row>
        <table:table-row table:style-name="ro1">
          <table:table-cell office:value-type="string" calcext:value-type="string">
            <text:p>43211228_Anat_20210729</text:p>
          </table:table-cell>
          <table:table-cell office:value-type="float" office:value="0.00862298108166174" calcext:value-type="float">
            <text:p>0,01</text:p>
          </table:table-cell>
        </table:table-row>
        <table:table-row table:style-name="ro1">
          <table:table-cell office:value-type="string" calcext:value-type="string">
            <text:p>43211228_Anat_20210729</text:p>
          </table:table-cell>
          <table:table-cell office:value-type="float" office:value="0.00362165205429793" calcext:value-type="float">
            <text:p>0,00</text:p>
          </table:table-cell>
        </table:table-row>
        <table:table-row table:style-name="ro1">
          <table:table-cell office:value-type="string" calcext:value-type="string">
            <text:p>43211228_Anat_20210729</text:p>
          </table:table-cell>
          <table:table-cell office:value-type="float" office:value="0.0570841347606007" calcext:value-type="float">
            <text:p>0,06</text:p>
          </table:table-cell>
        </table:table-row>
        <table:table-row table:style-name="ro1">
          <table:table-cell office:value-type="string" calcext:value-type="string">
            <text:p>2234859_Anat_20220627</text:p>
          </table:table-cell>
          <table:table-cell office:value-type="float" office:value="0.106386665230268" calcext:value-type="float">
            <text:p>0,11</text:p>
          </table:table-cell>
        </table:table-row>
        <table:table-row table:style-name="ro1">
          <table:table-cell office:value-type="string" calcext:value-type="string">
            <text:p>2234859_Anat_20220627</text:p>
          </table:table-cell>
          <table:table-cell office:value-type="float" office:value="9.43397436028754" calcext:value-type="float">
            <text:p>9,43</text:p>
          </table:table-cell>
        </table:table-row>
        <table:table-row table:style-name="ro1">
          <table:table-cell office:value-type="string" calcext:value-type="string">
            <text:p>2234859_Anat_20220704</text:p>
          </table:table-cell>
          <table:table-cell office:value-type="float" office:value="0.12694318523712" calcext:value-type="float">
            <text:p>0,13</text:p>
          </table:table-cell>
        </table:table-row>
        <table:table-row table:style-name="ro1">
          <table:table-cell office:value-type="string" calcext:value-type="string">
            <text:p>2234859_Anat_20220704</text:p>
          </table:table-cell>
          <table:table-cell office:value-type="float" office:value="6.70516307132598" calcext:value-type="float">
            <text:p>6,71</text:p>
          </table:table-cell>
        </table:table-row>
        <table:table-row table:style-name="ro1">
          <table:table-cell office:value-type="string" calcext:value-type="string">
            <text:p>2234859_Anat_20220620</text:p>
          </table:table-cell>
          <table:table-cell office:value-type="float" office:value="4.56234608645586" calcext:value-type="float">
            <text:p>4,56</text:p>
          </table:table-cell>
        </table:table-row>
        <table:table-row table:style-name="ro1">
          <table:table-cell office:value-type="string" calcext:value-type="string">
            <text:p>2234859_Anat_20220620</text:p>
          </table:table-cell>
          <table:table-cell office:value-type="float" office:value="0.127877572510159" calcext:value-type="float">
            <text:p>0,13</text:p>
          </table:table-cell>
        </table:table-row>
        <table:table-row table:style-name="ro1">
          <table:table-cell office:value-type="string" calcext:value-type="string">
            <text:p>2234859_Anat_20220620</text:p>
          </table:table-cell>
          <table:table-cell office:value-type="float" office:value="0.000533935584593564" calcext:value-type="float">
            <text:p>0,00</text:p>
          </table:table-cell>
        </table:table-row>
        <table:table-row table:style-name="ro1">
          <table:table-cell office:value-type="string" calcext:value-type="string">
            <text:p>2234859_Anat_20220620</text:p>
          </table:table-cell>
          <table:table-cell office:value-type="float" office:value="0.000133483896148391" calcext:value-type="float">
            <text:p>0,00</text:p>
          </table:table-cell>
        </table:table-row>
        <table:table-row table:style-name="ro1">
          <table:table-cell office:value-type="string" calcext:value-type="string">
            <text:p>2234859_Anat_20220620</text:p>
          </table:table-cell>
          <table:table-cell office:value-type="float" office:value="0.145630930697895" calcext:value-type="float">
            <text:p>0,15</text:p>
          </table:table-cell>
        </table:table-row>
        <table:table-row table:style-name="ro1">
          <table:table-cell office:value-type="string" calcext:value-type="string">
            <text:p>2234859_Anat_20220620</text:p>
          </table:table-cell>
          <table:table-cell office:value-type="float" office:value="0.000667419480741955" calcext:value-type="float">
            <text:p>0,00</text:p>
          </table:table-cell>
        </table:table-row>
        <table:table-row table:style-name="ro1">
          <table:table-cell office:value-type="string" calcext:value-type="string">
            <text:p>2290867_Anat_20230123</text:p>
          </table:table-cell>
          <table:table-cell office:value-type="float" office:value="53.8228350650054" calcext:value-type="float">
            <text:p>53,82</text:p>
          </table:table-cell>
        </table:table-row>
        <table:table-row table:style-name="ro1">
          <table:table-cell office:value-type="string" calcext:value-type="string">
            <text:p>2290867_Anat_20230123</text:p>
          </table:table-cell>
          <table:table-cell office:value-type="float" office:value="0.105585746935685" calcext:value-type="float">
            <text:p>0,11</text:p>
          </table:table-cell>
        </table:table-row>
        <table:table-row table:style-name="ro1">
          <table:table-cell office:value-type="string" calcext:value-type="string">
            <text:p>2290867_Anat_20230116</text:p>
          </table:table-cell>
          <table:table-cell office:value-type="float" office:value="55.2575197781087" calcext:value-type="float">
            <text:p>55,26</text:p>
          </table:table-cell>
        </table:table-row>
        <table:table-row table:style-name="ro1">
          <table:table-cell office:value-type="string" calcext:value-type="string">
            <text:p>145035_Anat_20220221</text:p>
          </table:table-cell>
          <table:table-cell office:value-type="float" office:value="38.0021129428963" calcext:value-type="float">
            <text:p>38,00</text:p>
          </table:table-cell>
        </table:table-row>
        <table:table-row table:style-name="ro1">
          <table:table-cell office:value-type="string" calcext:value-type="string">
            <text:p>145035_Anat_20220221</text:p>
          </table:table-cell>
          <table:table-cell office:value-type="float" office:value="0.000388034032193764" calcext:value-type="float">
            <text:p>0,00</text:p>
          </table:table-cell>
        </table:table-row>
        <table:table-row table:style-name="ro1">
          <table:table-cell office:value-type="string" calcext:value-type="string">
            <text:p>145035_Anat_20220228</text:p>
          </table:table-cell>
          <table:table-cell office:value-type="float" office:value="27.2328104304066" calcext:value-type="float">
            <text:p>27,23</text:p>
          </table:table-cell>
        </table:table-row>
        <table:table-row table:style-name="ro1">
          <table:table-cell office:value-type="string" calcext:value-type="string">
            <text:p>145035_Anat_20220228</text:p>
          </table:table-cell>
          <table:table-cell office:value-type="float" office:value="0.00776068064387527" calcext:value-type="float">
            <text:p>0,01</text:p>
          </table:table-cell>
        </table:table-row>
        <table:table-row table:style-name="ro1">
          <table:table-cell office:value-type="string" calcext:value-type="string">
            <text:p>145035_Anat_20220215</text:p>
          </table:table-cell>
          <table:table-cell office:value-type="float" office:value="0.073920483132912" calcext:value-type="float">
            <text:p>0,07</text:p>
          </table:table-cell>
        </table:table-row>
        <table:table-row table:style-name="ro1">
          <table:table-cell office:value-type="string" calcext:value-type="string">
            <text:p>145035_Anat_20220215</text:p>
          </table:table-cell>
          <table:table-cell office:value-type="float" office:value="39.0117774946644" calcext:value-type="float">
            <text:p>39,01</text:p>
          </table:table-cell>
        </table:table-row>
        <table:table-row table:style-name="ro1">
          <table:table-cell office:value-type="string" calcext:value-type="string">
            <text:p>145035_Anat_20220215</text:p>
          </table:table-cell>
          <table:table-cell office:value-type="float" office:value="0.00252222120925947" calcext:value-type="float">
            <text:p>0,00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office:value-type="float" office:value="16.9521867952009" calcext:value-type="float">
            <text:p>16,95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office:value-type="float" office:value="0.869514045764017" calcext:value-type="float">
            <text:p>0,87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office:value-type="float" office:value="0.00213574220635927" calcext:value-type="float">
            <text:p>0,00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office:value-type="float" office:value="0.00734161383435998" calcext:value-type="float">
            <text:p>0,01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office:value-type="float" office:value="0.00507238774010326" calcext:value-type="float">
            <text:p>0,01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office:value-type="float" office:value="0.435824893985188" calcext:value-type="float">
            <text:p>0,44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office:value-type="float" office:value="0.0375089724991847" calcext:value-type="float">
            <text:p>0,04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office:value-type="float" office:value="0.0979771737167314" calcext:value-type="float">
            <text:p>0,10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office:value-type="float" office:value="0.055529297365341" calcext:value-type="float">
            <text:p>0,06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office:value-type="float" office:value="0.230927126062596" calcext:value-type="float">
            <text:p>0,23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office:value-type="float" office:value="0.00734161383435998" calcext:value-type="float">
            <text:p>0,01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office:value-type="float" office:value="0.0112126465833862" calcext:value-type="float">
            <text:p>0,01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16.8158997456576" calcext:value-type="float">
            <text:p>16,82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000667419439487271" calcext:value-type="float">
            <text:p>0,00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00373754886112872" calcext:value-type="float">
            <text:p>0,00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591600591161517" calcext:value-type="float">
            <text:p>0,59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0178868409782589" calcext:value-type="float">
            <text:p>0,02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00587329106748799" calcext:value-type="float">
            <text:p>0,01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383365726041489" calcext:value-type="float">
            <text:p>0,38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0032036133095389" calcext:value-type="float">
            <text:p>0,00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00961083992861671" calcext:value-type="float">
            <text:p>0,01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00707464605856508" calcext:value-type="float">
            <text:p>0,01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0959749153982696" calcext:value-type="float">
            <text:p>0,10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186076539729051" calcext:value-type="float">
            <text:p>0,19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0134818726776429" calcext:value-type="float">
            <text:p>0,01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000133483887897454" calcext:value-type="float">
            <text:p>0,00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113194336937041" calcext:value-type="float">
            <text:p>0,11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173395570378793" calcext:value-type="float">
            <text:p>0,17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0192216798572334" calcext:value-type="float">
            <text:p>0,02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0.00093438721528218" calcext:value-type="float">
            <text:p>0,00</text:p>
          </table:table-cell>
        </table:table-row>
        <table:table-row table:style-name="ro1">
          <table:table-cell office:value-type="string" calcext:value-type="string">
            <text:p>98994_Anat_20221212</text:p>
          </table:table-cell>
          <table:table-cell office:value-type="float" office:value="10.1200809609455" calcext:value-type="float">
            <text:p>10,12</text:p>
          </table:table-cell>
        </table:table-row>
        <table:table-row table:style-name="ro1">
          <table:table-cell office:value-type="string" calcext:value-type="string">
            <text:p>2268503_Anat_20221026</text:p>
          </table:table-cell>
          <table:table-cell office:value-type="float" office:value="38.5679029064099" calcext:value-type="float">
            <text:p>38,57</text:p>
          </table:table-cell>
        </table:table-row>
        <table:table-row table:style-name="ro1">
          <table:table-cell office:value-type="string" calcext:value-type="string">
            <text:p>2268503_Anat_20221019</text:p>
          </table:table-cell>
          <table:table-cell office:value-type="float" office:value="66.1091015063204" calcext:value-type="float">
            <text:p>66,11</text:p>
          </table:table-cell>
        </table:table-row>
        <table:table-row table:style-name="ro1">
          <table:table-cell office:value-type="string" calcext:value-type="string">
            <text:p>2268503_Anat_20221019</text:p>
          </table:table-cell>
          <table:table-cell office:value-type="float" office:value="0.000133483897327096" calcext:value-type="float">
            <text:p>0,00</text:p>
          </table:table-cell>
        </table:table-row>
        <table:table-row table:style-name="ro1">
          <table:table-cell office:value-type="string" calcext:value-type="string">
            <text:p>2268503_Anat_20221019</text:p>
          </table:table-cell>
          <table:table-cell office:value-type="float" office:value="0.000133483897327096" calcext:value-type="float">
            <text:p>0,00</text:p>
          </table:table-cell>
        </table:table-row>
        <table:table-row table:style-name="ro1">
          <table:table-cell office:value-type="string" calcext:value-type="string">
            <text:p>2268503_Anat_20221104</text:p>
          </table:table-cell>
          <table:table-cell office:value-type="float" office:value="22.5460976780332" calcext:value-type="float">
            <text:p>22,55</text:p>
          </table:table-cell>
        </table:table-row>
      </table:table>
      <table:table table:name="Pivot Table_components_1" table:style-name="ta1">
        <table:table-column table:style-name="co3" table:default-cell-style-name="ce19"/>
        <table:table-column table:style-name="co3" table:default-cell-style-name="ce24"/>
        <table:table-column table:style-name="co3" table:number-columns-repeated="2" table:default-cell-style-name="ce30"/>
        <table:table-column table:style-name="co3" table:default-cell-style-name="ce36"/>
        <table:table-column table:style-name="co3" table:default-cell-style-name="Default"/>
        <table:table-column table:style-name="co3" table:default-cell-style-name="ce58"/>
        <table:table-row table:style-name="ro1">
          <table:table-cell table:style-name="ce16"/>
          <table:table-cell table:style-name="ce21" office:value-type="string" calcext:value-type="string">
            <text:p>Data</text:p>
          </table:table-cell>
          <table:table-cell table:style-name="ce27" table:number-columns-repeated="2"/>
          <table:table-cell table:style-name="ce33"/>
          <table:table-cell/>
          <table:table-cell table:style-name="Default"/>
        </table:table-row>
        <table:table-row table:style-name="ro1">
          <table:table-cell table:style-name="ce17" office:value-type="string" calcext:value-type="string">
            <text:p>name</text:p>
          </table:table-cell>
          <table:table-cell table:style-name="ce22" office:value-type="string" calcext:value-type="string">
            <text:p>Count - volume_ml</text:p>
          </table:table-cell>
          <table:table-cell table:style-name="ce28" office:value-type="string" calcext:value-type="string">
            <text:p>Sum - volume_ml</text:p>
          </table:table-cell>
          <table:table-cell table:style-name="ce28" office:value-type="string" calcext:value-type="string">
            <text:p>Average - volume_ml</text:p>
          </table:table-cell>
          <table:table-cell table:style-name="ce34" office:value-type="string" calcext:value-type="string">
            <text:p>StDev - volume_ml</text:p>
          </table:table-cell>
          <table:table-cell/>
          <table:table-cell office:value-type="string" calcext:value-type="string">
            <text:p>component count</text:p>
          </table:table-cell>
        </table:table-row>
        <table:table-row table:style-name="ro1">
          <table:table-cell table:style-name="ce18" office:value-type="string" calcext:value-type="string">
            <text:p>115346_Anat_20220413</text:p>
          </table:table-cell>
          <table:table-cell table:style-name="ce23" office:value-type="float" office:value="28" calcext:value-type="float">
            <text:p>28</text:p>
          </table:table-cell>
          <table:table-cell table:style-name="ce29" office:value-type="float" office:value="37.6639486901683" calcext:value-type="float">
            <text:p>37,66</text:p>
          </table:table-cell>
          <table:table-cell table:style-name="ce29" office:value-type="float" office:value="1.34514102464887" calcext:value-type="float">
            <text:p>1,35</text:p>
          </table:table-cell>
          <table:table-cell table:style-name="ce35" office:value-type="float" office:value="5.37479049164406" calcext:value-type="float">
            <text:p>5,37</text:p>
          </table:table-cell>
          <table:table-cell/>
          <table:table-cell table:formula="of:=IF([.C3]&lt;&gt;0; [.B3]; 0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15346_Anat_20220420</text:p>
          </table:table-cell>
          <table:table-cell office:value-type="float" office:value="2" calcext:value-type="float">
            <text:p>2</text:p>
          </table:table-cell>
          <table:table-cell office:value-type="float" office:value="46.081378588755" calcext:value-type="float">
            <text:p>46,08</text:p>
          </table:table-cell>
          <table:table-cell office:value-type="float" office:value="23.0406892943775" calcext:value-type="float">
            <text:p>23,04</text:p>
          </table:table-cell>
          <table:table-cell office:value-type="float" office:value="23.0197354525186" calcext:value-type="float">
            <text:p>23,02</text:p>
          </table:table-cell>
          <table:table-cell/>
          <table:table-cell table:formula="of:=IF([.C4]&lt;&gt;0; [.B4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5346_Anat_20220425</text:p>
          </table:table-cell>
          <table:table-cell office:value-type="float" office:value="7" calcext:value-type="float">
            <text:p>7</text:p>
          </table:table-cell>
          <table:table-cell office:value-type="float" office:value="48.6391054149177" calcext:value-type="float">
            <text:p>48,64</text:p>
          </table:table-cell>
          <table:table-cell office:value-type="float" office:value="6.94844363070253" calcext:value-type="float">
            <text:p>6,95</text:p>
          </table:table-cell>
          <table:table-cell office:value-type="float" office:value="15.5893278701801" calcext:value-type="float">
            <text:p>15,59</text:p>
          </table:table-cell>
          <table:table-cell/>
          <table:table-cell table:formula="of:=IF([.C5]&lt;&gt;0; [.B5]; 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45035_Anat_20220215</text:p>
          </table:table-cell>
          <table:table-cell office:value-type="float" office:value="3" calcext:value-type="float">
            <text:p>3</text:p>
          </table:table-cell>
          <table:table-cell office:value-type="float" office:value="39.0882201990066" calcext:value-type="float">
            <text:p>39,09</text:p>
          </table:table-cell>
          <table:table-cell office:value-type="float" office:value="13.0294067330022" calcext:value-type="float">
            <text:p>13,03</text:p>
          </table:table-cell>
          <table:table-cell office:value-type="float" office:value="18.3723336791186" calcext:value-type="float">
            <text:p>18,37</text:p>
          </table:table-cell>
          <table:table-cell/>
          <table:table-cell table:formula="of:=IF([.C6]&lt;&gt;0; [.B6]; 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5035_Anat_20220221</text:p>
          </table:table-cell>
          <table:table-cell office:value-type="float" office:value="2" calcext:value-type="float">
            <text:p>2</text:p>
          </table:table-cell>
          <table:table-cell office:value-type="float" office:value="38.0025009769285" calcext:value-type="float">
            <text:p>38,00</text:p>
          </table:table-cell>
          <table:table-cell office:value-type="float" office:value="19.0012504884642" calcext:value-type="float">
            <text:p>19,00</text:p>
          </table:table-cell>
          <table:table-cell office:value-type="float" office:value="19.000862454432" calcext:value-type="float">
            <text:p>19,00</text:p>
          </table:table-cell>
          <table:table-cell/>
          <table:table-cell table:formula="of:=IF([.C7]&lt;&gt;0; [.B7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5035_Anat_20220228</text:p>
          </table:table-cell>
          <table:table-cell office:value-type="float" office:value="2" calcext:value-type="float">
            <text:p>2</text:p>
          </table:table-cell>
          <table:table-cell office:value-type="float" office:value="27.2405711110505" calcext:value-type="float">
            <text:p>27,24</text:p>
          </table:table-cell>
          <table:table-cell office:value-type="float" office:value="13.6202855555253" calcext:value-type="float">
            <text:p>13,62</text:p>
          </table:table-cell>
          <table:table-cell office:value-type="float" office:value="13.6125248748814" calcext:value-type="float">
            <text:p>13,61</text:p>
          </table:table-cell>
          <table:table-cell/>
          <table:table-cell table:formula="of:=IF([.C8]&lt;&gt;0; [.B8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04917_Anat_20220111</text:p>
          </table:table-cell>
          <table:table-cell office:value-type="float" office:value="2" calcext:value-type="float">
            <text:p>2</text:p>
          </table:table-cell>
          <table:table-cell office:value-type="float" office:value="39.1382867177675" calcext:value-type="float">
            <text:p>39,14</text:p>
          </table:table-cell>
          <table:table-cell office:value-type="float" office:value="19.5691433588837" calcext:value-type="float">
            <text:p>19,57</text:p>
          </table:table-cell>
          <table:table-cell office:value-type="float" office:value="19.5571143007727" calcext:value-type="float">
            <text:p>19,56</text:p>
          </table:table-cell>
          <table:table-cell/>
          <table:table-cell table:formula="of:=IF([.C9]&lt;&gt;0; [.B9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04917_Anat_20220117</text:p>
          </table:table-cell>
          <table:table-cell office:value-type="float" office:value="4" calcext:value-type="float">
            <text:p>4</text:p>
          </table:table-cell>
          <table:table-cell office:value-type="float" office:value="43.3492331248862" calcext:value-type="float">
            <text:p>43,35</text:p>
          </table:table-cell>
          <table:table-cell office:value-type="float" office:value="10.8373082812215" calcext:value-type="float">
            <text:p>10,84</text:p>
          </table:table-cell>
          <table:table-cell office:value-type="float" office:value="15.8933861287068" calcext:value-type="float">
            <text:p>15,89</text:p>
          </table:table-cell>
          <table:table-cell/>
          <table:table-cell table:formula="of:=IF([.C10]&lt;&gt;0; [.B10]; 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04917_Anat_20220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.0148504162334" calcext:value-type="float">
            <text:p>24,01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IF([.C11]&lt;&gt;0; [.B11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1_Anat_20210510</text:p>
          </table:table-cell>
          <table:table-cell office:value-type="float" office:value="2" calcext:value-type="float">
            <text:p>2</text:p>
          </table:table-cell>
          <table:table-cell office:value-type="float" office:value="153.131513561289" calcext:value-type="float">
            <text:p>153,13</text:p>
          </table:table-cell>
          <table:table-cell office:value-type="float" office:value="76.5657567806445" calcext:value-type="float">
            <text:p>76,57</text:p>
          </table:table-cell>
          <table:table-cell office:value-type="float" office:value="76.5647220231911" calcext:value-type="float">
            <text:p>76,56</text:p>
          </table:table-cell>
          <table:table-cell/>
          <table:table-cell table:formula="of:=IF([.C12]&lt;&gt;0; [.B12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91_Anat_20210517</text:p>
          </table:table-cell>
          <table:table-cell office:value-type="float" office:value="3" calcext:value-type="float">
            <text:p>3</text:p>
          </table:table-cell>
          <table:table-cell office:value-type="float" office:value="140.4179661095" calcext:value-type="float">
            <text:p>140,42</text:p>
          </table:table-cell>
          <table:table-cell office:value-type="float" office:value="46.8059887031667" calcext:value-type="float">
            <text:p>46,81</text:p>
          </table:table-cell>
          <table:table-cell office:value-type="float" office:value="66.1301371537069" calcext:value-type="float">
            <text:p>66,13</text:p>
          </table:table-cell>
          <table:table-cell/>
          <table:table-cell table:formula="of:=IF([.C13]&lt;&gt;0; [.B13]; 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91_Anat_20210524</text:p>
          </table:table-cell>
          <table:table-cell office:value-type="float" office:value="2" calcext:value-type="float">
            <text:p>2</text:p>
          </table:table-cell>
          <table:table-cell office:value-type="float" office:value="101.618010796711" calcext:value-type="float">
            <text:p>101,62</text:p>
          </table:table-cell>
          <table:table-cell office:value-type="float" office:value="50.8090053983555" calcext:value-type="float">
            <text:p>50,81</text:p>
          </table:table-cell>
          <table:table-cell office:value-type="float" office:value="50.8026243940592" calcext:value-type="float">
            <text:p>50,80</text:p>
          </table:table-cell>
          <table:table-cell/>
          <table:table-cell table:formula="of:=IF([.C14]&lt;&gt;0; [.B14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59624_Anat_202109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.2198242912686" calcext:value-type="float">
            <text:p>16,22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IF([.C15]&lt;&gt;0; [.B15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59624_Anat_20211001</text:p>
          </table:table-cell>
          <table:table-cell office:value-type="float" office:value="2" calcext:value-type="float">
            <text:p>2</text:p>
          </table:table-cell>
          <table:table-cell office:value-type="float" office:value="16.1491158600148" calcext:value-type="float">
            <text:p>16,15</text:p>
          </table:table-cell>
          <table:table-cell office:value-type="float" office:value="8.07455793000741" calcext:value-type="float">
            <text:p>8,07</text:p>
          </table:table-cell>
          <table:table-cell office:value-type="float" office:value="8.07421301083057" calcext:value-type="float">
            <text:p>8,07</text:p>
          </table:table-cell>
          <table:table-cell/>
          <table:table-cell table:formula="of:=IF([.C16]&lt;&gt;0; [.B16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59624_Anat_20211008</text:p>
          </table:table-cell>
          <table:table-cell office:value-type="float" office:value="2" calcext:value-type="float">
            <text:p>2</text:p>
          </table:table-cell>
          <table:table-cell office:value-type="float" office:value="16.0868579485938" calcext:value-type="float">
            <text:p>16,09</text:p>
          </table:table-cell>
          <table:table-cell office:value-type="float" office:value="8.0434289742969" calcext:value-type="float">
            <text:p>8,04</text:p>
          </table:table-cell>
          <table:table-cell office:value-type="float" office:value="8.03773780787891" calcext:value-type="float">
            <text:p>8,04</text:p>
          </table:table-cell>
          <table:table-cell/>
          <table:table-cell table:formula="of:=IF([.C17]&lt;&gt;0; [.B17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73586_Anat_20211116</text:p>
          </table:table-cell>
          <table:table-cell office:value-type="float" office:value="4" calcext:value-type="float">
            <text:p>4</text:p>
          </table:table-cell>
          <table:table-cell office:value-type="float" office:value="137.876783113392" calcext:value-type="float">
            <text:p>137,88</text:p>
          </table:table-cell>
          <table:table-cell office:value-type="float" office:value="34.469195778348" calcext:value-type="float">
            <text:p>34,47</text:p>
          </table:table-cell>
          <table:table-cell office:value-type="float" office:value="59.6955281282249" calcext:value-type="float">
            <text:p>59,70</text:p>
          </table:table-cell>
          <table:table-cell/>
          <table:table-cell table:formula="of:=IF([.C18]&lt;&gt;0; [.B18]; 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3586_Anat_20211122</text:p>
          </table:table-cell>
          <table:table-cell office:value-type="float" office:value="4" calcext:value-type="float">
            <text:p>4</text:p>
          </table:table-cell>
          <table:table-cell office:value-type="float" office:value="144.106713221336" calcext:value-type="float">
            <text:p>144,11</text:p>
          </table:table-cell>
          <table:table-cell office:value-type="float" office:value="36.0266783053339" calcext:value-type="float">
            <text:p>36,03</text:p>
          </table:table-cell>
          <table:table-cell office:value-type="float" office:value="62.3184157714747" calcext:value-type="float">
            <text:p>62,32</text:p>
          </table:table-cell>
          <table:table-cell/>
          <table:table-cell table:formula="of:=IF([.C19]&lt;&gt;0; [.B19]; 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3586_Anat_20211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.0894897966114" calcext:value-type="float">
            <text:p>35,09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IF([.C20]&lt;&gt;0; [.B20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79097_Anat_20211207</text:p>
          </table:table-cell>
          <table:table-cell office:value-type="float" office:value="2" calcext:value-type="float">
            <text:p>2</text:p>
          </table:table-cell>
          <table:table-cell office:value-type="float" office:value="39.0961799953952" calcext:value-type="float">
            <text:p>39,10</text:p>
          </table:table-cell>
          <table:table-cell office:value-type="float" office:value="19.5480899976976" calcext:value-type="float">
            <text:p>19,55</text:p>
          </table:table-cell>
          <table:table-cell office:value-type="float" office:value="19.5246139356882" calcext:value-type="float">
            <text:p>19,52</text:p>
          </table:table-cell>
          <table:table-cell/>
          <table:table-cell table:formula="of:=IF([.C21]&lt;&gt;0; [.B21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79097_Anat_20211213</text:p>
          </table:table-cell>
          <table:table-cell office:value-type="float" office:value="2" calcext:value-type="float">
            <text:p>2</text:p>
          </table:table-cell>
          <table:table-cell office:value-type="float" office:value="44.8225929723048" calcext:value-type="float">
            <text:p>44,82</text:p>
          </table:table-cell>
          <table:table-cell office:value-type="float" office:value="22.4112964861524" calcext:value-type="float">
            <text:p>22,41</text:p>
          </table:table-cell>
          <table:table-cell office:value-type="float" office:value="15.8325666463742" calcext:value-type="float">
            <text:p>15,83</text:p>
          </table:table-cell>
          <table:table-cell/>
          <table:table-cell table:formula="of:=IF([.C22]&lt;&gt;0; [.B22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79097_Anat_20211220</text:p>
          </table:table-cell>
          <table:table-cell office:value-type="float" office:value="4" calcext:value-type="float">
            <text:p>4</text:p>
          </table:table-cell>
          <table:table-cell office:value-type="float" office:value="24.9418607571276" calcext:value-type="float">
            <text:p>24,94</text:p>
          </table:table-cell>
          <table:table-cell office:value-type="float" office:value="6.2354651892819" calcext:value-type="float">
            <text:p>6,24</text:p>
          </table:table-cell>
          <table:table-cell office:value-type="float" office:value="9.84151453914427" calcext:value-type="float">
            <text:p>9,84</text:p>
          </table:table-cell>
          <table:table-cell/>
          <table:table-cell table:formula="of:=IF([.C23]&lt;&gt;0; [.B23]; 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234859_Anat_20220620</text:p>
          </table:table-cell>
          <table:table-cell office:value-type="float" office:value="6" calcext:value-type="float">
            <text:p>6</text:p>
          </table:table-cell>
          <table:table-cell office:value-type="float" office:value="4.83718942862539" calcext:value-type="float">
            <text:p>4,84</text:p>
          </table:table-cell>
          <table:table-cell office:value-type="float" office:value="0.806198238104232" calcext:value-type="float">
            <text:p>0,81</text:p>
          </table:table-cell>
          <table:table-cell office:value-type="float" office:value="1.68091393829596" calcext:value-type="float">
            <text:p>1,68</text:p>
          </table:table-cell>
          <table:table-cell/>
          <table:table-cell table:formula="of:=IF([.C24]&lt;&gt;0; [.B24]; 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234859_Anat_20220627</text:p>
          </table:table-cell>
          <table:table-cell office:value-type="float" office:value="2" calcext:value-type="float">
            <text:p>2</text:p>
          </table:table-cell>
          <table:table-cell office:value-type="float" office:value="9.54036102551781" calcext:value-type="float">
            <text:p>9,54</text:p>
          </table:table-cell>
          <table:table-cell office:value-type="float" office:value="4.7701805127589" calcext:value-type="float">
            <text:p>4,77</text:p>
          </table:table-cell>
          <table:table-cell office:value-type="float" office:value="4.66379384752864" calcext:value-type="float">
            <text:p>4,66</text:p>
          </table:table-cell>
          <table:table-cell/>
          <table:table-cell table:formula="of:=IF([.C25]&lt;&gt;0; [.B25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34859_Anat_20220704</text:p>
          </table:table-cell>
          <table:table-cell office:value-type="float" office:value="2" calcext:value-type="float">
            <text:p>2</text:p>
          </table:table-cell>
          <table:table-cell office:value-type="float" office:value="6.8321062565631" calcext:value-type="float">
            <text:p>6,83</text:p>
          </table:table-cell>
          <table:table-cell office:value-type="float" office:value="3.41605312828155" calcext:value-type="float">
            <text:p>3,42</text:p>
          </table:table-cell>
          <table:table-cell office:value-type="float" office:value="3.28910994304443" calcext:value-type="float">
            <text:p>3,29</text:p>
          </table:table-cell>
          <table:table-cell/>
          <table:table-cell table:formula="of:=IF([.C26]&lt;&gt;0; [.B26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60503_Anat_20220919</text:p>
          </table:table-cell>
          <table:table-cell office:value-type="float" office:value="2" calcext:value-type="float">
            <text:p>2</text:p>
          </table:table-cell>
          <table:table-cell office:value-type="float" office:value="46.98151606729" calcext:value-type="float">
            <text:p>46,98</text:p>
          </table:table-cell>
          <table:table-cell office:value-type="float" office:value="23.490758033645" calcext:value-type="float">
            <text:p>23,49</text:p>
          </table:table-cell>
          <table:table-cell office:value-type="float" office:value="23.4505793894193" calcext:value-type="float">
            <text:p>23,45</text:p>
          </table:table-cell>
          <table:table-cell/>
          <table:table-cell table:formula="of:=IF([.C27]&lt;&gt;0; [.B27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60503_Anat_20220926</text:p>
          </table:table-cell>
          <table:table-cell office:value-type="float" office:value="2" calcext:value-type="float">
            <text:p>2</text:p>
          </table:table-cell>
          <table:table-cell office:value-type="float" office:value="63.4863958765097" calcext:value-type="float">
            <text:p>63,49</text:p>
          </table:table-cell>
          <table:table-cell office:value-type="float" office:value="31.7431979382548" calcext:value-type="float">
            <text:p>31,74</text:p>
          </table:table-cell>
          <table:table-cell office:value-type="float" office:value="31.7427974866513" calcext:value-type="float">
            <text:p>31,74</text:p>
          </table:table-cell>
          <table:table-cell/>
          <table:table-cell table:formula="of:=IF([.C28]&lt;&gt;0; [.B28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60503_Anat_20221003</text:p>
          </table:table-cell>
          <table:table-cell office:value-type="float" office:value="2" calcext:value-type="float">
            <text:p>2</text:p>
          </table:table-cell>
          <table:table-cell office:value-type="float" office:value="75.124453863573" calcext:value-type="float">
            <text:p>75,12</text:p>
          </table:table-cell>
          <table:table-cell office:value-type="float" office:value="37.5622269317865" calcext:value-type="float">
            <text:p>37,56</text:p>
          </table:table-cell>
          <table:table-cell office:value-type="float" office:value="37.5402020935897" calcext:value-type="float">
            <text:p>37,54</text:p>
          </table:table-cell>
          <table:table-cell/>
          <table:table-cell table:formula="of:=IF([.C29]&lt;&gt;0; [.B29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68503_Anat_20221019</text:p>
          </table:table-cell>
          <table:table-cell office:value-type="float" office:value="3" calcext:value-type="float">
            <text:p>3</text:p>
          </table:table-cell>
          <table:table-cell office:value-type="float" office:value="66.109368474115" calcext:value-type="float">
            <text:p>66,11</text:p>
          </table:table-cell>
          <table:table-cell office:value-type="float" office:value="22.0364561580383" calcext:value-type="float">
            <text:p>22,04</text:p>
          </table:table-cell>
          <table:table-cell office:value-type="float" office:value="31.1640663906" calcext:value-type="float">
            <text:p>31,16</text:p>
          </table:table-cell>
          <table:table-cell/>
          <table:table-cell table:formula="of:=IF([.C30]&lt;&gt;0; [.B30]; 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68503_Anat_202210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.5679029064099" calcext:value-type="float">
            <text:p>38,57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IF([.C31]&lt;&gt;0; [.B31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68503_Anat_20221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5460976780332" calcext:value-type="float">
            <text:p>22,55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IF([.C32]&lt;&gt;0; [.B32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70173_Anat_20221024</text:p>
          </table:table-cell>
          <table:table-cell office:value-type="float" office:value="6" calcext:value-type="float">
            <text:p>6</text:p>
          </table:table-cell>
          <table:table-cell office:value-type="float" office:value="26.1771342811528" calcext:value-type="float">
            <text:p>26,18</text:p>
          </table:table-cell>
          <table:table-cell office:value-type="float" office:value="4.36285571352547" calcext:value-type="float">
            <text:p>4,36</text:p>
          </table:table-cell>
          <table:table-cell office:value-type="float" office:value="9.75015080536465" calcext:value-type="float">
            <text:p>9,75</text:p>
          </table:table-cell>
          <table:table-cell/>
          <table:table-cell table:formula="of:=IF([.C33]&lt;&gt;0; [.B33]; 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270173_Anat_20221031</text:p>
          </table:table-cell>
          <table:table-cell office:value-type="float" office:value="5" calcext:value-type="float">
            <text:p>5</text:p>
          </table:table-cell>
          <table:table-cell office:value-type="float" office:value="35.5765391343281" calcext:value-type="float">
            <text:p>35,58</text:p>
          </table:table-cell>
          <table:table-cell office:value-type="float" office:value="7.11530782686562" calcext:value-type="float">
            <text:p>7,12</text:p>
          </table:table-cell>
          <table:table-cell office:value-type="float" office:value="14.1833338591535" calcext:value-type="float">
            <text:p>14,18</text:p>
          </table:table-cell>
          <table:table-cell/>
          <table:table-cell table:formula="of:=IF([.C34]&lt;&gt;0; [.B34]; 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270173_Anat_20221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.8989333909607" calcext:value-type="float">
            <text:p>29,9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IF([.C35]&lt;&gt;0; [.B35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82310_Anat_20221209</text:p>
          </table:table-cell>
          <table:table-cell office:value-type="float" office:value="5" calcext:value-type="float">
            <text:p>5</text:p>
          </table:table-cell>
          <table:table-cell office:value-type="float" office:value="28.0922221125825" calcext:value-type="float">
            <text:p>28,09</text:p>
          </table:table-cell>
          <table:table-cell office:value-type="float" office:value="5.61844442251651" calcext:value-type="float">
            <text:p>5,62</text:p>
          </table:table-cell>
          <table:table-cell office:value-type="float" office:value="11.2342192376354" calcext:value-type="float">
            <text:p>11,23</text:p>
          </table:table-cell>
          <table:table-cell/>
          <table:table-cell table:formula="of:=IF([.C36]&lt;&gt;0; [.B36]; 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282310_Anat_20221216</text:p>
          </table:table-cell>
          <table:table-cell office:value-type="float" office:value="6" calcext:value-type="float">
            <text:p>6</text:p>
          </table:table-cell>
          <table:table-cell office:value-type="float" office:value="30.6414977638227" calcext:value-type="float">
            <text:p>30,64</text:p>
          </table:table-cell>
          <table:table-cell office:value-type="float" office:value="5.10691629397045" calcext:value-type="float">
            <text:p>5,11</text:p>
          </table:table-cell>
          <table:table-cell office:value-type="float" office:value="11.3961946345771" calcext:value-type="float">
            <text:p>11,40</text:p>
          </table:table-cell>
          <table:table-cell/>
          <table:table-cell table:formula="of:=IF([.C37]&lt;&gt;0; [.B37]; 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282310_Anat_20221222</text:p>
          </table:table-cell>
          <table:table-cell office:value-type="float" office:value="2" calcext:value-type="float">
            <text:p>2</text:p>
          </table:table-cell>
          <table:table-cell office:value-type="float" office:value="30.1596208604309" calcext:value-type="float">
            <text:p>30,16</text:p>
          </table:table-cell>
          <table:table-cell office:value-type="float" office:value="15.0798104302154" calcext:value-type="float">
            <text:p>15,08</text:p>
          </table:table-cell>
          <table:table-cell office:value-type="float" office:value="14.9650142704047" calcext:value-type="float">
            <text:p>14,97</text:p>
          </table:table-cell>
          <table:table-cell/>
          <table:table-cell table:formula="of:=IF([.C38]&lt;&gt;0; [.B38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90116_Anat_20230314</text:p>
          </table:table-cell>
          <table:table-cell office:value-type="float" office:value="4" calcext:value-type="float">
            <text:p>4</text:p>
          </table:table-cell>
          <table:table-cell office:value-type="float" office:value="12.2559565429687" calcext:value-type="float">
            <text:p>12,26</text:p>
          </table:table-cell>
          <table:table-cell office:value-type="float" office:value="3.06398913574217" calcext:value-type="float">
            <text:p>3,06</text:p>
          </table:table-cell>
          <table:table-cell office:value-type="float" office:value="5.0644458020539" calcext:value-type="float">
            <text:p>5,06</text:p>
          </table:table-cell>
          <table:table-cell/>
          <table:table-cell table:formula="of:=IF([.C39]&lt;&gt;0; [.B39]; 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290116_Anat_20230320</text:p>
          </table:table-cell>
          <table:table-cell office:value-type="float" office:value="7" calcext:value-type="float">
            <text:p>7</text:p>
          </table:table-cell>
          <table:table-cell office:value-type="float" office:value="25.7067273559569" calcext:value-type="float">
            <text:p>25,71</text:p>
          </table:table-cell>
          <table:table-cell office:value-type="float" office:value="3.67238962227956" calcext:value-type="float">
            <text:p>3,67</text:p>
          </table:table-cell>
          <table:table-cell office:value-type="float" office:value="7.51061613687972" calcext:value-type="float">
            <text:p>7,51</text:p>
          </table:table-cell>
          <table:table-cell/>
          <table:table-cell table:formula="of:=IF([.C40]&lt;&gt;0; [.B40]; 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290116_Anat_20230327</text:p>
          </table:table-cell>
          <table:table-cell office:value-type="float" office:value="3" calcext:value-type="float">
            <text:p>3</text:p>
          </table:table-cell>
          <table:table-cell office:value-type="float" office:value="11.4718721923828" calcext:value-type="float">
            <text:p>11,47</text:p>
          </table:table-cell>
          <table:table-cell office:value-type="float" office:value="3.82395739746092" calcext:value-type="float">
            <text:p>3,82</text:p>
          </table:table-cell>
          <table:table-cell office:value-type="float" office:value="5.33553388386821" calcext:value-type="float">
            <text:p>5,34</text:p>
          </table:table-cell>
          <table:table-cell/>
          <table:table-cell table:formula="of:=IF([.C41]&lt;&gt;0; [.B41]; 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90867_Anat_20230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.2575197781087" calcext:value-type="float">
            <text:p>55,26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IF([.C42]&lt;&gt;0; [.B42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90867_Anat_20230123</text:p>
          </table:table-cell>
          <table:table-cell office:value-type="float" office:value="2" calcext:value-type="float">
            <text:p>2</text:p>
          </table:table-cell>
          <table:table-cell office:value-type="float" office:value="53.9284208119411" calcext:value-type="float">
            <text:p>53,93</text:p>
          </table:table-cell>
          <table:table-cell office:value-type="float" office:value="26.9642104059705" calcext:value-type="float">
            <text:p>26,96</text:p>
          </table:table-cell>
          <table:table-cell office:value-type="float" office:value="26.8586246590348" calcext:value-type="float">
            <text:p>26,86</text:p>
          </table:table-cell>
          <table:table-cell/>
          <table:table-cell table:formula="of:=IF([.C43]&lt;&gt;0; [.B43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96666_Anat_20230203</text:p>
          </table:table-cell>
          <table:table-cell office:value-type="float" office:value="12" calcext:value-type="float">
            <text:p>12</text:p>
          </table:table-cell>
          <table:table-cell office:value-type="float" office:value="137.39576550293" calcext:value-type="float">
            <text:p>137,40</text:p>
          </table:table-cell>
          <table:table-cell office:value-type="float" office:value="11.4496471252442" calcext:value-type="float">
            <text:p>11,45</text:p>
          </table:table-cell>
          <table:table-cell office:value-type="float" office:value="37.9535379133297" calcext:value-type="float">
            <text:p>37,95</text:p>
          </table:table-cell>
          <table:table-cell/>
          <table:table-cell table:formula="of:=IF([.C44]&lt;&gt;0; [.B44]; 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296666_Anat_20230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6.546576645498" calcext:value-type="float">
            <text:p>126,55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IF([.C45]&lt;&gt;0; [.B45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96666_Anat_20230217</text:p>
          </table:table-cell>
          <table:table-cell office:value-type="float" office:value="19" calcext:value-type="float">
            <text:p>19</text:p>
          </table:table-cell>
          <table:table-cell office:value-type="float" office:value="111.237462158203" calcext:value-type="float">
            <text:p>111,24</text:p>
          </table:table-cell>
          <table:table-cell office:value-type="float" office:value="5.85460327148438" calcext:value-type="float">
            <text:p>5,85</text:p>
          </table:table-cell>
          <table:table-cell office:value-type="float" office:value="24.8159185515337" calcext:value-type="float">
            <text:p>24,82</text:p>
          </table:table-cell>
          <table:table-cell/>
          <table:table-cell table:formula="of:=IF([.C46]&lt;&gt;0; [.B46]; 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22179_Anat_20210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5915181614801" calcext:value-type="float">
            <text:p>22,59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IF([.C47]&lt;&gt;0; [.B47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2179_Anat_20211004</text:p>
          </table:table-cell>
          <table:table-cell office:value-type="float" office:value="2" calcext:value-type="float">
            <text:p>2</text:p>
          </table:table-cell>
          <table:table-cell office:value-type="float" office:value="16.8824154620264" calcext:value-type="float">
            <text:p>16,88</text:p>
          </table:table-cell>
          <table:table-cell office:value-type="float" office:value="8.44120773101322" calcext:value-type="float">
            <text:p>8,44</text:p>
          </table:table-cell>
          <table:table-cell office:value-type="float" office:value="8.44086281180711" calcext:value-type="float">
            <text:p>8,44</text:p>
          </table:table-cell>
          <table:table-cell/>
          <table:table-cell table:formula="of:=IF([.C48]&lt;&gt;0; [.B48]; 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22179_Anat_20211011</text:p>
          </table:table-cell>
          <table:table-cell office:value-type="float" office:value="4" calcext:value-type="float">
            <text:p>4</text:p>
          </table:table-cell>
          <table:table-cell office:value-type="float" office:value="5.74945824656802" calcext:value-type="float">
            <text:p>5,75</text:p>
          </table:table-cell>
          <table:table-cell office:value-type="float" office:value="1.43736456164201" calcext:value-type="float">
            <text:p>1,44</text:p>
          </table:table-cell>
          <table:table-cell office:value-type="float" office:value="1.81233008359914" calcext:value-type="float">
            <text:p>1,81</text:p>
          </table:table-cell>
          <table:table-cell/>
          <table:table-cell table:formula="of:=IF([.C49]&lt;&gt;0; [.B49]; 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3211228_Anat_20210729</text:p>
          </table:table-cell>
          <table:table-cell office:value-type="float" office:value="8" calcext:value-type="float">
            <text:p>8</text:p>
          </table:table-cell>
          <table:table-cell office:value-type="float" office:value="4.68555546015335" calcext:value-type="float">
            <text:p>4,69</text:p>
          </table:table-cell>
          <table:table-cell office:value-type="float" office:value="0.585694432519169" calcext:value-type="float">
            <text:p>0,59</text:p>
          </table:table-cell>
          <table:table-cell office:value-type="float" office:value="1.48548386773581" calcext:value-type="float">
            <text:p>1,49</text:p>
          </table:table-cell>
          <table:table-cell/>
          <table:table-cell table:formula="of:=IF([.C50]&lt;&gt;0; [.B50]; 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3211228_Anat_20210806</text:p>
          </table:table-cell>
          <table:table-cell office:value-type="float" office:value="7" calcext:value-type="float">
            <text:p>7</text:p>
          </table:table-cell>
          <table:table-cell office:value-type="float" office:value="4.90026768908673" calcext:value-type="float">
            <text:p>4,90</text:p>
          </table:table-cell>
          <table:table-cell office:value-type="float" office:value="0.700038241298104" calcext:value-type="float">
            <text:p>0,70</text:p>
          </table:table-cell>
          <table:table-cell office:value-type="float" office:value="1.10914262739023" calcext:value-type="float">
            <text:p>1,11</text:p>
          </table:table-cell>
          <table:table-cell/>
          <table:table-cell table:formula="of:=IF([.C51]&lt;&gt;0; [.B51]; 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3211228_Anat_20210813</text:p>
          </table:table-cell>
          <table:table-cell office:value-type="float" office:value="7" calcext:value-type="float">
            <text:p>7</text:p>
          </table:table-cell>
          <table:table-cell office:value-type="float" office:value="2.85903560743577" calcext:value-type="float">
            <text:p>2,86</text:p>
          </table:table-cell>
          <table:table-cell office:value-type="float" office:value="0.408433658205109" calcext:value-type="float">
            <text:p>0,41</text:p>
          </table:table-cell>
          <table:table-cell office:value-type="float" office:value="0.937713074933904" calcext:value-type="float">
            <text:p>0,94</text:p>
          </table:table-cell>
          <table:table-cell/>
          <table:table-cell table:formula="of:=IF([.C52]&lt;&gt;0; [.B52]; 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898251_Anat_20220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60852201914081" calcext:value-type="float">
            <text:p>3,61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IF([.C53]&lt;&gt;0; [.B53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98251_Anat_202203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0239963445046" calcext:value-type="float">
            <text:p>2,3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IF([.C54]&lt;&gt;0; [.B54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98251_Anat_202203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636318760767" calcext:value-type="float">
            <text:p>1,73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IF([.C55]&lt;&gt;0; [.B55]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8994_Anat_20221130</text:p>
          </table:table-cell>
          <table:table-cell office:value-type="float" office:value="12" calcext:value-type="float">
            <text:p>12</text:p>
          </table:table-cell>
          <table:table-cell office:value-type="float" office:value="18.7125723087925" calcext:value-type="float">
            <text:p>18,71</text:p>
          </table:table-cell>
          <table:table-cell office:value-type="float" office:value="1.55938102573271" calcext:value-type="float">
            <text:p>1,56</text:p>
          </table:table-cell>
          <table:table-cell office:value-type="float" office:value="4.64767223147734" calcext:value-type="float">
            <text:p>4,65</text:p>
          </table:table-cell>
          <table:table-cell/>
          <table:table-cell table:formula="of:=IF([.C56]&lt;&gt;0; [.B56]; 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98994_Anat_20221205</text:p>
          </table:table-cell>
          <table:table-cell office:value-type="float" office:value="18" calcext:value-type="float">
            <text:p>18</text:p>
          </table:table-cell>
          <table:table-cell office:value-type="float" office:value="18.4413330485849" calcext:value-type="float">
            <text:p>18,44</text:p>
          </table:table-cell>
          <table:table-cell office:value-type="float" office:value="1.02451850269916" calcext:value-type="float">
            <text:p>1,02</text:p>
          </table:table-cell>
          <table:table-cell office:value-type="float" office:value="3.83308510916278" calcext:value-type="float">
            <text:p>3,83</text:p>
          </table:table-cell>
          <table:table-cell/>
          <table:table-cell table:formula="of:=IF([.C57]&lt;&gt;0; [.B57]; 0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98994_Anat_2022121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31" office:value-type="float" office:value="10.1200809609455" calcext:value-type="float">
            <text:p>10,12</text:p>
          </table:table-cell>
          <table:table-cell table:style-name="ce37" office:value-type="float" office:value="0" calcext:value-type="float">
            <text:p>0,00</text:p>
          </table:table-cell>
          <table:table-cell/>
          <table:table-cell table:formula="of:=IF([.C58]&lt;&gt;0; [.B58]; 0)" office:value-type="float" office:value="1" calcext:value-type="float">
            <text:p>1</text:p>
          </table:table-cell>
        </table:table-row>
        <table:table-row table:style-name="ro1">
          <table:table-cell table:style-name="ce20" office:value-type="string" calcext:value-type="string">
            <text:p>Total Result</text:p>
          </table:table-cell>
          <table:table-cell table:style-name="ce26" office:value-type="float" office:value="238" calcext:value-type="float">
            <text:p>238</text:p>
          </table:table-cell>
          <table:table-cell table:style-name="ce32" office:value-type="float" office:value="2373.72616555744" calcext:value-type="float">
            <text:p>2373,73</text:p>
          </table:table-cell>
          <table:table-cell table:style-name="ce32" office:value-type="float" office:value="9.97363935108166" calcext:value-type="float">
            <text:p>9,97</text:p>
          </table:table-cell>
          <table:table-cell table:style-name="ce38" office:value-type="float" office:value="26.4714012949868" calcext:value-type="float">
            <text:p>26,47</text:p>
          </table:table-cell>
          <table:table-cell/>
          <table:table-cell table:style-name="Default"/>
        </table:table-row>
      </table:table>
      <table:table table:name="stats" table:style-name="ta1">
        <table:table-column table:style-name="co3" table:number-columns-repeated="11" table:default-cell-style-name="Default"/>
        <table:table-row table:style-name="ro1">
          <table:table-cell table:style-name="ce68" office:value-type="string" calcext:value-type="string">
            <text:p>Motol</text:p>
          </table:table-cell>
          <table:table-cell office:value-type="string" calcext:value-type="string">
            <text:p>lesion_volume_ml</text:p>
          </table:table-cell>
          <table:table-cell office:value-type="string" calcext:value-type="string">
            <text:p>flair_lesion_volume_ml</text:p>
          </table:table-cell>
          <table:table-cell office:value-type="string" calcext:value-type="string">
            <text:p>dwi_lesion_volume_ml</text:p>
          </table:table-cell>
          <table:table-cell office:value-type="string" calcext:value-type="string">
            <text:p>bet_mask_volume_ml</text:p>
          </table:table-cell>
          <table:table-cell office:value-type="string" calcext:value-type="string">
            <text:p>dice_after_preprocessing</text:p>
          </table:table-cell>
          <table:table-cell office:value-type="string" calcext:value-type="string">
            <text:p>&lt;min; Q1)</text:p>
          </table:table-cell>
          <table:table-cell office:value-type="string" calcext:value-type="string">
            <text:p>&lt;Q1; Q3&gt;</text:p>
          </table:table-cell>
          <table:table-cell office:value-type="string" calcext:value-type="string">
            <text:p>(Q3, max&gt;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umber of components per case</text:p>
          </table:table-cell>
        </table:table-row>
        <table:table-row table:style-name="ro1">
          <table:table-cell table:style-name="ce95" office:value-type="string" calcext:value-type="string">
            <text:p>#cases</text:p>
          </table:table-cell>
          <table:table-cell table:style-name="ce95" table:formula="of:=COUNT([$cases.F:.F])" office:value-type="float" office:value="56" calcext:value-type="float">
            <text:p>56</text:p>
          </table:table-cell>
          <table:table-cell table:style-name="ce95" table:formula="of:=COUNT([$cases.G:.G])" office:value-type="float" office:value="56" calcext:value-type="float">
            <text:p>56</text:p>
          </table:table-cell>
          <table:table-cell table:style-name="ce95" table:formula="of:=COUNT([$cases.H:.H])" office:value-type="float" office:value="56" calcext:value-type="float">
            <text:p>56</text:p>
          </table:table-cell>
          <table:table-cell table:style-name="ce95" table:formula="of:=COUNT([$cases.I:.I])" office:value-type="float" office:value="56" calcext:value-type="float">
            <text:p>56</text:p>
          </table:table-cell>
          <table:table-cell table:style-name="ce95" table:formula="of:=COUNT([$cases.J:.J])" office:value-type="float" office:value="56" calcext:value-type="float">
            <text:p>56</text:p>
          </table:table-cell>
          <table:table-cell table:style-name="ce95" table:formula="of:=COUNT([$cases.L:.L])" office:value-type="float" office:value="14" calcext:value-type="float">
            <text:p>14</text:p>
          </table:table-cell>
          <table:table-cell table:style-name="ce95" table:formula="of:=COUNT([$cases.M:.M])" office:value-type="float" office:value="28" calcext:value-type="float">
            <text:p>28</text:p>
          </table:table-cell>
          <table:table-cell table:style-name="ce95" table:formula="of:=COUNT([$cases.N:.N])" office:value-type="float" office:value="14" calcext:value-type="float">
            <text:p>14</text:p>
          </table:table-cell>
          <table:table-cell table:style-name="ce95" table:formula="of:=COUNT([$components.B:.B])" office:value-type="float" office:value="238" calcext:value-type="float">
            <text:p>238</text:p>
          </table:table-cell>
          <table:table-cell table:style-name="ce9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$cases.F:.F])" office:value-type="float" office:value="42.387967242097" calcext:value-type="float">
            <text:p>42,39</text:p>
          </table:table-cell>
          <table:table-cell table:formula="of:=AVERAGE([$cases.G:.G])" office:value-type="float" office:value="36.422771034801" calcext:value-type="float">
            <text:p>36,42</text:p>
          </table:table-cell>
          <table:table-cell table:formula="of:=AVERAGE([$cases.H:.H])" office:value-type="float" office:value="23.7896069943283" calcext:value-type="float">
            <text:p>23,79</text:p>
          </table:table-cell>
          <table:table-cell table:formula="of:=AVERAGE([$cases.I:.I])" office:value-type="float" office:value="1376.04811469846" calcext:value-type="float">
            <text:p>1376,05</text:p>
          </table:table-cell>
          <table:table-cell table:formula="of:=AVERAGE([$cases.J:.J])" office:value-type="float" office:value="0.974590874589582" calcext:value-type="float">
            <text:p>0,97</text:p>
          </table:table-cell>
          <table:table-cell table:formula="of:=AVERAGE([$cases.L:.L])" office:value-type="float" office:value="6.92685901428857" calcext:value-type="float">
            <text:p>6,93</text:p>
          </table:table-cell>
          <table:table-cell table:formula="of:=AVERAGE([$cases.M:.M])" office:value-type="float" office:value="30.7812172867632" calcext:value-type="float">
            <text:p>30,78</text:p>
          </table:table-cell>
          <table:table-cell table:formula="of:=AVERAGE([$cases.N:.N])" office:value-type="float" office:value="101.062575380573" calcext:value-type="float">
            <text:p>101,06</text:p>
          </table:table-cell>
          <table:table-cell table:formula="of:=AVERAGE([$components.B:.B])" office:value-type="float" office:value="9.97363935108166" calcext:value-type="float">
            <text:p>9,97</text:p>
          </table:table-cell>
          <table:table-cell table:formula="of:=AVERAGE([$'Pivot Table_components_1'.G:.G])" office:value-type="float" office:value="4.25" calcext:value-type="float">
            <text:p>4,25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$cases.F:.F])" office:value-type="float" office:value="40.9418438808393" calcext:value-type="float">
            <text:p>40,94</text:p>
          </table:table-cell>
          <table:table-cell table:formula="of:=STDEV([$cases.G:.G])" office:value-type="float" office:value="37.1013752857975" calcext:value-type="float">
            <text:p>37,10</text:p>
          </table:table-cell>
          <table:table-cell table:formula="of:=STDEV([$cases.H:.H])" office:value-type="float" office:value="32.3671551823969" calcext:value-type="float">
            <text:p>32,37</text:p>
          </table:table-cell>
          <table:table-cell table:formula="of:=STDEV([$cases.I:.I])" office:value-type="float" office:value="129.301668584505" calcext:value-type="float">
            <text:p>129,30</text:p>
          </table:table-cell>
          <table:table-cell table:formula="of:=STDEV([$cases.J:.J])" office:value-type="float" office:value="0.0114229040622924" calcext:value-type="float">
            <text:p>0,01</text:p>
          </table:table-cell>
          <table:table-cell table:formula="of:=STDEV([$cases.L:.L])" office:value-type="float" office:value="4.30447779046744" calcext:value-type="float">
            <text:p>4,30</text:p>
          </table:table-cell>
          <table:table-cell table:formula="of:=STDEV([$cases.M:.M])" office:value-type="float" office:value="9.54765181900883" calcext:value-type="float">
            <text:p>9,55</text:p>
          </table:table-cell>
          <table:table-cell table:formula="of:=STDEV([$cases.N:.N])" office:value-type="float" office:value="39.1406837195137" calcext:value-type="float">
            <text:p>39,14</text:p>
          </table:table-cell>
          <table:table-cell table:formula="of:=STDEV([$components.B:.B])" office:value-type="float" office:value="26.5271893469513" calcext:value-type="float">
            <text:p>26,53</text:p>
          </table:table-cell>
          <table:table-cell table:formula="of:=STDEV([$'Pivot Table_components_1'.G:.G])" office:value-type="float" office:value="5.00999001995014" calcext:value-type="float">
            <text:p>5,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in</text:p>
          </table:table-cell>
          <table:table-cell table:formula="of:=QUARTILE([$cases.F:.F]; 0)" office:value-type="float" office:value="1.72636318760767" calcext:value-type="float">
            <text:p>1,73</text:p>
          </table:table-cell>
          <table:table-cell table:formula="of:=QUARTILE([$cases.G:.G]; 0)" office:value-type="float" office:value="0.164871398281372" calcext:value-type="float">
            <text:p>0,16</text:p>
          </table:table-cell>
          <table:table-cell table:formula="of:=QUARTILE([$cases.H:.H]; 0)" office:value-type="float" office:value="0" calcext:value-type="float">
            <text:p>0,00</text:p>
          </table:table-cell>
          <table:table-cell table:formula="of:=QUARTILE([$cases.I:.I]; 0)" office:value-type="float" office:value="1149.72403839333" calcext:value-type="float">
            <text:p>1149,72</text:p>
          </table:table-cell>
          <table:table-cell table:formula="of:=QUARTILE([$cases.J:.J]; 0)" office:value-type="float" office:value="0.937713920337007" calcext:value-type="float">
            <text:p>0,94</text:p>
          </table:table-cell>
          <table:table-cell table:formula="of:=QUARTILE([$cases.L:.L]; 0)" office:value-type="float" office:value="1.72636318760767" calcext:value-type="float">
            <text:p>1,73</text:p>
          </table:table-cell>
          <table:table-cell table:formula="of:=QUARTILE([$cases.M:.M]; 0)" office:value-type="float" office:value="16.1491158600148" calcext:value-type="float">
            <text:p>16,15</text:p>
          </table:table-cell>
          <table:table-cell table:formula="of:=QUARTILE([$cases.N:.N]; 0)" office:value-type="float" office:value="48.6391054149177" calcext:value-type="float">
            <text:p>48,64</text:p>
          </table:table-cell>
          <table:table-cell table:formula="of:=QUARTILE([$components.B:.B]; 0)" office:value-type="float" office:value="0.00013348388671875" calcext:value-type="float">
            <text:p>0,00</text:p>
          </table:table-cell>
          <table:table-cell table:formula="of:=QUARTILE([$'Pivot Table_components_1'.G:.G]; 0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QUARTILE([$cases.F:.F]; 4)" office:value-type="float" office:value="153.131513561289" calcext:value-type="float">
            <text:p>153,13</text:p>
          </table:table-cell>
          <table:table-cell table:formula="of:=QUARTILE([$cases.G:.G]; 4)" office:value-type="float" office:value="133.814392822266" calcext:value-type="float">
            <text:p>133,81</text:p>
          </table:table-cell>
          <table:table-cell table:formula="of:=QUARTILE([$cases.H:.H]; 4)" office:value-type="float" office:value="140.6354376343" calcext:value-type="float">
            <text:p>140,64</text:p>
          </table:table-cell>
          <table:table-cell table:formula="of:=QUARTILE([$cases.I:.I]; 4)" office:value-type="float" office:value="1613.70610068169" calcext:value-type="float">
            <text:p>1613,71</text:p>
          </table:table-cell>
          <table:table-cell table:formula="of:=QUARTILE([$cases.J:.J]; 4)" office:value-type="float" office:value="0.989739472276529" calcext:value-type="float">
            <text:p>0,99</text:p>
          </table:table-cell>
          <table:table-cell table:formula="of:=QUARTILE([$cases.L:.L]; 4)" office:value-type="float" office:value="16.0868579485938" calcext:value-type="float">
            <text:p>16,09</text:p>
          </table:table-cell>
          <table:table-cell table:formula="of:=QUARTILE([$cases.M:.M]; 4)" office:value-type="float" office:value="46.98151606729" calcext:value-type="float">
            <text:p>46,98</text:p>
          </table:table-cell>
          <table:table-cell table:formula="of:=QUARTILE([$cases.N:.N]; 4)" office:value-type="float" office:value="153.131513561289" calcext:value-type="float">
            <text:p>153,13</text:p>
          </table:table-cell>
          <table:table-cell table:formula="of:=QUARTILE([$components.B:.B]; 4)" office:value-type="float" office:value="153.130478803836" calcext:value-type="float">
            <text:p>153,13</text:p>
          </table:table-cell>
          <table:table-cell table:formula="of:=QUARTILE([$'Pivot Table_components_1'.G:.G]; 4)" office:value-type="float" office:value="28" calcext:value-type="float">
            <text:p>28,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Q1</text:p>
          </table:table-cell>
          <table:table-cell table:formula="of:=QUARTILE([$cases.F:.F]; 1)" office:value-type="float" office:value="16.1335513821596" calcext:value-type="float">
            <text:p>16,13</text:p>
          </table:table-cell>
          <table:table-cell table:formula="of:=QUARTILE([$cases.G:.G]; 1)" office:value-type="float" office:value="11.5507665733826" calcext:value-type="float">
            <text:p>11,55</text:p>
          </table:table-cell>
          <table:table-cell table:formula="of:=QUARTILE([$cases.H:.H]; 1)" office:value-type="float" office:value="6.36427823639816" calcext:value-type="float">
            <text:p>6,36</text:p>
          </table:table-cell>
          <table:table-cell table:formula="of:=QUARTILE([$cases.I:.I]; 1)" office:value-type="float" office:value="1239.78953725214" calcext:value-type="float">
            <text:p>1239,79</text:p>
          </table:table-cell>
          <table:table-cell table:formula="of:=QUARTILE([$cases.J:.J]; 1)" office:value-type="float" office:value="0.971014032371382" calcext:value-type="float">
            <text:p>0,97</text:p>
          </table:table-cell>
          <table:table-cell table:formula="of:=QUARTILE([$cases.L:.L]; 1)" office:value-type="float" office:value="3.87778037939395" calcext:value-type="float">
            <text:p>3,88</text:p>
          </table:table-cell>
          <table:table-cell table:formula="of:=QUARTILE([$cases.M:.M]; 1)" office:value-type="float" office:value="23.6590173525451" calcext:value-type="float">
            <text:p>23,66</text:p>
          </table:table-cell>
          <table:table-cell table:formula="of:=QUARTILE([$cases.N:.N]; 1)" office:value-type="float" office:value="64.142139025911" calcext:value-type="float">
            <text:p>64,14</text:p>
          </table:table-cell>
          <table:table-cell table:formula="of:=QUARTILE([$components.B:.B]; 1)" office:value-type="float" office:value="0.00327035537607297" calcext:value-type="float">
            <text:p>0,00</text:p>
          </table:table-cell>
          <table:table-cell table:formula="of:=QUARTILE([$'Pivot Table_components_1'.G:.G]; 1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formula="of:=QUARTILE([$cases.F:.F]; 2)" office:value-type="float" office:value="30.0292771256958" calcext:value-type="float">
            <text:p>30,03</text:p>
          </table:table-cell>
          <table:table-cell table:formula="of:=QUARTILE([$cases.G:.G]; 2)" office:value-type="float" office:value="25.2703684877005" calcext:value-type="float">
            <text:p>25,27</text:p>
          </table:table-cell>
          <table:table-cell table:formula="of:=QUARTILE([$cases.H:.H]; 2)" office:value-type="float" office:value="13.93104589734" calcext:value-type="float">
            <text:p>13,93</text:p>
          </table:table-cell>
          <table:table-cell table:formula="of:=QUARTILE([$cases.I:.I]; 2)" office:value-type="float" office:value="1380.4355184148" calcext:value-type="float">
            <text:p>1380,44</text:p>
          </table:table-cell>
          <table:table-cell table:formula="of:=QUARTILE([$cases.J:.J]; 2)" office:value-type="float" office:value="0.977569193199966" calcext:value-type="float">
            <text:p>0,98</text:p>
          </table:table-cell>
          <table:table-cell table:formula="of:=QUARTILE([$cases.L:.L]; 2)" office:value-type="float" office:value="5.32486296782738" calcext:value-type="float">
            <text:p>5,32</text:p>
          </table:table-cell>
          <table:table-cell table:formula="of:=QUARTILE([$cases.M:.M]; 2)" office:value-type="float" office:value="30.0292771256958" calcext:value-type="float">
            <text:p>30,03</text:p>
          </table:table-cell>
          <table:table-cell table:formula="of:=QUARTILE([$cases.N:.N]; 2)" office:value-type="float" office:value="106.427736477457" calcext:value-type="float">
            <text:p>106,43</text:p>
          </table:table-cell>
          <table:table-cell table:formula="of:=QUARTILE([$components.B:.B]; 2)" office:value-type="float" office:value="0.0270304889641558" calcext:value-type="float">
            <text:p>0,03</text:p>
          </table:table-cell>
          <table:table-cell table:formula="of:=QUARTILE([$'Pivot Table_components_1'.G:.G]; 2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formula="of:=QUARTILE([$cases.F:.F]; 3)" office:value-type="float" office:value="47.3959134041969" calcext:value-type="float">
            <text:p>47,40</text:p>
          </table:table-cell>
          <table:table-cell table:formula="of:=QUARTILE([$cases.G:.G]; 3)" office:value-type="float" office:value="41.6273782482186" calcext:value-type="float">
            <text:p>41,63</text:p>
          </table:table-cell>
          <table:table-cell table:formula="of:=QUARTILE([$cases.H:.H]; 3)" office:value-type="float" office:value="22.4600001372757" calcext:value-type="float">
            <text:p>22,46</text:p>
          </table:table-cell>
          <table:table-cell table:formula="of:=QUARTILE([$cases.I:.I]; 3)" office:value-type="float" office:value="1478.77717143144" calcext:value-type="float">
            <text:p>1478,78</text:p>
          </table:table-cell>
          <table:table-cell table:formula="of:=QUARTILE([$cases.J:.J]; 3)" office:value-type="float" office:value="0.981400692101996" calcext:value-type="float">
            <text:p>0,98</text:p>
          </table:table-cell>
          <table:table-cell table:formula="of:=QUARTILE([$cases.L:.L]; 3)" office:value-type="float" office:value="9.97515097708858" calcext:value-type="float">
            <text:p>9,98</text:p>
          </table:table-cell>
          <table:table-cell table:formula="of:=QUARTILE([$cases.M:.M]; 3)" office:value-type="float" office:value="38.6979822295591" calcext:value-type="float">
            <text:p>38,70</text:p>
          </table:table-cell>
          <table:table-cell table:formula="of:=QUARTILE([$cases.N:.N]; 3)" office:value-type="float" office:value="137.756528710777" calcext:value-type="float">
            <text:p>137,76</text:p>
          </table:table-cell>
          <table:table-cell table:formula="of:=QUARTILE([$components.B:.B]; 3)" office:value-type="float" office:value="2.15839052273976" calcext:value-type="float">
            <text:p>2,16</text:p>
          </table:table-cell>
          <table:table-cell table:formula="of:=QUARTILE([$'Pivot Table_components_1'.G:.G]; 3)" office:value-type="float" office:value="5" calcext:value-type="float">
            <text:p>5,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QR</text:p>
          </table:table-cell>
          <table:table-cell table:formula="of:=[.B11]-[.B9]" office:value-type="float" office:value="31.2623620220374" calcext:value-type="float">
            <text:p>31,26</text:p>
          </table:table-cell>
          <table:table-cell table:formula="of:=[.C11]-[.C9]" office:value-type="float" office:value="30.076611674836" calcext:value-type="float">
            <text:p>30,08</text:p>
          </table:table-cell>
          <table:table-cell table:formula="of:=[.D11]-[.D9]" office:value-type="float" office:value="16.0957219008776" calcext:value-type="float">
            <text:p>16,10</text:p>
          </table:table-cell>
          <table:table-cell table:formula="of:=[.E11]-[.E9]" office:value-type="float" office:value="238.987634179295" calcext:value-type="float">
            <text:p>238,99</text:p>
          </table:table-cell>
          <table:table-cell table:formula="of:=[.F11]-[.F9]" office:value-type="float" office:value="0.0103866597306143" calcext:value-type="float">
            <text:p>0,01</text:p>
          </table:table-cell>
          <table:table-cell table:formula="of:=[.G11]-[.G9]" office:value-type="float" office:value="6.09737059769463" calcext:value-type="float">
            <text:p>6,10</text:p>
          </table:table-cell>
          <table:table-cell table:formula="of:=[.H11]-[.H9]" office:value-type="float" office:value="15.038964877014" calcext:value-type="float">
            <text:p>15,04</text:p>
          </table:table-cell>
          <table:table-cell table:formula="of:=[.I11]-[.I9]" office:value-type="float" office:value="73.6143896848655" calcext:value-type="float">
            <text:p>73,61</text:p>
          </table:table-cell>
          <table:table-cell table:formula="of:=[.J11]-[.J9]" office:value-type="float" office:value="2.15512016736369" calcext:value-type="float">
            <text:p>2,16</text:p>
          </table:table-cell>
          <table:table-cell table:formula="of:=[.K11]-[.K9]" office:value-type="float" office:value="3" calcext:value-type="float">
            <text:p>3,00</text:p>
          </table:table-cell>
        </table:table-row>
        <table:table-row table:style-name="ro1">
          <table:table-cell office:value-type="string" calcext:value-type="string">
            <text:p>Q1-1.5IQR</text:p>
          </table:table-cell>
          <table:table-cell table:formula="of:=[.B9]-1.5*[.B13]" office:value-type="float" office:value="-30.7599916508965" calcext:value-type="float">
            <text:p>-30,76</text:p>
          </table:table-cell>
          <table:table-cell table:formula="of:=[.C9]-1.5*[.C13]" office:value-type="float" office:value="-33.5641509388715" calcext:value-type="float">
            <text:p>-33,56</text:p>
          </table:table-cell>
          <table:table-cell table:formula="of:=[.D9]-1.5*[.D13]" office:value-type="float" office:value="-17.7793046149182" calcext:value-type="float">
            <text:p>-17,78</text:p>
          </table:table-cell>
          <table:table-cell table:formula="of:=[.E9]-1.5*[.E13]" office:value-type="float" office:value="881.308085983197" calcext:value-type="float">
            <text:p>881,31</text:p>
          </table:table-cell>
          <table:table-cell table:formula="of:=[.F9]-1.5*[.F13]" office:value-type="float" office:value="0.95543404277546" calcext:value-type="float">
            <text:p>0,96</text:p>
          </table:table-cell>
          <table:table-cell table:formula="of:=[.G9]-1.5*[.G13]" office:value-type="float" office:value="-5.268275517148" calcext:value-type="float">
            <text:p>-5,27</text:p>
          </table:table-cell>
          <table:table-cell table:formula="of:=[.H9]-1.5*[.H13]" office:value-type="float" office:value="1.10057003702407" calcext:value-type="float">
            <text:p>1,10</text:p>
          </table:table-cell>
          <table:table-cell table:formula="of:=[.I9]-1.5*[.I13]" office:value-type="float" office:value="-46.2794455013872" calcext:value-type="float">
            <text:p>-46,28</text:p>
          </table:table-cell>
          <table:table-cell table:formula="of:=[.J9]-1.5*[.J13]" office:value-type="float" office:value="-3.22940989566946" calcext:value-type="float">
            <text:p>-3,23</text:p>
          </table:table-cell>
          <table:table-cell table:formula="of:=[.K9]-1.5*[.K13]" office:value-type="float" office:value="-2.5" calcext:value-type="float">
            <text:p>-2,50</text:p>
          </table:table-cell>
        </table:table-row>
        <table:table-row table:style-name="ro1">
          <table:table-cell office:value-type="string" calcext:value-type="string">
            <text:p>Q3+1.5IQR</text:p>
          </table:table-cell>
          <table:table-cell table:formula="of:=[.B11]+1.5*[.B13]" office:value-type="float" office:value="94.289456437253" calcext:value-type="float">
            <text:p>94,29</text:p>
          </table:table-cell>
          <table:table-cell table:formula="of:=[.C11]+1.5*[.C13]" office:value-type="float" office:value="86.7422957604726" calcext:value-type="float">
            <text:p>86,74</text:p>
          </table:table-cell>
          <table:table-cell table:formula="of:=[.D11]+1.5*[.D13]" office:value-type="float" office:value="46.6035829885921" calcext:value-type="float">
            <text:p>46,60</text:p>
          </table:table-cell>
          <table:table-cell table:formula="of:=[.E11]+1.5*[.E13]" office:value-type="float" office:value="1837.25862270038" calcext:value-type="float">
            <text:p>1837,26</text:p>
          </table:table-cell>
          <table:table-cell table:formula="of:=[.F11]+1.5*[.F13]" office:value-type="float" office:value="0.996980681697917" calcext:value-type="float">
            <text:p>1,00</text:p>
          </table:table-cell>
          <table:table-cell table:formula="of:=[.G11]+1.5*[.G13]" office:value-type="float" office:value="19.1212068736305" calcext:value-type="float">
            <text:p>19,12</text:p>
          </table:table-cell>
          <table:table-cell table:formula="of:=[.H11]+1.5*[.H13]" office:value-type="float" office:value="61.2564295450801" calcext:value-type="float">
            <text:p>61,26</text:p>
          </table:table-cell>
          <table:table-cell table:formula="of:=[.I11]+1.5*[.I13]" office:value-type="float" office:value="248.178113238075" calcext:value-type="float">
            <text:p>248,18</text:p>
          </table:table-cell>
          <table:table-cell table:formula="of:=[.J11]+1.5*[.J13]" office:value-type="float" office:value="5.3910707737853" calcext:value-type="float">
            <text:p>5,39</text:p>
          </table:table-cell>
          <table:table-cell table:formula="of:=[.K11]+1.5*[.K13]" office:value-type="float" office:value="9.5" calcext:value-type="float">
            <text:p>9,50</text:p>
          </table:table-cell>
        </table:table-row>
      </table:table>
      <table:table table:name="ensemble folds" table:style-name="ta1">
        <table:table-column table:style-name="co3" table:number-columns-repeated="8" table:default-cell-style-name="Default"/>
        <table:table-column table:style-name="co1" table:number-columns-repeated="5" table:default-cell-style-name="ce57"/>
        <table:table-column table:style-name="co1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fold 1 – train</text:p>
          </table:table-cell>
          <table:table-cell office:value-type="string" calcext:value-type="string">
            <text:p>fold 2 – train</text:p>
          </table:table-cell>
          <table:table-cell office:value-type="string" calcext:value-type="string">
            <text:p>fold 3 – train</text:p>
          </table:table-cell>
          <table:table-cell office:value-type="string" calcext:value-type="string">
            <text:p>fold 4 – train</text:p>
          </table:table-cell>
          <table:table-cell office:value-type="string" calcext:value-type="string">
            <text:p>fold 5 – train</text:p>
          </table:table-cell>
          <table:table-cell/>
          <table:table-cell table:style-name="ce68" office:value-type="string" calcext:value-type="string">
            <text:p>fold 1 – train</text:p>
          </table:table-cell>
          <table:table-cell table:style-name="ce68" office:value-type="string" calcext:value-type="string">
            <text:p>fold 2 – train</text:p>
          </table:table-cell>
          <table:table-cell table:style-name="ce68" office:value-type="string" calcext:value-type="string">
            <text:p>fold 3 – train</text:p>
          </table:table-cell>
          <table:table-cell table:style-name="ce68" office:value-type="string" calcext:value-type="string">
            <text:p>fold 4 – train</text:p>
          </table:table-cell>
          <table:table-cell table:style-name="ce68" office:value-type="string" calcext:value-type="string">
            <text:p>fold 5 – train</text:p>
          </table:table-cell>
          <table:table-cell/>
        </table:table-row>
        <table:table-row table:style-name="ro1">
          <table:table-cell table:style-name="ce58" office:value-type="float" office:value="2234859" calcext:value-type="float">
            <text:p>2234859</text:p>
          </table:table-cell>
          <table:table-cell office:value-type="float" office:value="0.0129740488394209" calcext:value-type="float">
            <text:p>0,01</text:p>
          </table:table-cell>
          <table:table-cell/>
          <table:table-cell table:number-columns-repeated="4" table:style-name="ce58" office:value-type="float" office:value="2234859" calcext:value-type="float">
            <text:p>2234859</text:p>
          </table:table-cell>
          <table:table-cell/>
          <table:table-cell table:number-columns-repeated="3" office:value-type="string" calcext:value-type="string">
            <text:p>115346_Anat_20220413</text:p>
          </table:table-cell>
          <table:table-cell office:value-type="string" calcext:value-type="string">
            <text:p>145035_Anat_20220215</text:p>
          </table:table-cell>
          <table:table-cell office:value-type="string" calcext:value-type="string">
            <text:p>115346_Anat_20220413</text:p>
          </table:table-cell>
          <table:table-cell/>
        </table:table-row>
        <table:table-row table:style-name="ro1">
          <table:table-cell table:style-name="ce58" office:value-type="float" office:value="2260503" calcext:value-type="float">
            <text:p>2260503</text:p>
          </table:table-cell>
          <table:table-cell office:value-type="float" office:value="0.112412440938395" calcext:value-type="float">
            <text:p>0,11</text:p>
          </table:table-cell>
          <table:table-cell/>
          <table:table-cell table:number-columns-repeated="4" table:style-name="ce58" office:value-type="float" office:value="2260503" calcext:value-type="float">
            <text:p>2260503</text:p>
          </table:table-cell>
          <table:table-cell/>
          <table:table-cell table:number-columns-repeated="3" office:value-type="string" calcext:value-type="string">
            <text:p>115346_Anat_20220420</text:p>
          </table:table-cell>
          <table:table-cell office:value-type="string" calcext:value-type="string">
            <text:p>145035_Anat_20220221</text:p>
          </table:table-cell>
          <table:table-cell office:value-type="string" calcext:value-type="string">
            <text:p>115346_Anat_20220420</text:p>
          </table:table-cell>
          <table:table-cell/>
        </table:table-row>
        <table:table-row table:style-name="ro1">
          <table:table-cell table:style-name="ce58" office:value-type="float" office:value="1804917" calcext:value-type="float">
            <text:p>1804917</text:p>
          </table:table-cell>
          <table:table-cell office:value-type="float" office:value="0.230638799848847" calcext:value-type="float">
            <text:p>0,23</text:p>
          </table:table-cell>
          <table:table-cell/>
          <table:table-cell table:number-columns-repeated="4" table:style-name="ce58" office:value-type="float" office:value="1804917" calcext:value-type="float">
            <text:p>1804917</text:p>
          </table:table-cell>
          <table:table-cell/>
          <table:table-cell table:number-columns-repeated="3" office:value-type="string" calcext:value-type="string">
            <text:p>115346_Anat_20220425</text:p>
          </table:table-cell>
          <table:table-cell office:value-type="string" calcext:value-type="string">
            <text:p>145035_Anat_20220228</text:p>
          </table:table-cell>
          <table:table-cell office:value-type="string" calcext:value-type="string">
            <text:p>115346_Anat_20220425</text:p>
          </table:table-cell>
          <table:table-cell/>
        </table:table-row>
        <table:table-row table:style-name="ro1">
          <table:table-cell table:style-name="ce58" office:value-type="float" office:value="2296666" calcext:value-type="float">
            <text:p>2296666</text:p>
          </table:table-cell>
          <table:table-cell office:value-type="float" office:value="0.285864837883674" calcext:value-type="float">
            <text:p>0,29</text:p>
          </table:table-cell>
          <table:table-cell/>
          <table:table-cell table:number-columns-repeated="4" table:style-name="ce58" office:value-type="float" office:value="2296666" calcext:value-type="float">
            <text:p>2296666</text:p>
          </table:table-cell>
          <table:table-cell/>
          <table:table-cell table:number-columns-repeated="2" office:value-type="string" calcext:value-type="string">
            <text:p>145035_Anat_20220215</text:p>
          </table:table-cell>
          <table:table-cell table:number-columns-repeated="2" office:value-type="string" calcext:value-type="string">
            <text:p>1804917_Anat_20220111</text:p>
          </table:table-cell>
          <table:table-cell office:value-type="string" calcext:value-type="string">
            <text:p>145035_Anat_20220215</text:p>
          </table:table-cell>
          <table:table-cell/>
        </table:table-row>
        <table:table-row table:style-name="ro1">
          <table:table-cell table:style-name="ce58" office:value-type="float" office:value="2282310" calcext:value-type="float">
            <text:p>2282310</text:p>
          </table:table-cell>
          <table:table-cell office:value-type="float" office:value="0.309714690718547" calcext:value-type="float">
            <text:p>0,31</text:p>
          </table:table-cell>
          <table:table-cell table:style-name="ce58" office:value-type="float" office:value="2282310" calcext:value-type="float">
            <text:p>2282310</text:p>
          </table:table-cell>
          <table:table-cell/>
          <table:table-cell table:number-columns-repeated="3" table:style-name="ce58" office:value-type="float" office:value="2282310" calcext:value-type="float">
            <text:p>2282310</text:p>
          </table:table-cell>
          <table:table-cell/>
          <table:table-cell table:number-columns-repeated="2" office:value-type="string" calcext:value-type="string">
            <text:p>145035_Anat_20220221</text:p>
          </table:table-cell>
          <table:table-cell table:number-columns-repeated="2" office:value-type="string" calcext:value-type="string">
            <text:p>1804917_Anat_20220117</text:p>
          </table:table-cell>
          <table:table-cell office:value-type="string" calcext:value-type="string">
            <text:p>145035_Anat_20220221</text:p>
          </table:table-cell>
          <table:table-cell/>
        </table:table-row>
        <table:table-row table:style-name="ro1">
          <table:table-cell table:style-name="ce58" office:value-type="float" office:value="98994" calcext:value-type="float">
            <text:p>98994</text:p>
          </table:table-cell>
          <table:table-cell office:value-type="float" office:value="0.311251622649127" calcext:value-type="float">
            <text:p>0,31</text:p>
          </table:table-cell>
          <table:table-cell table:style-name="ce58" office:value-type="float" office:value="98994" calcext:value-type="float">
            <text:p>98994</text:p>
          </table:table-cell>
          <table:table-cell/>
          <table:table-cell table:number-columns-repeated="3" table:style-name="ce58" office:value-type="float" office:value="98994" calcext:value-type="float">
            <text:p>98994</text:p>
          </table:table-cell>
          <table:table-cell/>
          <table:table-cell table:number-columns-repeated="2" office:value-type="string" calcext:value-type="string">
            <text:p>145035_Anat_20220228</text:p>
          </table:table-cell>
          <table:table-cell table:number-columns-repeated="2" office:value-type="string" calcext:value-type="string">
            <text:p>1804917_Anat_20220124</text:p>
          </table:table-cell>
          <table:table-cell office:value-type="string" calcext:value-type="string">
            <text:p>145035_Anat_20220228</text:p>
          </table:table-cell>
          <table:table-cell/>
        </table:table-row>
        <table:table-row table:style-name="ro1">
          <table:table-cell table:style-name="ce58" office:value-type="float" office:value="898251" calcext:value-type="float">
            <text:p>898251</text:p>
          </table:table-cell>
          <table:table-cell office:value-type="float" office:value="0.461201042963737" calcext:value-type="float">
            <text:p>0,46</text:p>
          </table:table-cell>
          <table:table-cell table:style-name="ce58" office:value-type="float" office:value="898251" calcext:value-type="float">
            <text:p>898251</text:p>
          </table:table-cell>
          <table:table-cell/>
          <table:table-cell table:number-columns-repeated="3" table:style-name="ce58" office:value-type="float" office:value="898251" calcext:value-type="float">
            <text:p>898251</text:p>
          </table:table-cell>
          <table:table-cell/>
          <table:table-cell office:value-type="string" calcext:value-type="string">
            <text:p>20091_Anat_20210510</text:p>
          </table:table-cell>
          <table:table-cell office:value-type="string" calcext:value-type="string">
            <text:p>1804917_Anat_20220111</text:p>
          </table:table-cell>
          <table:table-cell table:number-columns-repeated="2" office:value-type="string" calcext:value-type="string">
            <text:p>20091_Anat_20210510</text:p>
          </table:table-cell>
          <table:table-cell office:value-type="string" calcext:value-type="string">
            <text:p>1804917_Anat_20220111</text:p>
          </table:table-cell>
          <table:table-cell/>
        </table:table-row>
        <table:table-row table:style-name="ro1">
          <table:table-cell table:style-name="ce58" office:value-type="float" office:value="20091" calcext:value-type="float">
            <text:p>20091</text:p>
          </table:table-cell>
          <table:table-cell office:value-type="float" office:value="0.485016466531347" calcext:value-type="float">
            <text:p>0,49</text:p>
          </table:table-cell>
          <table:table-cell table:style-name="ce58" office:value-type="float" office:value="20091" calcext:value-type="float">
            <text:p>20091</text:p>
          </table:table-cell>
          <table:table-cell/>
          <table:table-cell table:number-columns-repeated="3" table:style-name="ce58" office:value-type="float" office:value="20091" calcext:value-type="float">
            <text:p>20091</text:p>
          </table:table-cell>
          <table:table-cell/>
          <table:table-cell office:value-type="string" calcext:value-type="string">
            <text:p>20091_Anat_20210517</text:p>
          </table:table-cell>
          <table:table-cell office:value-type="string" calcext:value-type="string">
            <text:p>1804917_Anat_20220117</text:p>
          </table:table-cell>
          <table:table-cell table:number-columns-repeated="2" office:value-type="string" calcext:value-type="string">
            <text:p>20091_Anat_20210517</text:p>
          </table:table-cell>
          <table:table-cell office:value-type="string" calcext:value-type="string">
            <text:p>1804917_Anat_20220117</text:p>
          </table:table-cell>
          <table:table-cell/>
        </table:table-row>
        <table:table-row table:style-name="ro1">
          <table:table-cell table:style-name="ce58" office:value-type="float" office:value="43211228" calcext:value-type="float">
            <text:p>43211228</text:p>
          </table:table-cell>
          <table:table-cell office:value-type="float" office:value="0.489845290006126" calcext:value-type="float">
            <text:p>0,49</text:p>
          </table:table-cell>
          <table:table-cell table:number-columns-repeated="2" table:style-name="ce58" office:value-type="float" office:value="43211228" calcext:value-type="float">
            <text:p>43211228</text:p>
          </table:table-cell>
          <table:table-cell/>
          <table:table-cell table:number-columns-repeated="2" table:style-name="ce58" office:value-type="float" office:value="43211228" calcext:value-type="float">
            <text:p>43211228</text:p>
          </table:table-cell>
          <table:table-cell/>
          <table:table-cell office:value-type="string" calcext:value-type="string">
            <text:p>20091_Anat_20210524</text:p>
          </table:table-cell>
          <table:table-cell office:value-type="string" calcext:value-type="string">
            <text:p>1804917_Anat_20220124</text:p>
          </table:table-cell>
          <table:table-cell table:number-columns-repeated="2" office:value-type="string" calcext:value-type="string">
            <text:p>20091_Anat_20210524</text:p>
          </table:table-cell>
          <table:table-cell office:value-type="string" calcext:value-type="string">
            <text:p>1804917_Anat_20220124</text:p>
          </table:table-cell>
          <table:table-cell/>
        </table:table-row>
        <table:table-row table:style-name="ro1">
          <table:table-cell table:style-name="ce58" office:value-type="float" office:value="2290867" calcext:value-type="float">
            <text:p>2290867</text:p>
          </table:table-cell>
          <table:table-cell office:value-type="float" office:value="0.539530970535442" calcext:value-type="float">
            <text:p>0,54</text:p>
          </table:table-cell>
          <table:table-cell table:number-columns-repeated="2" table:style-name="ce58" office:value-type="float" office:value="2290867" calcext:value-type="float">
            <text:p>2290867</text:p>
          </table:table-cell>
          <table:table-cell/>
          <table:table-cell table:number-columns-repeated="2" table:style-name="ce58" office:value-type="float" office:value="2290867" calcext:value-type="float">
            <text:p>2290867</text:p>
          </table:table-cell>
          <table:table-cell/>
          <table:table-cell table:number-columns-repeated="2" office:value-type="string" calcext:value-type="string">
            <text:p>2159624_Anat_20210924</text:p>
          </table:table-cell>
          <table:table-cell office:value-type="string" calcext:value-type="string">
            <text:p>2173586_Anat_20211116</text:p>
          </table:table-cell>
          <table:table-cell office:value-type="string" calcext:value-type="string">
            <text:p>2159624_Anat_20210924</text:p>
          </table:table-cell>
          <table:table-cell office:value-type="string" calcext:value-type="string">
            <text:p>20091_Anat_20210510</text:p>
          </table:table-cell>
          <table:table-cell/>
        </table:table-row>
        <table:table-row table:style-name="ro1">
          <table:table-cell table:style-name="ce58" office:value-type="float" office:value="2159624" calcext:value-type="float">
            <text:p>2159624</text:p>
          </table:table-cell>
          <table:table-cell office:value-type="float" office:value="0.541679369922783" calcext:value-type="float">
            <text:p>0,54</text:p>
          </table:table-cell>
          <table:table-cell table:number-columns-repeated="2" table:style-name="ce58" office:value-type="float" office:value="2159624" calcext:value-type="float">
            <text:p>2159624</text:p>
          </table:table-cell>
          <table:table-cell/>
          <table:table-cell table:number-columns-repeated="2" table:style-name="ce58" office:value-type="float" office:value="2159624" calcext:value-type="float">
            <text:p>2159624</text:p>
          </table:table-cell>
          <table:table-cell/>
          <table:table-cell table:number-columns-repeated="2" office:value-type="string" calcext:value-type="string">
            <text:p>2159624_Anat_20211001</text:p>
          </table:table-cell>
          <table:table-cell office:value-type="string" calcext:value-type="string">
            <text:p>2173586_Anat_20211122</text:p>
          </table:table-cell>
          <table:table-cell office:value-type="string" calcext:value-type="string">
            <text:p>2159624_Anat_20211001</text:p>
          </table:table-cell>
          <table:table-cell office:value-type="string" calcext:value-type="string">
            <text:p>20091_Anat_20210517</text:p>
          </table:table-cell>
          <table:table-cell/>
        </table:table-row>
        <table:table-row table:style-name="ro1">
          <table:table-cell table:style-name="ce58" office:value-type="float" office:value="145035" calcext:value-type="float">
            <text:p>145035</text:p>
          </table:table-cell>
          <table:table-cell office:value-type="float" office:value="0.547623369744136" calcext:value-type="float">
            <text:p>0,55</text:p>
          </table:table-cell>
          <table:table-cell table:number-columns-repeated="2" table:style-name="ce58" office:value-type="float" office:value="145035" calcext:value-type="float">
            <text:p>145035</text:p>
          </table:table-cell>
          <table:table-cell/>
          <table:table-cell table:number-columns-repeated="2" table:style-name="ce58" office:value-type="float" office:value="145035" calcext:value-type="float">
            <text:p>145035</text:p>
          </table:table-cell>
          <table:table-cell/>
          <table:table-cell table:number-columns-repeated="2" office:value-type="string" calcext:value-type="string">
            <text:p>2159624_Anat_20211008</text:p>
          </table:table-cell>
          <table:table-cell office:value-type="string" calcext:value-type="string">
            <text:p>2173586_Anat_20211129</text:p>
          </table:table-cell>
          <table:table-cell office:value-type="string" calcext:value-type="string">
            <text:p>2159624_Anat_20211008</text:p>
          </table:table-cell>
          <table:table-cell office:value-type="string" calcext:value-type="string">
            <text:p>20091_Anat_20210524</text:p>
          </table:table-cell>
          <table:table-cell/>
        </table:table-row>
        <table:table-row table:style-name="ro1">
          <table:table-cell table:style-name="ce58" office:value-type="float" office:value="2173586" calcext:value-type="float">
            <text:p>2173586</text:p>
          </table:table-cell>
          <table:table-cell office:value-type="float" office:value="0.550343209069016" calcext:value-type="float">
            <text:p>0,55</text:p>
          </table:table-cell>
          <table:table-cell table:number-columns-repeated="3" table:style-name="ce58" office:value-type="float" office:value="2173586" calcext:value-type="float">
            <text:p>2173586</text:p>
          </table:table-cell>
          <table:table-cell/>
          <table:table-cell table:style-name="ce58" office:value-type="float" office:value="2173586" calcext:value-type="float">
            <text:p>2173586</text:p>
          </table:table-cell>
          <table:table-cell/>
          <table:table-cell table:number-columns-repeated="2" office:value-type="string" calcext:value-type="string">
            <text:p>2173586_Anat_20211116</text:p>
          </table:table-cell>
          <table:table-cell office:value-type="string" calcext:value-type="string">
            <text:p>2179097_Anat_20211207</text:p>
          </table:table-cell>
          <table:table-cell office:value-type="string" calcext:value-type="string">
            <text:p>2234859_Anat_20220620</text:p>
          </table:table-cell>
          <table:table-cell office:value-type="string" calcext:value-type="string">
            <text:p>2159624_Anat_20210924</text:p>
          </table:table-cell>
          <table:table-cell/>
        </table:table-row>
        <table:table-row table:style-name="ro1">
          <table:table-cell table:style-name="ce58" office:value-type="float" office:value="322179" calcext:value-type="float">
            <text:p>322179</text:p>
          </table:table-cell>
          <table:table-cell office:value-type="float" office:value="0.684736471875401" calcext:value-type="float">
            <text:p>0,68</text:p>
          </table:table-cell>
          <table:table-cell table:number-columns-repeated="3" table:style-name="ce58" office:value-type="float" office:value="322179" calcext:value-type="float">
            <text:p>322179</text:p>
          </table:table-cell>
          <table:table-cell/>
          <table:table-cell table:style-name="ce58" office:value-type="float" office:value="322179" calcext:value-type="float">
            <text:p>322179</text:p>
          </table:table-cell>
          <table:table-cell/>
          <table:table-cell table:number-columns-repeated="2" office:value-type="string" calcext:value-type="string">
            <text:p>2173586_Anat_20211122</text:p>
          </table:table-cell>
          <table:table-cell office:value-type="string" calcext:value-type="string">
            <text:p>2179097_Anat_20211213</text:p>
          </table:table-cell>
          <table:table-cell office:value-type="string" calcext:value-type="string">
            <text:p>2234859_Anat_20220627</text:p>
          </table:table-cell>
          <table:table-cell office:value-type="string" calcext:value-type="string">
            <text:p>2159624_Anat_20211001</text:p>
          </table:table-cell>
          <table:table-cell/>
        </table:table-row>
        <table:table-row table:style-name="ro1">
          <table:table-cell table:style-name="ce58" office:value-type="float" office:value="115346" calcext:value-type="float">
            <text:p>115346</text:p>
          </table:table-cell>
          <table:table-cell office:value-type="float" office:value="0.69208676100611" calcext:value-type="float">
            <text:p>0,69</text:p>
          </table:table-cell>
          <table:table-cell table:number-columns-repeated="3" table:style-name="ce58" office:value-type="float" office:value="115346" calcext:value-type="float">
            <text:p>115346</text:p>
          </table:table-cell>
          <table:table-cell/>
          <table:table-cell table:style-name="ce58" office:value-type="float" office:value="115346" calcext:value-type="float">
            <text:p>115346</text:p>
          </table:table-cell>
          <table:table-cell/>
          <table:table-cell table:number-columns-repeated="2" office:value-type="string" calcext:value-type="string">
            <text:p>2173586_Anat_20211129</text:p>
          </table:table-cell>
          <table:table-cell office:value-type="string" calcext:value-type="string">
            <text:p>2179097_Anat_20211220</text:p>
          </table:table-cell>
          <table:table-cell office:value-type="string" calcext:value-type="string">
            <text:p>2234859_Anat_20220704</text:p>
          </table:table-cell>
          <table:table-cell office:value-type="string" calcext:value-type="string">
            <text:p>2159624_Anat_20211008</text:p>
          </table:table-cell>
          <table:table-cell/>
        </table:table-row>
        <table:table-row table:style-name="ro1">
          <table:table-cell table:style-name="ce58" office:value-type="float" office:value="2179097" calcext:value-type="float">
            <text:p>2179097</text:p>
          </table:table-cell>
          <table:table-cell office:value-type="float" office:value="0.718472759587015" calcext:value-type="float">
            <text:p>0,72</text:p>
          </table:table-cell>
          <table:table-cell table:number-columns-repeated="3" table:style-name="ce58" office:value-type="float" office:value="2179097" calcext:value-type="float">
            <text:p>2179097</text:p>
          </table:table-cell>
          <table:table-cell/>
          <table:table-cell table:style-name="ce58" office:value-type="float" office:value="2179097" calcext:value-type="float">
            <text:p>2179097</text:p>
          </table:table-cell>
          <table:table-cell/>
          <table:table-cell table:number-columns-repeated="2" office:value-type="string" calcext:value-type="string">
            <text:p>2179097_Anat_20211207</text:p>
          </table:table-cell>
          <table:table-cell office:value-type="string" calcext:value-type="string">
            <text:p>2234859_Anat_20220620</text:p>
          </table:table-cell>
          <table:table-cell office:value-type="string" calcext:value-type="string">
            <text:p>2260503_Anat_20220919</text:p>
          </table:table-cell>
          <table:table-cell office:value-type="string" calcext:value-type="string">
            <text:p>2173586_Anat_20211116</text:p>
          </table:table-cell>
          <table:table-cell/>
        </table:table-row>
        <table:table-row table:style-name="ro1">
          <table:table-cell table:style-name="ce58" office:value-type="float" office:value="2268503" calcext:value-type="float">
            <text:p>2268503</text:p>
          </table:table-cell>
          <table:table-cell office:value-type="float" office:value="0.79673752169917" calcext:value-type="float">
            <text:p>0,80</text:p>
          </table:table-cell>
          <table:table-cell table:number-columns-repeated="4" table:style-name="ce58" office:value-type="float" office:value="2268503" calcext:value-type="float">
            <text:p>2268503</text:p>
          </table:table-cell>
          <table:table-cell table:number-columns-repeated="2"/>
          <table:table-cell table:number-columns-repeated="2" office:value-type="string" calcext:value-type="string">
            <text:p>2179097_Anat_20211213</text:p>
          </table:table-cell>
          <table:table-cell office:value-type="string" calcext:value-type="string">
            <text:p>2234859_Anat_20220627</text:p>
          </table:table-cell>
          <table:table-cell office:value-type="string" calcext:value-type="string">
            <text:p>2260503_Anat_20220926</text:p>
          </table:table-cell>
          <table:table-cell office:value-type="string" calcext:value-type="string">
            <text:p>2173586_Anat_20211122</text:p>
          </table:table-cell>
          <table:table-cell/>
        </table:table-row>
        <table:table-row table:style-name="ro1">
          <table:table-cell table:style-name="ce58" office:value-type="float" office:value="2290116" calcext:value-type="float">
            <text:p>2290116</text:p>
          </table:table-cell>
          <table:table-cell office:value-type="float" office:value="0.815265680827026" calcext:value-type="float">
            <text:p>0,82</text:p>
          </table:table-cell>
          <table:table-cell table:number-columns-repeated="4" table:style-name="ce58" office:value-type="float" office:value="2290116" calcext:value-type="float">
            <text:p>2290116</text:p>
          </table:table-cell>
          <table:table-cell table:number-columns-repeated="2"/>
          <table:table-cell table:number-columns-repeated="2" office:value-type="string" calcext:value-type="string">
            <text:p>2179097_Anat_20211220</text:p>
          </table:table-cell>
          <table:table-cell office:value-type="string" calcext:value-type="string">
            <text:p>2234859_Anat_20220704</text:p>
          </table:table-cell>
          <table:table-cell office:value-type="string" calcext:value-type="string">
            <text:p>2260503_Anat_20221003</text:p>
          </table:table-cell>
          <table:table-cell office:value-type="string" calcext:value-type="string">
            <text:p>2173586_Anat_20211129</text:p>
          </table:table-cell>
          <table:table-cell/>
        </table:table-row>
        <table:table-row table:style-name="ro1">
          <table:table-cell table:style-name="ce58" office:value-type="float" office:value="2270173" calcext:value-type="float">
            <text:p>2270173</text:p>
          </table:table-cell>
          <table:table-cell office:value-type="float" office:value="0.834685428118277" calcext:value-type="float">
            <text:p>0,83</text:p>
          </table:table-cell>
          <table:table-cell table:number-columns-repeated="4" table:style-name="ce58" office:value-type="float" office:value="2270173" calcext:value-type="float">
            <text:p>2270173</text:p>
          </table:table-cell>
          <table:table-cell table:number-columns-repeated="2"/>
          <table:table-cell office:value-type="string" calcext:value-type="string">
            <text:p>2268503_Anat_20221019</text:p>
          </table:table-cell>
          <table:table-cell office:value-type="string" calcext:value-type="string">
            <text:p>2234859_Anat_20220620</text:p>
          </table:table-cell>
          <table:table-cell office:value-type="string" calcext:value-type="string">
            <text:p>2260503_Anat_20220919</text:p>
          </table:table-cell>
          <table:table-cell office:value-type="string" calcext:value-type="string">
            <text:p>2268503_Anat_20221019</text:p>
          </table:table-cell>
          <table:table-cell office:value-type="string" calcext:value-type="string">
            <text:p>2179097_Anat_20211207</text:p>
          </table:table-cell>
          <table:table-cell/>
        </table:table-row>
        <table:table-row table:style-name="ro1">
          <table:table-cell table:style-name="ce58"/>
          <table:table-cell/>
          <table:table-cell table:style-name="ce58" table:number-columns-repeated="5"/>
          <table:table-cell/>
          <table:table-cell office:value-type="string" calcext:value-type="string">
            <text:p>2268503_Anat_20221026</text:p>
          </table:table-cell>
          <table:table-cell office:value-type="string" calcext:value-type="string">
            <text:p>2234859_Anat_20220627</text:p>
          </table:table-cell>
          <table:table-cell office:value-type="string" calcext:value-type="string">
            <text:p>2260503_Anat_20220926</text:p>
          </table:table-cell>
          <table:table-cell office:value-type="string" calcext:value-type="string">
            <text:p>2268503_Anat_20221026</text:p>
          </table:table-cell>
          <table:table-cell office:value-type="string" calcext:value-type="string">
            <text:p>2179097_Anat_202112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id</text:p>
          </table:table-cell>
          <table:table-cell table:number-columns-repeated="5"/>
          <table:table-cell office:value-type="string" calcext:value-type="string">
            <text:p>2268503_Anat_20221104</text:p>
          </table:table-cell>
          <table:table-cell office:value-type="string" calcext:value-type="string">
            <text:p>2234859_Anat_20220704</text:p>
          </table:table-cell>
          <table:table-cell office:value-type="string" calcext:value-type="string">
            <text:p>2260503_Anat_20221003</text:p>
          </table:table-cell>
          <table:table-cell office:value-type="string" calcext:value-type="string">
            <text:p>2268503_Anat_20221104</text:p>
          </table:table-cell>
          <table:table-cell office:value-type="string" calcext:value-type="string">
            <text:p>2179097_Anat_20211220</text:p>
          </table:table-cell>
          <table:table-cell/>
        </table:table-row>
        <table:table-row table:style-name="ro1">
          <table:table-cell table:number-columns-repeated="2"/>
          <table:table-cell table:style-name="ce58" office:value-type="float" office:value="2234859" calcext:value-type="float">
            <text:p>2234859</text:p>
          </table:table-cell>
          <table:table-cell table:style-name="ce58" office:value-type="float" office:value="2282310" calcext:value-type="float">
            <text:p>2282310</text:p>
          </table:table-cell>
          <table:table-cell table:style-name="ce58" office:value-type="float" office:value="43211228" calcext:value-type="float">
            <text:p>43211228</text:p>
          </table:table-cell>
          <table:table-cell table:style-name="ce58" office:value-type="float" office:value="2173586" calcext:value-type="float">
            <text:p>2173586</text:p>
          </table:table-cell>
          <table:table-cell table:style-name="ce58" office:value-type="float" office:value="2268503" calcext:value-type="float">
            <text:p>2268503</text:p>
          </table:table-cell>
          <table:table-cell/>
          <table:table-cell office:value-type="string" calcext:value-type="string">
            <text:p>2270173_Anat_20221024</text:p>
          </table:table-cell>
          <table:table-cell office:value-type="string" calcext:value-type="string">
            <text:p>2260503_Anat_20220919</text:p>
          </table:table-cell>
          <table:table-cell office:value-type="string" calcext:value-type="string">
            <text:p>2268503_Anat_20221019</text:p>
          </table:table-cell>
          <table:table-cell office:value-type="string" calcext:value-type="string">
            <text:p>2270173_Anat_20221024</text:p>
          </table:table-cell>
          <table:table-cell office:value-type="string" calcext:value-type="string">
            <text:p>2234859_Anat_20220620</text:p>
          </table:table-cell>
          <table:table-cell/>
        </table:table-row>
        <table:table-row table:style-name="ro1">
          <table:table-cell table:number-columns-repeated="2"/>
          <table:table-cell table:style-name="ce58" office:value-type="float" office:value="2260503" calcext:value-type="float">
            <text:p>2260503</text:p>
          </table:table-cell>
          <table:table-cell table:style-name="ce58" office:value-type="float" office:value="98994" calcext:value-type="float">
            <text:p>98994</text:p>
          </table:table-cell>
          <table:table-cell table:style-name="ce58" office:value-type="float" office:value="2290867" calcext:value-type="float">
            <text:p>2290867</text:p>
          </table:table-cell>
          <table:table-cell table:style-name="ce58" office:value-type="float" office:value="322179" calcext:value-type="float">
            <text:p>322179</text:p>
          </table:table-cell>
          <table:table-cell table:style-name="ce58" office:value-type="float" office:value="2290116" calcext:value-type="float">
            <text:p>2290116</text:p>
          </table:table-cell>
          <table:table-cell/>
          <table:table-cell office:value-type="string" calcext:value-type="string">
            <text:p>2270173_Anat_20221031</text:p>
          </table:table-cell>
          <table:table-cell office:value-type="string" calcext:value-type="string">
            <text:p>2260503_Anat_20220926</text:p>
          </table:table-cell>
          <table:table-cell office:value-type="string" calcext:value-type="string">
            <text:p>2268503_Anat_20221026</text:p>
          </table:table-cell>
          <table:table-cell office:value-type="string" calcext:value-type="string">
            <text:p>2270173_Anat_20221031</text:p>
          </table:table-cell>
          <table:table-cell office:value-type="string" calcext:value-type="string">
            <text:p>2234859_Anat_20220627</text:p>
          </table:table-cell>
          <table:table-cell/>
        </table:table-row>
        <table:table-row table:style-name="ro1">
          <table:table-cell table:number-columns-repeated="2"/>
          <table:table-cell table:style-name="ce58" office:value-type="float" office:value="1804917" calcext:value-type="float">
            <text:p>1804917</text:p>
          </table:table-cell>
          <table:table-cell table:style-name="ce58" office:value-type="float" office:value="898251" calcext:value-type="float">
            <text:p>898251</text:p>
          </table:table-cell>
          <table:table-cell table:style-name="ce58" office:value-type="float" office:value="2159624" calcext:value-type="float">
            <text:p>2159624</text:p>
          </table:table-cell>
          <table:table-cell table:style-name="ce58" office:value-type="float" office:value="115346" calcext:value-type="float">
            <text:p>115346</text:p>
          </table:table-cell>
          <table:table-cell table:style-name="ce58" office:value-type="float" office:value="2270173" calcext:value-type="float">
            <text:p>2270173</text:p>
          </table:table-cell>
          <table:table-cell/>
          <table:table-cell office:value-type="string" calcext:value-type="string">
            <text:p>2270173_Anat_20221107</text:p>
          </table:table-cell>
          <table:table-cell office:value-type="string" calcext:value-type="string">
            <text:p>2260503_Anat_20221003</text:p>
          </table:table-cell>
          <table:table-cell office:value-type="string" calcext:value-type="string">
            <text:p>2268503_Anat_20221104</text:p>
          </table:table-cell>
          <table:table-cell office:value-type="string" calcext:value-type="string">
            <text:p>2270173_Anat_20221107</text:p>
          </table:table-cell>
          <table:table-cell office:value-type="string" calcext:value-type="string">
            <text:p>2234859_Anat_20220704</text:p>
          </table:table-cell>
          <table:table-cell/>
        </table:table-row>
        <table:table-row table:style-name="ro1">
          <table:table-cell table:number-columns-repeated="2"/>
          <table:table-cell table:style-name="ce58" office:value-type="float" office:value="2296666" calcext:value-type="float">
            <text:p>2296666</text:p>
          </table:table-cell>
          <table:table-cell table:style-name="ce58" office:value-type="float" office:value="20091" calcext:value-type="float">
            <text:p>20091</text:p>
          </table:table-cell>
          <table:table-cell table:style-name="ce58" office:value-type="float" office:value="145035" calcext:value-type="float">
            <text:p>145035</text:p>
          </table:table-cell>
          <table:table-cell table:style-name="ce58" office:value-type="float" office:value="2179097" calcext:value-type="float">
            <text:p>2179097</text:p>
          </table:table-cell>
          <table:table-cell table:number-columns-repeated="2"/>
          <table:table-cell office:value-type="string" calcext:value-type="string">
            <text:p>2282310_Anat_20221209</text:p>
          </table:table-cell>
          <table:table-cell office:value-type="string" calcext:value-type="string">
            <text:p>2268503_Anat_20221019</text:p>
          </table:table-cell>
          <table:table-cell office:value-type="string" calcext:value-type="string">
            <text:p>2270173_Anat_20221024</text:p>
          </table:table-cell>
          <table:table-cell office:value-type="string" calcext:value-type="string">
            <text:p>2282310_Anat_20221209</text:p>
          </table:table-cell>
          <table:table-cell office:value-type="string" calcext:value-type="string">
            <text:p>2260503_Anat_2022091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282310_Anat_20221216</text:p>
          </table:table-cell>
          <table:table-cell office:value-type="string" calcext:value-type="string">
            <text:p>2268503_Anat_20221026</text:p>
          </table:table-cell>
          <table:table-cell office:value-type="string" calcext:value-type="string">
            <text:p>2270173_Anat_20221031</text:p>
          </table:table-cell>
          <table:table-cell office:value-type="string" calcext:value-type="string">
            <text:p>2282310_Anat_20221216</text:p>
          </table:table-cell>
          <table:table-cell office:value-type="string" calcext:value-type="string">
            <text:p>2260503_Anat_2022092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282310_Anat_20221222</text:p>
          </table:table-cell>
          <table:table-cell office:value-type="string" calcext:value-type="string">
            <text:p>2268503_Anat_20221104</text:p>
          </table:table-cell>
          <table:table-cell office:value-type="string" calcext:value-type="string">
            <text:p>2270173_Anat_20221107</text:p>
          </table:table-cell>
          <table:table-cell office:value-type="string" calcext:value-type="string">
            <text:p>2282310_Anat_20221222</text:p>
          </table:table-cell>
          <table:table-cell office:value-type="string" calcext:value-type="string">
            <text:p>2260503_Anat_2022100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290116_Anat_20230314</text:p>
          </table:table-cell>
          <table:table-cell office:value-type="string" calcext:value-type="string">
            <text:p>2270173_Anat_20221024</text:p>
          </table:table-cell>
          <table:table-cell office:value-type="string" calcext:value-type="string">
            <text:p>2282310_Anat_20221209</text:p>
          </table:table-cell>
          <table:table-cell office:value-type="string" calcext:value-type="string">
            <text:p>2290116_Anat_20230314</text:p>
          </table:table-cell>
          <table:table-cell office:value-type="string" calcext:value-type="string">
            <text:p>2282310_Anat_2022120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290116_Anat_20230320</text:p>
          </table:table-cell>
          <table:table-cell office:value-type="string" calcext:value-type="string">
            <text:p>2270173_Anat_20221031</text:p>
          </table:table-cell>
          <table:table-cell office:value-type="string" calcext:value-type="string">
            <text:p>2282310_Anat_20221216</text:p>
          </table:table-cell>
          <table:table-cell office:value-type="string" calcext:value-type="string">
            <text:p>2290116_Anat_20230320</text:p>
          </table:table-cell>
          <table:table-cell office:value-type="string" calcext:value-type="string">
            <text:p>2282310_Anat_2022121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290116_Anat_20230327</text:p>
          </table:table-cell>
          <table:table-cell office:value-type="string" calcext:value-type="string">
            <text:p>2270173_Anat_20221107</text:p>
          </table:table-cell>
          <table:table-cell office:value-type="string" calcext:value-type="string">
            <text:p>2282310_Anat_20221222</text:p>
          </table:table-cell>
          <table:table-cell office:value-type="string" calcext:value-type="string">
            <text:p>2290116_Anat_20230327</text:p>
          </table:table-cell>
          <table:table-cell office:value-type="string" calcext:value-type="string">
            <text:p>2282310_Anat_2022122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290867_Anat_20230116</text:p>
          </table:table-cell>
          <table:table-cell table:number-columns-repeated="2" office:value-type="string" calcext:value-type="string">
            <text:p>2290116_Anat_20230314</text:p>
          </table:table-cell>
          <table:table-cell table:number-columns-repeated="2" office:value-type="string" calcext:value-type="string">
            <text:p>2290867_Anat_2023011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290867_Anat_20230123</text:p>
          </table:table-cell>
          <table:table-cell table:number-columns-repeated="2" office:value-type="string" calcext:value-type="string">
            <text:p>2290116_Anat_20230320</text:p>
          </table:table-cell>
          <table:table-cell table:number-columns-repeated="2" office:value-type="string" calcext:value-type="string">
            <text:p>2290867_Anat_2023012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22179_Anat_20210927</text:p>
          </table:table-cell>
          <table:table-cell table:number-columns-repeated="2" office:value-type="string" calcext:value-type="string">
            <text:p>2290116_Anat_20230327</text:p>
          </table:table-cell>
          <table:table-cell table:number-columns-repeated="2" office:value-type="string" calcext:value-type="string">
            <text:p>2296666_Anat_2023020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22179_Anat_20211004</text:p>
          </table:table-cell>
          <table:table-cell office:value-type="string" calcext:value-type="string">
            <text:p>2290867_Anat_20230116</text:p>
          </table:table-cell>
          <table:table-cell office:value-type="string" calcext:value-type="string">
            <text:p>2296666_Anat_20230203</text:p>
          </table:table-cell>
          <table:table-cell table:number-columns-repeated="2" office:value-type="string" calcext:value-type="string">
            <text:p>2296666_Anat_2023021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22179_Anat_20211011</text:p>
          </table:table-cell>
          <table:table-cell office:value-type="string" calcext:value-type="string">
            <text:p>2290867_Anat_20230123</text:p>
          </table:table-cell>
          <table:table-cell office:value-type="string" calcext:value-type="string">
            <text:p>2296666_Anat_20230210</text:p>
          </table:table-cell>
          <table:table-cell table:number-columns-repeated="2" office:value-type="string" calcext:value-type="string">
            <text:p>2296666_Anat_2023021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43211228_Anat_20210729</text:p>
          </table:table-cell>
          <table:table-cell office:value-type="string" calcext:value-type="string">
            <text:p>2296666_Anat_20230203</text:p>
          </table:table-cell>
          <table:table-cell office:value-type="string" calcext:value-type="string">
            <text:p>2296666_Anat_20230217</text:p>
          </table:table-cell>
          <table:table-cell office:value-type="string" calcext:value-type="string">
            <text:p>43211228_Anat_20210729</text:p>
          </table:table-cell>
          <table:table-cell office:value-type="string" calcext:value-type="string">
            <text:p>322179_Anat_2021092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43211228_Anat_20210806</text:p>
          </table:table-cell>
          <table:table-cell office:value-type="string" calcext:value-type="string">
            <text:p>2296666_Anat_20230210</text:p>
          </table:table-cell>
          <table:table-cell office:value-type="string" calcext:value-type="string">
            <text:p>322179_Anat_20210927</text:p>
          </table:table-cell>
          <table:table-cell office:value-type="string" calcext:value-type="string">
            <text:p>43211228_Anat_20210806</text:p>
          </table:table-cell>
          <table:table-cell office:value-type="string" calcext:value-type="string">
            <text:p>322179_Anat_2021100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43211228_Anat_20210813</text:p>
          </table:table-cell>
          <table:table-cell office:value-type="string" calcext:value-type="string">
            <text:p>2296666_Anat_20230217</text:p>
          </table:table-cell>
          <table:table-cell office:value-type="string" calcext:value-type="string">
            <text:p>322179_Anat_20211004</text:p>
          </table:table-cell>
          <table:table-cell office:value-type="string" calcext:value-type="string">
            <text:p>43211228_Anat_20210813</text:p>
          </table:table-cell>
          <table:table-cell office:value-type="string" calcext:value-type="string">
            <text:p>322179_Anat_2021101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898251_Anat_20220228</text:p>
          </table:table-cell>
          <table:table-cell office:value-type="string" calcext:value-type="string">
            <text:p>322179_Anat_20210927</text:p>
          </table:table-cell>
          <table:table-cell office:value-type="string" calcext:value-type="string">
            <text:p>322179_Anat_20211011</text:p>
          </table:table-cell>
          <table:table-cell office:value-type="string" calcext:value-type="string">
            <text:p>898251_Anat_20220228</text:p>
          </table:table-cell>
          <table:table-cell office:value-type="string" calcext:value-type="string">
            <text:p>43211228_Anat_2021072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898251_Anat_20220307</text:p>
          </table:table-cell>
          <table:table-cell office:value-type="string" calcext:value-type="string">
            <text:p>322179_Anat_20211004</text:p>
          </table:table-cell>
          <table:table-cell office:value-type="string" calcext:value-type="string">
            <text:p>898251_Anat_20220228</text:p>
          </table:table-cell>
          <table:table-cell office:value-type="string" calcext:value-type="string">
            <text:p>898251_Anat_20220307</text:p>
          </table:table-cell>
          <table:table-cell office:value-type="string" calcext:value-type="string">
            <text:p>43211228_Anat_2021080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898251_Anat_20220314</text:p>
          </table:table-cell>
          <table:table-cell office:value-type="string" calcext:value-type="string">
            <text:p>322179_Anat_20211011</text:p>
          </table:table-cell>
          <table:table-cell office:value-type="string" calcext:value-type="string">
            <text:p>898251_Anat_20220307</text:p>
          </table:table-cell>
          <table:table-cell office:value-type="string" calcext:value-type="string">
            <text:p>898251_Anat_20220314</text:p>
          </table:table-cell>
          <table:table-cell office:value-type="string" calcext:value-type="string">
            <text:p>43211228_Anat_2021081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98994_Anat_20221130</text:p>
          </table:table-cell>
          <table:table-cell office:value-type="string" calcext:value-type="string">
            <text:p>43211228_Anat_20210729</text:p>
          </table:table-cell>
          <table:table-cell office:value-type="string" calcext:value-type="string">
            <text:p>898251_Anat_20220314</text:p>
          </table:table-cell>
          <table:table-cell office:value-type="string" calcext:value-type="string">
            <text:p>98994_Anat_20221130</text:p>
          </table:table-cell>
          <table:table-cell office:value-type="string" calcext:value-type="string">
            <text:p>898251_Anat_2022022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98994_Anat_20221205</text:p>
          </table:table-cell>
          <table:table-cell office:value-type="string" calcext:value-type="string">
            <text:p>43211228_Anat_20210806</text:p>
          </table:table-cell>
          <table:table-cell office:value-type="string" calcext:value-type="string">
            <text:p>98994_Anat_20221130</text:p>
          </table:table-cell>
          <table:table-cell office:value-type="string" calcext:value-type="string">
            <text:p>98994_Anat_20221205</text:p>
          </table:table-cell>
          <table:table-cell office:value-type="string" calcext:value-type="string">
            <text:p>898251_Anat_2022030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98994_Anat_20221212</text:p>
          </table:table-cell>
          <table:table-cell office:value-type="string" calcext:value-type="string">
            <text:p>43211228_Anat_20210813</text:p>
          </table:table-cell>
          <table:table-cell office:value-type="string" calcext:value-type="string">
            <text:p>98994_Anat_20221205</text:p>
          </table:table-cell>
          <table:table-cell office:value-type="string" calcext:value-type="string">
            <text:p>98994_Anat_20221212</text:p>
          </table:table-cell>
          <table:table-cell office:value-type="string" calcext:value-type="string">
            <text:p>898251_Anat_20220314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2"/>
          <table:table-cell office:value-type="string" calcext:value-type="string">
            <text:p>98994_Anat_20221212</text:p>
          </table:table-cell>
          <table:table-cell table:style-name="Default"/>
          <table:table-cell office:value-type="string" calcext:value-type="string">
            <text:p>98994_Anat_20221130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4"/>
          <table:table-cell office:value-type="string" calcext:value-type="string">
            <text:p>98994_Anat_20221205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4"/>
          <table:table-cell office:value-type="string" calcext:value-type="string">
            <text:p>98994_Anat_20221212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5"/>
          <table:table-cell/>
        </table:table-row>
        <table:table-row table:style-name="ro1">
          <table:table-cell table:number-columns-repeated="8"/>
          <table:table-cell table:style-name="ce68" office:value-type="string" calcext:value-type="string">
            <text:p>valid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8"/>
          <table:table-cell office:value-type="string" calcext:value-type="string">
            <text:p>2234859_Anat_20220620</text:p>
          </table:table-cell>
          <table:table-cell office:value-type="string" calcext:value-type="string">
            <text:p>2282310_Anat_20221209</text:p>
          </table:table-cell>
          <table:table-cell office:value-type="string" calcext:value-type="string">
            <text:p>43211228_Anat_20210729</text:p>
          </table:table-cell>
          <table:table-cell office:value-type="string" calcext:value-type="string">
            <text:p>2173586_Anat_20211116</text:p>
          </table:table-cell>
          <table:table-cell office:value-type="string" calcext:value-type="string">
            <text:p>2268503_Anat_2022101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234859_Anat_20220627</text:p>
          </table:table-cell>
          <table:table-cell office:value-type="string" calcext:value-type="string">
            <text:p>2282310_Anat_20221216</text:p>
          </table:table-cell>
          <table:table-cell office:value-type="string" calcext:value-type="string">
            <text:p>43211228_Anat_20210806</text:p>
          </table:table-cell>
          <table:table-cell office:value-type="string" calcext:value-type="string">
            <text:p>2173586_Anat_20211122</text:p>
          </table:table-cell>
          <table:table-cell office:value-type="string" calcext:value-type="string">
            <text:p>2268503_Anat_2022102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234859_Anat_20220704</text:p>
          </table:table-cell>
          <table:table-cell office:value-type="string" calcext:value-type="string">
            <text:p>2282310_Anat_20221222</text:p>
          </table:table-cell>
          <table:table-cell office:value-type="string" calcext:value-type="string">
            <text:p>43211228_Anat_20210813</text:p>
          </table:table-cell>
          <table:table-cell office:value-type="string" calcext:value-type="string">
            <text:p>2173586_Anat_20211129</text:p>
          </table:table-cell>
          <table:table-cell office:value-type="string" calcext:value-type="string">
            <text:p>2268503_Anat_2022110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260503_Anat_20220919</text:p>
          </table:table-cell>
          <table:table-cell office:value-type="string" calcext:value-type="string">
            <text:p>98994_Anat_20221130</text:p>
          </table:table-cell>
          <table:table-cell office:value-type="string" calcext:value-type="string">
            <text:p>2290867_Anat_20230116</text:p>
          </table:table-cell>
          <table:table-cell office:value-type="string" calcext:value-type="string">
            <text:p>322179_Anat_20210927</text:p>
          </table:table-cell>
          <table:table-cell office:value-type="string" calcext:value-type="string">
            <text:p>2290116_Anat_2023031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260503_Anat_20220926</text:p>
          </table:table-cell>
          <table:table-cell office:value-type="string" calcext:value-type="string">
            <text:p>98994_Anat_20221205</text:p>
          </table:table-cell>
          <table:table-cell office:value-type="string" calcext:value-type="string">
            <text:p>2290867_Anat_20230123</text:p>
          </table:table-cell>
          <table:table-cell office:value-type="string" calcext:value-type="string">
            <text:p>322179_Anat_20211004</text:p>
          </table:table-cell>
          <table:table-cell office:value-type="string" calcext:value-type="string">
            <text:p>2290116_Anat_2023032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260503_Anat_20221003</text:p>
          </table:table-cell>
          <table:table-cell office:value-type="string" calcext:value-type="string">
            <text:p>98994_Anat_20221212</text:p>
          </table:table-cell>
          <table:table-cell office:value-type="string" calcext:value-type="string">
            <text:p>2159624_Anat_20210924</text:p>
          </table:table-cell>
          <table:table-cell office:value-type="string" calcext:value-type="string">
            <text:p>322179_Anat_20211011</text:p>
          </table:table-cell>
          <table:table-cell office:value-type="string" calcext:value-type="string">
            <text:p>2290116_Anat_2023032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804917_Anat_20220111</text:p>
          </table:table-cell>
          <table:table-cell office:value-type="string" calcext:value-type="string">
            <text:p>898251_Anat_20220228</text:p>
          </table:table-cell>
          <table:table-cell office:value-type="string" calcext:value-type="string">
            <text:p>2159624_Anat_20211001</text:p>
          </table:table-cell>
          <table:table-cell office:value-type="string" calcext:value-type="string">
            <text:p>115346_Anat_20220413</text:p>
          </table:table-cell>
          <table:table-cell office:value-type="string" calcext:value-type="string">
            <text:p>2270173_Anat_2022102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804917_Anat_20220117</text:p>
          </table:table-cell>
          <table:table-cell office:value-type="string" calcext:value-type="string">
            <text:p>898251_Anat_20220307</text:p>
          </table:table-cell>
          <table:table-cell office:value-type="string" calcext:value-type="string">
            <text:p>2159624_Anat_20211008</text:p>
          </table:table-cell>
          <table:table-cell office:value-type="string" calcext:value-type="string">
            <text:p>115346_Anat_20220420</text:p>
          </table:table-cell>
          <table:table-cell office:value-type="string" calcext:value-type="string">
            <text:p>2270173_Anat_2022103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804917_Anat_20220124</text:p>
          </table:table-cell>
          <table:table-cell office:value-type="string" calcext:value-type="string">
            <text:p>898251_Anat_20220314</text:p>
          </table:table-cell>
          <table:table-cell office:value-type="string" calcext:value-type="string">
            <text:p>145035_Anat_20220215</text:p>
          </table:table-cell>
          <table:table-cell office:value-type="string" calcext:value-type="string">
            <text:p>115346_Anat_20220425</text:p>
          </table:table-cell>
          <table:table-cell office:value-type="string" calcext:value-type="string">
            <text:p>2270173_Anat_2022110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296666_Anat_20230203</text:p>
          </table:table-cell>
          <table:table-cell office:value-type="string" calcext:value-type="string">
            <text:p>20091_Anat_20210510</text:p>
          </table:table-cell>
          <table:table-cell office:value-type="string" calcext:value-type="string">
            <text:p>145035_Anat_20220221</text:p>
          </table:table-cell>
          <table:table-cell office:value-type="string" calcext:value-type="string">
            <text:p>2179097_Anat_20211207</text:p>
          </table:table-cell>
          <table:table-cell table:style-name="Default"/>
          <table:table-cell/>
        </table:table-row>
        <table:table-row table:style-name="ro1">
          <table:table-cell table:number-columns-repeated="8"/>
          <table:table-cell office:value-type="string" calcext:value-type="string">
            <text:p>2296666_Anat_20230210</text:p>
          </table:table-cell>
          <table:table-cell office:value-type="string" calcext:value-type="string">
            <text:p>20091_Anat_20210517</text:p>
          </table:table-cell>
          <table:table-cell office:value-type="string" calcext:value-type="string">
            <text:p>145035_Anat_20220228</text:p>
          </table:table-cell>
          <table:table-cell office:value-type="string" calcext:value-type="string">
            <text:p>2179097_Anat_20211213</text:p>
          </table:table-cell>
          <table:table-cell table:style-name="Default"/>
          <table:table-cell/>
        </table:table-row>
        <table:table-row table:style-name="ro1">
          <table:table-cell table:number-columns-repeated="8"/>
          <table:table-cell office:value-type="string" calcext:value-type="string">
            <text:p>2296666_Anat_20230217</text:p>
          </table:table-cell>
          <table:table-cell office:value-type="string" calcext:value-type="string">
            <text:p>20091_Anat_20210524</text:p>
          </table:table-cell>
          <table:table-cell table:style-name="Default"/>
          <table:table-cell office:value-type="string" calcext:value-type="string">
            <text:p>2179097_Anat_20211220</text:p>
          </table:table-cell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cases.A1:cases.O57"/>
        <table:database-range table:name="__Anonymous_Sheet_DB__1" table:target-range-address="'data acquisition'.J1:'data acquisition'.J1"/>
      </table:database-ranges>
      <table:data-pilot-tables>
        <table:data-pilot-table table:name="DataPilot1" table:application-data="" table:target-range-address="'Pivot Table_components_1'.A1:'Pivot Table_components_1'.E59" table:buttons="'Pivot Table_components_1'.A2 'Pivot Table_components_1'.B1" table:show-filter-button="false" table:drill-down-on-double-click="false">
          <table:source-cell-range table:cell-range-address="components.A1:components.B23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115346_Anat_20220413" table:display="true" table:show-details="true"/>
                <table:data-pilot-member table:name="115346_Anat_20220420" table:display="true" table:show-details="true"/>
                <table:data-pilot-member table:name="115346_Anat_20220425" table:display="true" table:show-details="true"/>
                <table:data-pilot-member table:name="145035_Anat_20220215" table:display="true" table:show-details="true"/>
                <table:data-pilot-member table:name="145035_Anat_20220221" table:display="true" table:show-details="true"/>
                <table:data-pilot-member table:name="145035_Anat_20220228" table:display="true" table:show-details="true"/>
                <table:data-pilot-member table:name="1804917_Anat_20220111" table:display="true" table:show-details="true"/>
                <table:data-pilot-member table:name="1804917_Anat_20220117" table:display="true" table:show-details="true"/>
                <table:data-pilot-member table:name="1804917_Anat_20220124" table:display="true" table:show-details="true"/>
                <table:data-pilot-member table:name="20091_Anat_20210510" table:display="true" table:show-details="true"/>
                <table:data-pilot-member table:name="20091_Anat_20210517" table:display="true" table:show-details="true"/>
                <table:data-pilot-member table:name="20091_Anat_20210524" table:display="true" table:show-details="true"/>
                <table:data-pilot-member table:name="2159624_Anat_20210924" table:display="true" table:show-details="true"/>
                <table:data-pilot-member table:name="2159624_Anat_20211001" table:display="true" table:show-details="true"/>
                <table:data-pilot-member table:name="2159624_Anat_20211008" table:display="true" table:show-details="true"/>
                <table:data-pilot-member table:name="2173586_Anat_20211116" table:display="true" table:show-details="true"/>
                <table:data-pilot-member table:name="2173586_Anat_20211122" table:display="true" table:show-details="true"/>
                <table:data-pilot-member table:name="2173586_Anat_20211129" table:display="true" table:show-details="true"/>
                <table:data-pilot-member table:name="2179097_Anat_20211207" table:display="true" table:show-details="true"/>
                <table:data-pilot-member table:name="2179097_Anat_20211213" table:display="true" table:show-details="true"/>
                <table:data-pilot-member table:name="2179097_Anat_20211220" table:display="true" table:show-details="true"/>
                <table:data-pilot-member table:name="2234859_Anat_20220620" table:display="true" table:show-details="true"/>
                <table:data-pilot-member table:name="2234859_Anat_20220627" table:display="true" table:show-details="true"/>
                <table:data-pilot-member table:name="2234859_Anat_20220704" table:display="true" table:show-details="true"/>
                <table:data-pilot-member table:name="2260503_Anat_20220919" table:display="true" table:show-details="true"/>
                <table:data-pilot-member table:name="2260503_Anat_20220926" table:display="true" table:show-details="true"/>
                <table:data-pilot-member table:name="2260503_Anat_20221003" table:display="true" table:show-details="true"/>
                <table:data-pilot-member table:name="2268503_Anat_20221019" table:display="true" table:show-details="true"/>
                <table:data-pilot-member table:name="2268503_Anat_20221026" table:display="true" table:show-details="true"/>
                <table:data-pilot-member table:name="2268503_Anat_20221104" table:display="true" table:show-details="true"/>
                <table:data-pilot-member table:name="2270173_Anat_20221024" table:display="true" table:show-details="true"/>
                <table:data-pilot-member table:name="2270173_Anat_20221031" table:display="true" table:show-details="true"/>
                <table:data-pilot-member table:name="2270173_Anat_20221107" table:display="true" table:show-details="true"/>
                <table:data-pilot-member table:name="2282310_Anat_20221209" table:display="true" table:show-details="true"/>
                <table:data-pilot-member table:name="2282310_Anat_20221216" table:display="true" table:show-details="true"/>
                <table:data-pilot-member table:name="2282310_Anat_20221222" table:display="true" table:show-details="true"/>
                <table:data-pilot-member table:name="2290116_Anat_20230314" table:display="true" table:show-details="true"/>
                <table:data-pilot-member table:name="2290116_Anat_20230320" table:display="true" table:show-details="true"/>
                <table:data-pilot-member table:name="2290116_Anat_20230327" table:display="true" table:show-details="true"/>
                <table:data-pilot-member table:name="2290867_Anat_20230116" table:display="true" table:show-details="true"/>
                <table:data-pilot-member table:name="2290867_Anat_20230123" table:display="true" table:show-details="true"/>
                <table:data-pilot-member table:name="2296666_Anat_20230203" table:display="true" table:show-details="true"/>
                <table:data-pilot-member table:name="2296666_Anat_20230210" table:display="true" table:show-details="true"/>
                <table:data-pilot-member table:name="2296666_Anat_20230217" table:display="true" table:show-details="true"/>
                <table:data-pilot-member table:name="322179_Anat_20210927" table:display="true" table:show-details="true"/>
                <table:data-pilot-member table:name="322179_Anat_20211004" table:display="true" table:show-details="true"/>
                <table:data-pilot-member table:name="322179_Anat_20211011" table:display="true" table:show-details="true"/>
                <table:data-pilot-member table:name="43211228_Anat_20210729" table:display="true" table:show-details="true"/>
                <table:data-pilot-member table:name="43211228_Anat_20210806" table:display="true" table:show-details="true"/>
                <table:data-pilot-member table:name="43211228_Anat_20210813" table:display="true" table:show-details="true"/>
                <table:data-pilot-member table:name="898251_Anat_20220228" table:display="true" table:show-details="true"/>
                <table:data-pilot-member table:name="898251_Anat_20220307" table:display="true" table:show-details="true"/>
                <table:data-pilot-member table:name="898251_Anat_20220314" table:display="true" table:show-details="true"/>
                <table:data-pilot-member table:name="98994_Anat_20221130" table:display="true" table:show-details="true"/>
                <table:data-pilot-member table:name="98994_Anat_20221205" table:display="true" table:show-details="true"/>
                <table:data-pilot-member table:name="98994_Anat_202212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lume_ml" table:orientation="data" table:used-hierarchy="0" table:function="count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0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9" table:display="true" table:show-details="true"/>
                <table:data-pilot-member table:name="0.23" table:display="true" table:show-details="true"/>
                <table:data-pilot-member table:name="0.36" table:display="true" table:show-details="true"/>
                <table:data-pilot-member table:name="0.38" table:display="true" table:show-details="true"/>
                <table:data-pilot-member table:name="0.41" table:display="true" table:show-details="true"/>
                <table:data-pilot-member table:name="0.44" table:display="true" table:show-details="true"/>
                <table:data-pilot-member table:name="0.52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80" table:display="true" table:show-details="true"/>
                <table:data-pilot-member table:name="0.87" table:display="true" table:show-details="true"/>
                <table:data-pilot-member table:name="1.07" table:display="true" table:show-details="true"/>
                <table:data-pilot-member table:name="1.30" table:display="true" table:show-details="true"/>
                <table:data-pilot-member table:name="1.35" table:display="true" table:show-details="true"/>
                <table:data-pilot-member table:name="1.40" table:display="true" table:show-details="true"/>
                <table:data-pilot-member table:name="1.70" table:display="true" table:show-details="true"/>
                <table:data-pilot-member table:name="1.73" table:display="true" table:show-details="true"/>
                <table:data-pilot-member table:name="2.30" table:display="true" table:show-details="true"/>
                <table:data-pilot-member table:name="2.31" table:display="true" table:show-details="true"/>
                <table:data-pilot-member table:name="2.70" table:display="true" table:show-details="true"/>
                <table:data-pilot-member table:name="2.94" table:display="true" table:show-details="true"/>
                <table:data-pilot-member table:name="3.19" table:display="true" table:show-details="true"/>
                <table:data-pilot-member table:name="3.61" table:display="true" table:show-details="true"/>
                <table:data-pilot-member table:name="4.44" table:display="true" table:show-details="true"/>
                <table:data-pilot-member table:name="4.52" table:display="true" table:show-details="true"/>
                <table:data-pilot-member table:name="4.56" table:display="true" table:show-details="true"/>
                <table:data-pilot-member table:name="5.10" table:display="true" table:show-details="true"/>
                <table:data-pilot-member table:name="5.23" table:display="true" table:show-details="true"/>
                <table:data-pilot-member table:name="6.58" table:display="true" table:show-details="true"/>
                <table:data-pilot-member table:name="6.71" table:display="true" table:show-details="true"/>
                <table:data-pilot-member table:name="9.43" table:display="true" table:show-details="true"/>
                <table:data-pilot-member table:name="10.12" table:display="true" table:show-details="true"/>
                <table:data-pilot-member table:name="11.37" table:display="true" table:show-details="true"/>
                <table:data-pilot-member table:name="11.83" table:display="true" table:show-details="true"/>
                <table:data-pilot-member table:name="16.08" table:display="true" table:show-details="true"/>
                <table:data-pilot-member table:name="16.15" table:display="true" table:show-details="true"/>
                <table:data-pilot-member table:name="16.22" table:display="true" table:show-details="true"/>
                <table:data-pilot-member table:name="16.82" table:display="true" table:show-details="true"/>
                <table:data-pilot-member table:name="16.88" table:display="true" table:show-details="true"/>
                <table:data-pilot-member table:name="16.95" table:display="true" table:show-details="true"/>
                <table:data-pilot-member table:name="21.91" table:display="true" table:show-details="true"/>
                <table:data-pilot-member table:name="22.55" table:display="true" table:show-details="true"/>
                <table:data-pilot-member table:name="22.59" table:display="true" table:show-details="true"/>
                <table:data-pilot-member table:name="23.24" table:display="true" table:show-details="true"/>
                <table:data-pilot-member table:name="24.01" table:display="true" table:show-details="true"/>
                <table:data-pilot-member table:name="26.16" table:display="true" table:show-details="true"/>
                <table:data-pilot-member table:name="27.23" table:display="true" table:show-details="true"/>
                <table:data-pilot-member table:name="28.09" table:display="true" table:show-details="true"/>
                <table:data-pilot-member table:name="28.81" table:display="true" table:show-details="true"/>
                <table:data-pilot-member table:name="29.90" table:display="true" table:show-details="true"/>
                <table:data-pilot-member table:name="30.04" table:display="true" table:show-details="true"/>
                <table:data-pilot-member table:name="30.59" table:display="true" table:show-details="true"/>
                <table:data-pilot-member table:name="35.09" table:display="true" table:show-details="true"/>
                <table:data-pilot-member table:name="35.48" table:display="true" table:show-details="true"/>
                <table:data-pilot-member table:name="38.00" table:display="true" table:show-details="true"/>
                <table:data-pilot-member table:name="38.12" table:display="true" table:show-details="true"/>
                <table:data-pilot-member table:name="38.24" table:display="true" table:show-details="true"/>
                <table:data-pilot-member table:name="38.57" table:display="true" table:show-details="true"/>
                <table:data-pilot-member table:name="39.01" table:display="true" table:show-details="true"/>
                <table:data-pilot-member table:name="39.07" table:display="true" table:show-details="true"/>
                <table:data-pilot-member table:name="39.13" table:display="true" table:show-details="true"/>
                <table:data-pilot-member table:name="45.09" table:display="true" table:show-details="true"/>
                <table:data-pilot-member table:name="46.06" table:display="true" table:show-details="true"/>
                <table:data-pilot-member table:name="46.94" table:display="true" table:show-details="true"/>
                <table:data-pilot-member table:name="53.82" table:display="true" table:show-details="true"/>
                <table:data-pilot-member table:name="55.26" table:display="true" table:show-details="true"/>
                <table:data-pilot-member table:name="63.49" table:display="true" table:show-details="true"/>
                <table:data-pilot-member table:name="66.11" table:display="true" table:show-details="true"/>
                <table:data-pilot-member table:name="75.10" table:display="true" table:show-details="true"/>
                <table:data-pilot-member table:name="101.61" table:display="true" table:show-details="true"/>
                <table:data-pilot-member table:name="111.14" table:display="true" table:show-details="true"/>
                <table:data-pilot-member table:name="126.55" table:display="true" table:show-details="true"/>
                <table:data-pilot-member table:name="137.33" table:display="true" table:show-details="true"/>
                <table:data-pilot-member table:name="137.86" table:display="true" table:show-details="true"/>
                <table:data-pilot-member table:name="140.33" table:display="true" table:show-details="true"/>
                <table:data-pilot-member table:name="143.97" table:display="true" table:show-details="true"/>
                <table:data-pilot-member table:name="153.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lume_ml" table:orientation="data" table:used-hierarchy="-1" table:function="sum">
            <table:data-pilot-level calcext:repeat-item-labels="false"/>
          </table:data-pilot-field>
          <table:data-pilot-field table:source-field-name="volume_ml" table:orientation="data" table:used-hierarchy="-1" table:function="average">
            <table:data-pilot-level calcext:repeat-item-labels="false"/>
          </table:data-pilot-field>
          <table:data-pilot-field table:source-field-name="volume_ml" table:orientation="data" table:used-hierarchy="-1" table:function="stdevp">
            <table:data-pilot-level calcext:repeat-item-labels="false"/>
          </table:data-pilot-field>
        </table:data-pilot-table>
        <table:data-pilot-table table:name="DataPilot3" table:application-data="" table:target-range-address="'data acquisition'.A3:'data acquisition'.B9" table:buttons="" table:show-filter-button="false" table:drill-down-on-double-click="false">
          <table:source-cell-range table:cell-range-address="'ensemble folds'.C20:'ensemble folds'.C3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umn C" table:orientation="row" table:used-hierarchy="0" table:function="auto">
            <table:data-pilot-level table:show-empty="false" calcext:repeat-item-labels="false">
              <table:data-pilot-members>
                <table:data-pilot-member table:name="5.00" table:display="true" table:show-details="true"/>
                <table:data-pilot-member table:name="6.00" table:display="true" table:show-details="true"/>
                <table:data-pilot-member table:name="7.00" table:display="true" table:show-details="true"/>
                <table:data-pilot-member table:name="8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C" table:orientation="data" table:used-hierarchy="-1" table:function="count">
            <table:data-pilot-level calcext:repeat-item-labels="false"/>
          </table:data-pilot-field>
        </table:data-pilot-table>
        <table:data-pilot-table table:name="DataPilot4" table:application-data="" table:target-range-address="'data acquisition'.A12:'data acquisition'.B18" table:buttons="" table:show-filter-button="false" table:drill-down-on-double-click="false">
          <table:source-cell-range table:cell-range-address="'ensemble folds'.D20:'ensemble folds'.D40"/>
          <table:data-pilot-field table:source-field-name="Column D" table:orientation="row" table:used-hierarchy="0" table:function="auto">
            <table:data-pilot-level table:show-empty="false" calcext:repeat-item-labels="false">
              <table:data-pilot-members>
                <table:data-pilot-member table:name="5.00" table:display="true" table:show-details="true"/>
                <table:data-pilot-member table:name="6.00" table:display="true" table:show-details="true"/>
                <table:data-pilot-member table:name="7.00" table:display="true" table:show-details="true"/>
                <table:data-pilot-member table:name="9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umn D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2">
      <number:number number:decimal-places="2" number:min-decimal-places="2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3" number:min-decimal-places="3" number:min-integer-digits="1" number:grouping="true"/>
    </number:number-style>
    <number:number-style style:name="N125">
      <number:number number:decimal-places="4" number:min-decimal-places="4" number:min-integer-digits="1" number:grouping="true"/>
    </number:number-style>
    <number:number-style style:name="N126">
      <number:number number:decimal-places="5" number:min-decimal-places="5" number:min-integer-digits="1" number:grouping="true"/>
    </number:number-style>
    <number:number-style style:name="N127">
      <number:number number:decimal-places="6" number:min-decimal-places="6" number:min-integer-digits="1" number:grouping="true"/>
    </number:number-style>
    <number:number-style style:name="N128">
      <number:number number:decimal-places="1" number:min-decimal-places="1" number:min-integer-digits="1" number:grouping="true"/>
    </number:number-style>
    <style:style style:name="Default" style:family="table-cell" style:data-style-name="N2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.00.0000</text:date>, <text:time style:data-style-name="N2" text:time-value="21:45:33.7327092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6:45:49.318789164</meta:creation-date>
    <dc:date>2025-01-05T21:46:16.191428440</dc:date>
    <meta:editing-duration>PT1H7M16S</meta:editing-duration>
    <meta:editing-cycles>12</meta:editing-cycles>
    <meta:generator>LibreOffice/24.2.7.2$Linux_X86_64 LibreOffice_project/420$Build-2</meta:generator>
    <meta:document-statistic meta:table-count="6" meta:cell-count="2387" meta:object-count="0"/>
  </office:meta>
</office:document-meta>
</file>